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8.5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46.54pt"/>
    </style:style>
    <style:style style:name="co4" style:family="table-column">
      <style:table-column-properties fo:break-before="auto" style:column-width="68.9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77.41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122.2pt"/>
    </style:style>
    <style:style style:name="co9" style:family="table-column">
      <style:table-column-properties fo:break-before="auto" style:column-width="87.45pt"/>
    </style:style>
    <style:style style:name="co10" style:family="table-column">
      <style:table-column-properties fo:break-before="auto" style:column-width="115.99pt"/>
    </style:style>
    <style:style style:name="co11" style:family="table-column">
      <style:table-column-properties fo:break-before="auto" style:column-width="98.25pt"/>
    </style:style>
    <style:style style:name="co12" style:family="table-column">
      <style:table-column-properties fo:break-before="auto" style:column-width="119.91pt"/>
    </style:style>
    <style:style style:name="co13" style:family="table-column">
      <style:table-column-properties fo:break-before="auto" style:column-width="80.5pt"/>
    </style:style>
    <style:style style:name="co14" style:family="table-column">
      <style:table-column-properties fo:break-before="auto" style:column-width="35.74pt"/>
    </style:style>
    <style:style style:name="co15" style:family="table-column">
      <style:table-column-properties fo:break-before="auto" style:column-width="118.35pt"/>
    </style:style>
    <style:style style:name="co16" style:family="table-column">
      <style:table-column-properties fo:break-before="auto" style:column-width="82.8pt"/>
    </style:style>
    <style:style style:name="co17" style:family="table-column">
      <style:table-column-properties fo:break-before="auto" style:column-width="51.96pt"/>
    </style:style>
    <style:style style:name="co18" style:family="table-column">
      <style:table-column-properties fo:break-before="auto" style:column-width="66.61pt"/>
    </style:style>
    <style:style style:name="co19" style:family="table-column">
      <style:table-column-properties fo:break-before="auto" style:column-width="7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ALLEN PHILLIP 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LLEN PHILLIP K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UM JAMES P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NNANTINE JAMES M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XTER JOHN C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Y FRANKLIN 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ZELIDES PHILIP J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CK SALLY 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CK SALLY W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DEN TIMOTHY 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LDEN TIMOTHY N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FER ROBE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LFER ROBER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BERIAN DAVID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RGSIEKER RICHARD P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HATNAGAR SANJ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ATNAGAR SANJAY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I PHILIPPE A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HMAN JEREMY M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KE JR. NORMAN P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OWEN JR RAYMOND M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OWN MICHAEL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CHANAN HAROLD G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TTS ROBERT H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UY RICHARD B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GER CHRISTOPHER F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TER REBECCA C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USEY RICHARD A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AN RONNI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RISTODOULOU DIOMED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72321" calcext:value-type="float">
            <text:p>1072321</text:p>
          </table:table-cell>
          <table:table-cell/>
        </table:table-row>
        <table:table-row table:style-name="ro1">
          <table:table-cell office:value-type="string" calcext:value-type="string">
            <text:p>CLINE KENNETH W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55037" calcext:value-type="float">
            <text:p>655037</text:p>
          </table:table-cell>
          <table:table-cell/>
        </table:table-row>
        <table:table-row table:style-name="ro1">
          <table:table-cell office:value-type="string" calcext:value-type="string">
            <text:p>COLWELL WESL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WELL WESLEY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1258" calcext:value-type="float">
            <text:p>1111258</text:p>
          </table:table-cell>
          <table:table-cell/>
        </table:table-row>
        <table:table-row table:style-name="ro1">
          <table:table-cell office:value-type="string" calcext:value-type="string">
            <text:p>CORDES WILLIAM 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ELAINEY DAVID W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60932" calcext:value-type="float">
            <text:p>1060932</text:p>
          </table:table-cell>
          <table:table-cell/>
        </table:table-row>
        <table:table-row table:style-name="ro1">
          <table:table-cell office:value-type="string" calcext:value-type="string">
            <text:p>COX DAV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IETRICH JANET 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305" calcext:value-type="float">
            <text:p>8305</text:p>
          </table:table-cell>
          <table:table-cell/>
        </table:table-row>
        <table:table-row table:style-name="ro1">
          <table:table-cell office:value-type="string" calcext:value-type="string">
            <text:p>CUMBERLAND MICHAEL 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EVERT MARK A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7315" calcext:value-type="float">
            <text:p>7315</text:p>
          </table:table-cell>
          <table:table-cell/>
        </table:table-row>
        <table:table-row table:style-name="ro1">
          <table:table-cell office:value-type="string" calcext:value-type="string">
            <text:p>DEFFNER JOSEPH 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NNON KEVIN P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259" calcext:value-type="float">
            <text:p>7259</text:p>
          </table:table-cell>
          <table:table-cell/>
        </table:table-row>
        <table:table-row table:style-name="ro1">
          <table:table-cell office:value-type="string" calcext:value-type="string">
            <text:p>DELAINEY DAVID 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RKO JOSEPH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149" calcext:value-type="float">
            <text:p>15149</text:p>
          </table:table-cell>
          <table:table-cell/>
        </table:table-row>
        <table:table-row table:style-name="ro1">
          <table:table-cell office:value-type="string" calcext:value-type="string">
            <text:p>DERRICK JR. JAMES V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MINSKI WINCENTY J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7991" calcext:value-type="float">
            <text:p>7991</text:p>
          </table:table-cell>
          <table:table-cell/>
        </table:table-row>
        <table:table-row table:style-name="ro1">
          <table:table-cell office:value-type="string" calcext:value-type="string">
            <text:p>DETMERING TIMOTHY J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EAN STEVEN J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754" calcext:value-type="float">
            <text:p>12754</text:p>
          </table:table-cell>
          <table:table-cell/>
        </table:table-row>
        <table:table-row table:style-name="ro1">
          <table:table-cell office:value-type="string" calcext:value-type="string">
            <text:p>DIETRICH JANET 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TCHEN LOUIS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426990" calcext:value-type="float">
            <text:p>6426990</text:p>
          </table:table-cell>
          <table:table-cell/>
        </table:table-row>
        <table:table-row table:style-name="ro1">
          <table:table-cell office:value-type="string" calcext:value-type="string">
            <text:p>DIMICHELE RICHARD 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VORATO JOHN J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03559793" calcext:value-type="float">
            <text:p>103559793</text:p>
          </table:table-cell>
          <table:table-cell/>
        </table:table-row>
        <table:table-row table:style-name="ro1">
          <table:table-cell office:value-type="string" calcext:value-type="string">
            <text:p>DODSON KEIT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AY KENNETH L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34348384" calcext:value-type="float">
            <text:p>34348384</text:p>
          </table:table-cell>
          <table:table-cell/>
        </table:table-row>
        <table:table-row table:style-name="ro1">
          <table:table-cell office:value-type="string" calcext:value-type="string">
            <text:p>DONAHUE JR JEFFREY M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TIN AMANDA 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794175" calcext:value-type="float">
            <text:p>19794175</text:p>
          </table:table-cell>
          <table:table-cell/>
        </table:table-row>
        <table:table-row table:style-name="ro1">
          <table:table-cell office:value-type="string" calcext:value-type="string">
            <text:p>DUNCAN JOHN 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CCLELLAN GEORG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250000" calcext:value-type="float">
            <text:p>19250000</text:p>
          </table:table-cell>
          <table:table-cell/>
        </table:table-row>
        <table:table-row table:style-name="ro1">
          <table:table-cell office:value-type="string" calcext:value-type="string">
            <text:p>DURAN WILLIAM 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I LOU L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766064" calcext:value-type="float">
            <text:p>30766064</text:p>
          </table:table-cell>
          <table:table-cell/>
        </table:table-row>
        <table:table-row table:style-name="ro1">
          <table:table-cell office:value-type="string" calcext:value-type="string">
            <text:p>ECHOLS JOHN 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CKERING MARK 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364167" calcext:value-type="float">
            <text:p>15364167</text:p>
          </table:table-cell>
          <table:table-cell/>
        </table:table-row>
        <table:table-row table:style-name="ro1">
          <table:table-cell office:value-type="string" calcext:value-type="string">
            <text:p>ELLIOTT STEVE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ICE KENNETH D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8000000" calcext:value-type="float">
            <text:p>8000000</text:p>
          </table:table-cell>
          <table:table-cell/>
        </table:table-row>
        <table:table-row table:style-name="ro1">
          <table:table-cell office:value-type="string" calcext:value-type="string">
            <text:p>FALLON JAMES B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NKMAN JEFFREY 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600000" calcext:value-type="float">
            <text:p>5600000</text:p>
          </table:table-cell>
          <table:table-cell/>
        </table:table-row>
        <table:table-row table:style-name="ro1">
          <table:table-cell office:value-type="string" calcext:value-type="string">
            <text:p>FASTOW ANDREW 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APIRO RICHARD S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000000" calcext:value-type="float">
            <text:p>7000000</text:p>
          </table:table-cell>
          <table:table-cell/>
        </table:table-row>
        <table:table-row table:style-name="ro1">
          <table:table-cell office:value-type="string" calcext:value-type="string">
            <text:p>FITZGERALD JAY 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LLING JEFFREY K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249999" calcext:value-type="float">
            <text:p>5249999</text:p>
          </table:table-cell>
          <table:table-cell/>
        </table:table-row>
        <table:table-row table:style-name="ro1">
          <table:table-cell office:value-type="string" calcext:value-type="string">
            <text:p>FOWLER PEGG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RQUHART JOHN 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175000" calcext:value-type="float">
            <text:p>4175000</text:p>
          </table:table-cell>
          <table:table-cell/>
        </table:table-row>
        <table:table-row table:style-name="ro1">
          <table:table-cell office:value-type="string" calcext:value-type="string">
            <text:p>FOY JO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WHALLEY LAWRENCE G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761694" calcext:value-type="float">
            <text:p>14761694</text:p>
          </table:table-cell>
          <table:table-cell/>
        </table:table-row>
        <table:table-row table:style-name="ro1">
          <table:table-cell office:value-type="string" calcext:value-type="string">
            <text:p>FREVERT MARK 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ITE JR THOMAS 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843672" calcext:value-type="float">
            <text:p>6843672</text:p>
          </table:table-cell>
          <table:table-cell/>
        </table:table-row>
        <table:table-row table:style-name="ro1">
          <table:table-cell office:value-type="string" calcext:value-type="string">
            <text:p>FUGH JOHN 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847074" calcext:value-type="float">
            <text:p>13847074</text:p>
          </table:table-cell>
          <table:table-cell/>
        </table:table-row>
        <table:table-row table:style-name="ro1">
          <table:table-cell office:value-type="string" calcext:value-type="string">
            <text:p>GAHN ROBERT 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453763" calcext:value-type="float">
            <text:p>8453763</text:p>
          </table:table-cell>
          <table:table-cell/>
        </table:table-row>
        <table:table-row table:style-name="ro1">
          <table:table-cell office:value-type="string" calcext:value-type="string">
            <text:p>GARLAND C KEVI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69" calcext:value-type="float">
            <text:p>3669</text:p>
          </table:table-cell>
          <table:table-cell/>
        </table:table-row>
        <table:table-row table:style-name="ro1">
          <table:table-cell office:value-type="string" calcext:value-type="string">
            <text:p>GATHMANN WILLIAM 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962" calcext:value-type="float">
            <text:p>3962</text:p>
          </table:table-cell>
          <table:table-cell/>
        </table:table-row>
        <table:table-row table:style-name="ro1">
          <table:table-cell office:value-type="string" calcext:value-type="string">
            <text:p>GIBBS DANA 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527" calcext:value-type="float">
            <text:p>4527</text:p>
          </table:table-cell>
          <table:table-cell/>
        </table:table-row>
        <table:table-row table:style-name="ro1">
          <table:table-cell office:value-type="string" calcext:value-type="string">
            <text:p>GILLIS JOHN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920" calcext:value-type="float">
            <text:p>3920</text:p>
          </table:table-cell>
          <table:table-cell/>
        </table:table-row>
        <table:table-row table:style-name="ro1">
          <table:table-cell office:value-type="string" calcext:value-type="string">
            <text:p>GLISAN JR BEN F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521" calcext:value-type="float">
            <text:p>5521</text:p>
          </table:table-cell>
          <table:table-cell/>
        </table:table-row>
        <table:table-row table:style-name="ro1">
          <table:table-cell office:value-type="string" calcext:value-type="string">
            <text:p>GOLD JOSEPH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39" calcext:value-type="float">
            <text:p>3639</text:p>
          </table:table-cell>
          <table:table-cell/>
        </table:table-row>
        <table:table-row table:style-name="ro1">
          <table:table-cell office:value-type="string" calcext:value-type="string">
            <text:p>GRAMM WENDY 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456290" calcext:value-type="float">
            <text:p>15456290</text:p>
          </table:table-cell>
          <table:table-cell/>
        </table:table-row>
        <table:table-row table:style-name="ro1">
          <table:table-cell office:value-type="string" calcext:value-type="string">
            <text:p>GRAY RODNEY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9110078" calcext:value-type="float">
            <text:p>49110078</text:p>
          </table:table-cell>
          <table:table-cell/>
        </table:table-row>
        <table:table-row table:style-name="ro1">
          <table:table-cell office:value-type="string" calcext:value-type="string">
            <text:p>HAEDICKE MARK 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2542539" calcext:value-type="float">
            <text:p>22542539</text:p>
          </table:table-cell>
          <table:table-cell/>
        </table:table-row>
        <table:table-row table:style-name="ro1">
          <table:table-cell office:value-type="string" calcext:value-type="string">
            <text:p>HANNON KEVIN P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6093672" calcext:value-type="float">
            <text:p>26093672</text:p>
          </table:table-cell>
          <table:table-cell/>
        </table:table-row>
        <table:table-row table:style-name="ro1">
          <table:table-cell office:value-type="string" calcext:value-type="string">
            <text:p>HAUG DAVID 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766064" calcext:value-type="float">
            <text:p>30766064</text:p>
          </table:table-cell>
          <table:table-cell/>
        </table:table-row>
        <table:table-row table:style-name="ro1">
          <table:table-cell office:value-type="string" calcext:value-type="string">
            <text:p>HAYES ROBERT 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3817930" calcext:value-type="float">
            <text:p>23817930</text:p>
          </table:table-cell>
          <table:table-cell/>
        </table:table-row>
        <table:table-row table:style-name="ro1">
          <table:table-cell office:value-type="string" calcext:value-type="string">
            <text:p>HAYSLETT RODERICK J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28656" calcext:value-type="float">
            <text:p>228656</text:p>
          </table:table-cell>
          <table:table-cell/>
        </table:table-row>
        <table:table-row table:style-name="ro1">
          <table:table-cell office:value-type="string" calcext:value-type="string">
            <text:p>HERMANN ROBERT J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8979" calcext:value-type="float">
            <text:p>178979</text:p>
          </table:table-cell>
          <table:table-cell/>
        </table:table-row>
        <table:table-row table:style-name="ro1">
          <table:table-cell office:value-type="string" calcext:value-type="string">
            <text:p>HICKERSON GARY J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28763" calcext:value-type="float">
            <text:p>228763</text:p>
          </table:table-cell>
          <table:table-cell/>
        </table:table-row>
        <table:table-row table:style-name="ro1">
          <table:table-cell office:value-type="string" calcext:value-type="string">
            <text:p>HIRKO JOSEPH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343" calcext:value-type="float">
            <text:p>4343</text:p>
          </table:table-cell>
          <table:table-cell/>
        </table:table-row>
        <table:table-row table:style-name="ro1">
          <table:table-cell office:value-type="string" calcext:value-type="string">
            <text:p>HORTON STANLEY C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368" calcext:value-type="float">
            <text:p>14368</text:p>
          </table:table-cell>
          <table:table-cell/>
        </table:table-row>
        <table:table-row table:style-name="ro1">
          <table:table-cell office:value-type="string" calcext:value-type="string">
            <text:p>HUGHES JAMES 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759" calcext:value-type="float">
            <text:p>6759</text:p>
          </table:table-cell>
          <table:table-cell/>
        </table:table-row>
        <table:table-row table:style-name="ro1">
          <table:table-cell office:value-type="string" calcext:value-type="string">
            <text:p>HUMPHREY GENE 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359729" calcext:value-type="float">
            <text:p>10359729</text:p>
          </table:table-cell>
          <table:table-cell/>
        </table:table-row>
        <table:table-row table:style-name="ro1">
          <table:table-cell office:value-type="string" calcext:value-type="string">
            <text:p>IZZO LAWRENCE 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427621" calcext:value-type="float">
            <text:p>7427621</text:p>
          </table:table-cell>
          <table:table-cell/>
        </table:table-row>
        <table:table-row table:style-name="ro1">
          <table:table-cell office:value-type="string" calcext:value-type="string">
            <text:p>JACKSON CHARLENE R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86" calcext:value-type="float">
            <text:p>386</text:p>
          </table:table-cell>
          <table:table-cell/>
        </table:table-row>
        <table:table-row table:style-name="ro1">
          <table:table-cell office:value-type="string" calcext:value-type="string">
            <text:p>JAEDICKE ROBERT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11" calcext:value-type="float">
            <text:p>411</text:p>
          </table:table-cell>
          <table:table-cell/>
        </table:table-row>
        <table:table-row table:style-name="ro1">
          <table:table-cell office:value-type="string" calcext:value-type="string">
            <text:p>KAMINSKI WINCENTY J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609" calcext:value-type="float">
            <text:p>609</text:p>
          </table:table-cell>
          <table:table-cell/>
        </table:table-row>
        <table:table-row table:style-name="ro1">
          <table:table-cell office:value-type="string" calcext:value-type="string">
            <text:p>KEAN STEVEN J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87" calcext:value-type="float">
            <text:p>387</text:p>
          </table:table-cell>
          <table:table-cell/>
        </table:table-row>
        <table:table-row table:style-name="ro1">
          <table:table-cell office:value-type="string" calcext:value-type="string">
            <text:p>KISHKILL JOSEPH G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285" calcext:value-type="float">
            <text:p>3285</text:p>
          </table:table-cell>
          <table:table-cell/>
        </table:table-row>
        <table:table-row table:style-name="ro1">
          <table:table-cell office:value-type="string" calcext:value-type="string">
            <text:p>KITCHEN LOUIS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3117011" calcext:value-type="float">
            <text:p>-3117011</text:p>
          </table:table-cell>
          <table:table-cell/>
        </table:table-row>
        <table:table-row table:style-name="ro1">
          <table:table-cell office:value-type="string" calcext:value-type="string">
            <text:p>KOENIG MARK 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504386" calcext:value-type="float">
            <text:p>-3504386</text:p>
          </table:table-cell>
          <table:table-cell/>
        </table:table-row>
        <table:table-row table:style-name="ro1">
          <table:table-cell office:value-type="string" calcext:value-type="string">
            <text:p>KOPPER MICHAEL J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3367011" calcext:value-type="float">
            <text:p>-3367011</text:p>
          </table:table-cell>
          <table:table-cell/>
        </table:table-row>
        <table:table-row table:style-name="ro1">
          <table:table-cell office:value-type="string" calcext:value-type="string">
            <text:p>LAVORATO JOHN J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-3081055" calcext:value-type="float">
            <text:p>-3081055</text:p>
          </table:table-cell>
          <table:table-cell/>
        </table:table-row>
        <table:table-row table:style-name="ro1">
          <table:table-cell office:value-type="string" calcext:value-type="string">
            <text:p>LAY KENNETH L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145434" calcext:value-type="float">
            <text:p>5145434</text:p>
          </table:table-cell>
          <table:table-cell/>
        </table:table-row>
        <table:table-row table:style-name="ro1">
          <table:table-cell office:value-type="string" calcext:value-type="string">
            <text:p>LEFF DANIEL 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600000" calcext:value-type="float">
            <text:p>3600000</text:p>
          </table:table-cell>
          <table:table-cell/>
        </table:table-row>
        <table:table-row table:style-name="ro1">
          <table:table-cell office:value-type="string" calcext:value-type="string">
            <text:p>LEMAISTRE CHARLES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LEWIS RICHAR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LINDHOLM TOD 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28" calcext:value-type="float">
            <text:p>528</text:p>
          </table:table-cell>
          <table:table-cell/>
        </table:table-row>
        <table:table-row table:style-name="ro1">
          <table:table-cell office:value-type="string" calcext:value-type="string">
            <text:p>LOCKHART EUGENE 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/>
        </table:table-row>
        <table:table-row table:style-name="ro1">
          <table:table-cell office:value-type="string" calcext:value-type="string">
            <text:p>LOWRY CHARLES P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string" calcext:value-type="string">
            <text:p>MARTIN AMANDA K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COUNT([.F25:.F86]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CCARTY DANNY J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CLELLAN GEORG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CONNELL MICHAEL 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DONALD REBECCA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MAHON JEFFREY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NDELSOHN JOH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TTS MAR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YER JEROME J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EYER ROCKFORD G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AN MICHAEL P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RDAUNT KRISTINA M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LER MARK 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RRAY JULIA H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LES JAMES L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SON CINDY 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VERDYKE JR JERE C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I LOU 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REIRA PAULO V. FERRAZ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CKERING MARK 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PER GREGORY F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RO JIM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WERS WILLIAM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ENTICE JAME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DMOND BRIAN L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YNOLDS LAWRENC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CE KENNETH 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EKER PAULA H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VAGE FRAN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RIMSHAW MATTHEW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NKMAN JEFFREY 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PIRO RICHARD S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RP VICTORIA 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LBY REX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RICK JEFFREY B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ERRIFF JOHN R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KILLING JEFFREY K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BLER FRAN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LLIVAN-SHAKLOVITZ COLLEE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NDE MARTI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AYLOR MITCHELL 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E TRAVEL AGENCY IN THE PAR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HORN TERENCE H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ILNEY ELIZABETH A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MANOFF ADAM 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URQUHART JOHN 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KEHAM JOH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LS JR ROBERT H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LTERS GARETH W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SAFF GEORG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FAHL RICHARD 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LEY DAVID A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ALLEY LAWRENCE G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ITE JR THOMAS 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NOKUR JR. HERBERT S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DRASKA JOH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ROBEL BRUCE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AGER F SCOTT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YEAP SOON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</table:table>
      <table:table table:name="Sheet2" table:style-name="ta1">
        <table:table-column table:style-name="co2" table:number-columns-repeated="20" table:default-cell-style-name="Default"/>
        <table:table-row table:style-name="ro1">
          <table:table-cell table:number-columns-repeated="4"/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outlier max</text:p>
          </table:table-cell>
          <table:table-cell office:value-type="string" calcext:value-type="string">
            <text:p>outlier min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alary</text:p>
          </table:table-cell>
          <table:table-cell/>
          <table:table-cell table:formula="of:=IF([.E2]=[.E23];1;0)" office:value-type="float" office:value="1" calcext:value-type="float">
            <text:p>1</text:p>
          </table:table-cell>
          <table:table-cell table:formula="of:=IF([.F2]=[.F23];1;0)" office:value-type="float" office:value="1" calcext:value-type="float">
            <text:p>1</text:p>
          </table:table-cell>
          <table:table-cell office:value-type="float" office:value="176186.409359559" calcext:value-type="float">
            <text:p>176186.409359559</text:p>
          </table:table-cell>
          <table:table-cell office:value-type="float" office:value="284087.542553191" calcext:value-type="float">
            <text:p>284087.542553191</text:p>
          </table:table-cell>
          <table:table-cell table:formula="of:=[.F2]+2*[.E2]" office:value-type="float" office:value="636460.36127231" calcext:value-type="float">
            <text:p>636460.36127231</text:p>
          </table:table-cell>
          <table:table-cell table:formula="of:=[.F2]-2*[.E2]" office:value-type="float" office:value="-68285.2761659268" calcext:value-type="float">
            <text:p>-68285.2761659268</text:p>
          </table:table-cell>
          <table:table-cell office:value-type="float" office:value="1072321" calcext:value-type="float">
            <text:p>1072321</text:p>
          </table:table-cell>
          <table:table-cell office:value-type="float" office:value="655037" calcext:value-type="float">
            <text:p>655037</text:p>
          </table:table-cell>
          <table:table-cell office:value-type="float" office:value="1111258" calcext:value-type="float">
            <text:p>1111258</text:p>
          </table:table-cell>
          <table:table-cell office:value-type="float" office:value="1060932" calcext:value-type="float">
            <text:p>1060932</text:p>
          </table:table-cell>
          <table:table-cell table:number-columns-repeated="2"/>
          <table:table-cell table:formula="of:=IF(OR([.I2]&lt;[.$H2]; [.I2]&gt;[.$G2]);1;0)" office:value-type="float" office:value="1" calcext:value-type="float">
            <text:p>1</text:p>
          </table:table-cell>
          <table:table-cell table:formula="of:=IF(OR([.J2]&lt;[.$H2]; [.J2]&gt;[.$G2]);1;0)" office:value-type="float" office:value="1" calcext:value-type="float">
            <text:p>1</text:p>
          </table:table-cell>
          <table:table-cell table:formula="of:=IF(OR([.K2]&lt;[.$H2]; [.K2]&gt;[.$G2]);1;0)" office:value-type="float" office:value="1" calcext:value-type="float">
            <text:p>1</text:p>
          </table:table-cell>
          <table:table-cell table:formula="of:=IF(OR([.L2]&lt;[.$H2]; [.L2]&gt;[.$G2]);1;0)" office:value-type="float" office:value="1" calcext:value-type="float">
            <text:p>1</text:p>
          </table:table-cell>
          <table:table-cell table:formula="of:=IF(OR([.M2]&lt;[.$H2]; [.M2]&gt;[.$G2]);1;0)" office:value-type="float" office:value="0" calcext:value-type="float">
            <text:p>0</text:p>
          </table:table-cell>
          <table:table-cell table:formula="of:=IF(OR([.N2]&lt;[.$H2]; [.N2]&gt;[.$G2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_messages</text:p>
          </table:table-cell>
          <table:table-cell/>
          <table:table-cell table:formula="of:=IF([.E3]=[.E24];1;0)" office:value-type="float" office:value="1" calcext:value-type="float">
            <text:p>1</text:p>
          </table:table-cell>
          <table:table-cell table:formula="of:=IF([.F3]=[.F24];1;0)" office:value-type="float" office:value="1" calcext:value-type="float">
            <text:p>1</text:p>
          </table:table-cell>
          <table:table-cell office:value-type="float" office:value="2567.64137158758" calcext:value-type="float">
            <text:p>2567.6413715876</text:p>
          </table:table-cell>
          <table:table-cell office:value-type="float" office:value="2073.86046511628" calcext:value-type="float">
            <text:p>2073.8604651163</text:p>
          </table:table-cell>
          <table:table-cell table:formula="of:=[.F3]+2*[.E3]" office:value-type="float" office:value="7209.14320829144" calcext:value-type="float">
            <text:p>7209.1432082915</text:p>
          </table:table-cell>
          <table:table-cell table:formula="of:=[.F3]-2*[.E3]" office:value-type="float" office:value="-3061.42227805888" calcext:value-type="float">
            <text:p>-3061.4222780589</text:p>
          </table:table-cell>
          <table:table-cell office:value-type="float" office:value="8305" calcext:value-type="float">
            <text:p>8305</text:p>
          </table:table-cell>
          <table:table-cell office:value-type="float" office:value="7315" calcext:value-type="float">
            <text:p>7315</text:p>
          </table:table-cell>
          <table:table-cell office:value-type="float" office:value="7259" calcext:value-type="float">
            <text:p>7259</text:p>
          </table:table-cell>
          <table:table-cell office:value-type="float" office:value="15149" calcext:value-type="float">
            <text:p>15149</text:p>
          </table:table-cell>
          <table:table-cell office:value-type="float" office:value="7991" calcext:value-type="float">
            <text:p>7991</text:p>
          </table:table-cell>
          <table:table-cell office:value-type="float" office:value="12754" calcext:value-type="float">
            <text:p>12754</text:p>
          </table:table-cell>
          <table:table-cell table:formula="of:=IF(OR([.I3]&lt;[.$H3]; [.I3]&gt;[.$G3]);1;0)" office:value-type="float" office:value="1" calcext:value-type="float">
            <text:p>1</text:p>
          </table:table-cell>
          <table:table-cell table:formula="of:=IF(OR([.J3]&lt;[.$H3]; [.J3]&gt;[.$G3]);1;0)" office:value-type="float" office:value="1" calcext:value-type="float">
            <text:p>1</text:p>
          </table:table-cell>
          <table:table-cell table:formula="of:=IF(OR([.K3]&lt;[.$H3]; [.K3]&gt;[.$G3]);1;0)" office:value-type="float" office:value="1" calcext:value-type="float">
            <text:p>1</text:p>
          </table:table-cell>
          <table:table-cell table:formula="of:=IF(OR([.L3]&lt;[.$H3]; [.L3]&gt;[.$G3]);1;0)" office:value-type="float" office:value="1" calcext:value-type="float">
            <text:p>1</text:p>
          </table:table-cell>
          <table:table-cell table:formula="of:=IF(OR([.M3]&lt;[.$H3]; [.M3]&gt;[.$G3]);1;0)" office:value-type="float" office:value="1" calcext:value-type="float">
            <text:p>1</text:p>
          </table:table-cell>
          <table:table-cell table:formula="of:=IF(OR([.N3]&lt;[.$H3]; [.N3]&gt;[.$G3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ferral_payments</text:p>
          </table:table-cell>
          <table:table-cell/>
          <table:table-cell table:formula="of:=IF([.E4]=[.E25];1;0)" office:value-type="float" office:value="1" calcext:value-type="float">
            <text:p>1</text:p>
          </table:table-cell>
          <table:table-cell table:formula="of:=IF([.F4]=[.F25];1;0)" office:value-type="float" office:value="1" calcext:value-type="float">
            <text:p>1</text:p>
          </table:table-cell>
          <table:table-cell office:value-type="float" office:value="1272244.75127996" calcext:value-type="float">
            <text:p>1272244.75127996</text:p>
          </table:table-cell>
          <table:table-cell office:value-type="float" office:value="841602.52631579" calcext:value-type="float">
            <text:p>841602.52631579</text:p>
          </table:table-cell>
          <table:table-cell table:formula="of:=[.F4]+2*[.E4]" office:value-type="float" office:value="3386092.02887571" calcext:value-type="float">
            <text:p>3386092.02887571</text:p>
          </table:table-cell>
          <table:table-cell table:formula="of:=[.F4]-2*[.E4]" office:value-type="float" office:value="-1702886.97624413" calcext:value-type="float">
            <text:p>-1702886.97624413</text:p>
          </table:table-cell>
          <table:table-cell office:value-type="float" office:value="6426990" calcext:value-type="float">
            <text:p>6426990</text:p>
          </table:table-cell>
          <table:table-cell office:value-type="float" office:value="7259" calcext:value-type="float">
            <text:p>7259</text:p>
          </table:table-cell>
          <table:table-cell office:value-type="float" office:value="15149" calcext:value-type="float">
            <text:p>15149</text:p>
          </table:table-cell>
          <table:table-cell office:value-type="float" office:value="7991" calcext:value-type="float">
            <text:p>7991</text:p>
          </table:table-cell>
          <table:table-cell office:value-type="float" office:value="12754" calcext:value-type="float">
            <text:p>12754</text:p>
          </table:table-cell>
          <table:table-cell/>
          <table:table-cell table:formula="of:=IF(OR([.I4]&lt;[.$H4]; [.I4]&gt;[.$G4]);1;0)" office:value-type="float" office:value="1" calcext:value-type="float">
            <text:p>1</text:p>
          </table:table-cell>
          <table:table-cell table:formula="of:=IF(OR([.J4]&lt;[.$H4]; [.J4]&gt;[.$G4]);1;0)" office:value-type="float" office:value="0" calcext:value-type="float">
            <text:p>0</text:p>
          </table:table-cell>
          <table:table-cell table:formula="of:=IF(OR([.K4]&lt;[.$H4]; [.K4]&gt;[.$G4]);1;0)" office:value-type="float" office:value="0" calcext:value-type="float">
            <text:p>0</text:p>
          </table:table-cell>
          <table:table-cell table:formula="of:=IF(OR([.L4]&lt;[.$H4]; [.L4]&gt;[.$G4]);1;0)" office:value-type="float" office:value="0" calcext:value-type="float">
            <text:p>0</text:p>
          </table:table-cell>
          <table:table-cell table:formula="of:=IF(OR([.M4]&lt;[.$H4]; [.M4]&gt;[.$G4]);1;0)" office:value-type="float" office:value="0" calcext:value-type="float">
            <text:p>0</text:p>
          </table:table-cell>
          <table:table-cell table:formula="of:=IF(OR([.N4]&lt;[.$H4]; [.N4]&gt;[.$G4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_payments</text:p>
          </table:table-cell>
          <table:table-cell/>
          <table:table-cell table:formula="of:=IF([.E5]=[.E26];1;0)" office:value-type="float" office:value="1" calcext:value-type="float">
            <text:p>1</text:p>
          </table:table-cell>
          <table:table-cell table:formula="of:=IF([.F5]=[.F26];1;0)" office:value-type="float" office:value="1" calcext:value-type="float">
            <text:p>1</text:p>
          </table:table-cell>
          <table:table-cell office:value-type="float" office:value="9449769.59737137" calcext:value-type="float">
            <text:p>9449769.59737137</text:p>
          </table:table-cell>
          <table:table-cell office:value-type="float" office:value="2623421.17741935" calcext:value-type="float">
            <text:p>2623421.17741935</text:p>
          </table:table-cell>
          <table:table-cell table:formula="of:=[.F5]+2*[.E5]" office:value-type="float" office:value="21522960.3721621" calcext:value-type="float">
            <text:p>21522960.3721621</text:p>
          </table:table-cell>
          <table:table-cell table:formula="of:=[.F5]-2*[.E5]" office:value-type="float" office:value="-16276118.0173234" calcext:value-type="float">
            <text:p>-16276118.0173234</text:p>
          </table:table-cell>
          <table:table-cell office:value-type="float" office:value="103559793" calcext:value-type="float">
            <text:p>103559793</text:p>
          </table:table-cell>
          <table:table-cell table:number-columns-repeated="5"/>
          <table:table-cell table:formula="of:=IF(OR([.I5]&lt;[.$H5]; [.I5]&gt;[.$G5]);1;0)" office:value-type="float" office:value="1" calcext:value-type="float">
            <text:p>1</text:p>
          </table:table-cell>
          <table:table-cell table:formula="of:=IF(OR([.J5]&lt;[.$H5]; [.J5]&gt;[.$G5]);1;0)" office:value-type="float" office:value="0" calcext:value-type="float">
            <text:p>0</text:p>
          </table:table-cell>
          <table:table-cell table:formula="of:=IF(OR([.K5]&lt;[.$H5]; [.K5]&gt;[.$G5]);1;0)" office:value-type="float" office:value="0" calcext:value-type="float">
            <text:p>0</text:p>
          </table:table-cell>
          <table:table-cell table:formula="of:=IF(OR([.L5]&lt;[.$H5]; [.L5]&gt;[.$G5]);1;0)" office:value-type="float" office:value="0" calcext:value-type="float">
            <text:p>0</text:p>
          </table:table-cell>
          <table:table-cell table:formula="of:=IF(OR([.M5]&lt;[.$H5]; [.M5]&gt;[.$G5]);1;0)" office:value-type="float" office:value="0" calcext:value-type="float">
            <text:p>0</text:p>
          </table:table-cell>
          <table:table-cell table:formula="of:=IF(OR([.N5]&lt;[.$H5]; [.N5]&gt;[.$G5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an_advances</text:p>
          </table:table-cell>
          <table:table-cell/>
          <table:table-cell table:formula="of:=IF([.E6]=[.E27];1;0)" office:value-type="float" office:value="1" calcext:value-type="float">
            <text:p>1</text:p>
          </table:table-cell>
          <table:table-cell table:formula="of:=IF([.F6]=[.F27];1;0)" office:value-type="float" office:value="1" calcext:value-type="float">
            <text:p>1</text:p>
          </table:table-cell>
          <table:table-cell office:value-type="float" office:value="37871201.6797284" calcext:value-type="float">
            <text:p>37871201.6797284</text:p>
          </table:table-cell>
          <table:table-cell office:value-type="float" office:value="27975000" calcext:value-type="float">
            <text:p>27975000</text:p>
          </table:table-cell>
          <table:table-cell table:formula="of:=[.F6]+2*[.E6]" office:value-type="float" office:value="103717403.359457" calcext:value-type="float">
            <text:p>103717403.359457</text:p>
          </table:table-cell>
          <table:table-cell table:formula="of:=[.F6]-2*[.E6]" office:value-type="float" office:value="-47767403.3594569" calcext:value-type="float">
            <text:p>-47767403.3594569</text:p>
          </table:table-cell>
          <table:table-cell table:number-columns-repeated="6"/>
          <table:table-cell table:formula="of:=IF(OR([.I6]&lt;[.$H6]; [.I6]&gt;[.$G6]);1;0)" office:value-type="float" office:value="0" calcext:value-type="float">
            <text:p>0</text:p>
          </table:table-cell>
          <table:table-cell table:formula="of:=IF(OR([.J6]&lt;[.$H6]; [.J6]&gt;[.$G6]);1;0)" office:value-type="float" office:value="0" calcext:value-type="float">
            <text:p>0</text:p>
          </table:table-cell>
          <table:table-cell table:formula="of:=IF(OR([.K6]&lt;[.$H6]; [.K6]&gt;[.$G6]);1;0)" office:value-type="float" office:value="0" calcext:value-type="float">
            <text:p>0</text:p>
          </table:table-cell>
          <table:table-cell table:formula="of:=IF(OR([.L6]&lt;[.$H6]; [.L6]&gt;[.$G6]);1;0)" office:value-type="float" office:value="0" calcext:value-type="float">
            <text:p>0</text:p>
          </table:table-cell>
          <table:table-cell table:formula="of:=IF(OR([.M6]&lt;[.$H6]; [.M6]&gt;[.$G6]);1;0)" office:value-type="float" office:value="0" calcext:value-type="float">
            <text:p>0</text:p>
          </table:table-cell>
          <table:table-cell table:formula="of:=IF(OR([.N6]&lt;[.$H6]; [.N6]&gt;[.$G6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nus</text:p>
          </table:table-cell>
          <table:table-cell/>
          <table:table-cell table:formula="of:=IF([.E7]=[.E28];1;0)" office:value-type="float" office:value="1" calcext:value-type="float">
            <text:p>1</text:p>
          </table:table-cell>
          <table:table-cell table:formula="of:=IF([.F7]=[.F28];1;0)" office:value-type="float" office:value="1" calcext:value-type="float">
            <text:p>1</text:p>
          </table:table-cell>
          <table:table-cell office:value-type="float" office:value="1432752.54483091" calcext:value-type="float">
            <text:p>1432752.54483091</text:p>
          </table:table-cell>
          <table:table-cell office:value-type="float" office:value="1201773.07407407" calcext:value-type="float">
            <text:p>1201773.07407407</text:p>
          </table:table-cell>
          <table:table-cell table:formula="of:=[.F7]+2*[.E7]" office:value-type="float" office:value="4067278.1637359" calcext:value-type="float">
            <text:p>4067278.1637359</text:p>
          </table:table-cell>
          <table:table-cell table:formula="of:=[.F7]-2*[.E7]" office:value-type="float" office:value="-1663732.01558775" calcext:value-type="float">
            <text:p>-1663732.01558775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5600000" calcext:value-type="float">
            <text:p>56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5249999" calcext:value-type="float">
            <text:p>5249999</text:p>
          </table:table-cell>
          <table:table-cell office:value-type="float" office:value="4175000" calcext:value-type="float">
            <text:p>4175000</text:p>
          </table:table-cell>
          <table:table-cell/>
          <table:table-cell table:formula="of:=IF(OR([.I7]&lt;[.$H7]; [.I7]&gt;[.$G7]);1;0)" office:value-type="float" office:value="1" calcext:value-type="float">
            <text:p>1</text:p>
          </table:table-cell>
          <table:table-cell table:formula="of:=IF(OR([.J7]&lt;[.$H7]; [.J7]&gt;[.$G7]);1;0)" office:value-type="float" office:value="1" calcext:value-type="float">
            <text:p>1</text:p>
          </table:table-cell>
          <table:table-cell table:formula="of:=IF(OR([.K7]&lt;[.$H7]; [.K7]&gt;[.$G7]);1;0)" office:value-type="float" office:value="1" calcext:value-type="float">
            <text:p>1</text:p>
          </table:table-cell>
          <table:table-cell table:formula="of:=IF(OR([.L7]&lt;[.$H7]; [.L7]&gt;[.$G7]);1;0)" office:value-type="float" office:value="1" calcext:value-type="float">
            <text:p>1</text:p>
          </table:table-cell>
          <table:table-cell table:formula="of:=IF(OR([.M7]&lt;[.$H7]; [.M7]&gt;[.$G7]);1;0)" office:value-type="float" office:value="1" calcext:value-type="float">
            <text:p>1</text:p>
          </table:table-cell>
          <table:table-cell table:formula="of:=IF(OR([.N7]&lt;[.$H7]; [.N7]&gt;[.$G7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tricted_stock_deferred</text:p>
          </table:table-cell>
          <table:table-cell/>
          <table:table-cell table:formula="of:=IF([.E8]=[.E29];1;0)" office:value-type="float" office:value="1" calcext:value-type="float">
            <text:p>1</text:p>
          </table:table-cell>
          <table:table-cell table:formula="of:=IF([.F8]=[.F29];1;0)" office:value-type="float" office:value="1" calcext:value-type="float">
            <text:p>1</text:p>
          </table:table-cell>
          <table:table-cell office:value-type="float" office:value="3730710.48737241" calcext:value-type="float">
            <text:p>3730710.48737241</text:p>
          </table:table-cell>
          <table:table-cell office:value-type="float" office:value="621892.823529412" calcext:value-type="float">
            <text:p>621892.823529412</text:p>
          </table:table-cell>
          <table:table-cell table:formula="of:=[.F8]+2*[.E8]" office:value-type="float" office:value="8083313.79827424" calcext:value-type="float">
            <text:p>8083313.79827424</text:p>
          </table:table-cell>
          <table:table-cell table:formula="of:=[.F8]-2*[.E8]" office:value-type="float" office:value="-6839528.15121541" calcext:value-type="float">
            <text:p>-6839528.15121541</text:p>
          </table:table-cell>
          <table:table-cell office:value-type="float" office:value="15456290" calcext:value-type="float">
            <text:p>1545629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5249999" calcext:value-type="float">
            <text:p>5249999</text:p>
          </table:table-cell>
          <table:table-cell office:value-type="float" office:value="4175000" calcext:value-type="float">
            <text:p>4175000</text:p>
          </table:table-cell>
          <table:table-cell table:number-columns-repeated="2"/>
          <table:table-cell table:formula="of:=IF(OR([.I8]&lt;[.$H8]; [.I8]&gt;[.$G8]);1;0)" office:value-type="float" office:value="1" calcext:value-type="float">
            <text:p>1</text:p>
          </table:table-cell>
          <table:table-cell table:formula="of:=IF(OR([.J8]&lt;[.$H8]; [.J8]&gt;[.$G8]);1;0)" office:value-type="float" office:value="0" calcext:value-type="float">
            <text:p>0</text:p>
          </table:table-cell>
          <table:table-cell table:formula="of:=IF(OR([.K8]&lt;[.$H8]; [.K8]&gt;[.$G8]);1;0)" office:value-type="float" office:value="0" calcext:value-type="float">
            <text:p>0</text:p>
          </table:table-cell>
          <table:table-cell table:formula="of:=IF(OR([.L8]&lt;[.$H8]; [.L8]&gt;[.$G8]);1;0)" office:value-type="float" office:value="0" calcext:value-type="float">
            <text:p>0</text:p>
          </table:table-cell>
          <table:table-cell table:formula="of:=IF(OR([.M8]&lt;[.$H8]; [.M8]&gt;[.$G8]);1;0)" office:value-type="float" office:value="0" calcext:value-type="float">
            <text:p>0</text:p>
          </table:table-cell>
          <table:table-cell table:formula="of:=IF(OR([.N8]&lt;[.$H8]; [.N8]&gt;[.$G8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_stock_value</text:p>
          </table:table-cell>
          <table:table-cell/>
          <table:table-cell table:formula="of:=IF([.E9]=[.E30];1;0)" office:value-type="float" office:value="1" calcext:value-type="float">
            <text:p>1</text:p>
          </table:table-cell>
          <table:table-cell table:formula="of:=IF([.F9]=[.F30];1;0)" office:value-type="float" office:value="1" calcext:value-type="float">
            <text:p>1</text:p>
          </table:table-cell>
          <table:table-cell office:value-type="float" office:value="6506699.09164355" calcext:value-type="float">
            <text:p>6506699.09164355</text:p>
          </table:table-cell>
          <table:table-cell office:value-type="float" office:value="3352073.024" calcext:value-type="float">
            <text:p>3352073.024</text:p>
          </table:table-cell>
          <table:table-cell table:formula="of:=[.F9]+2*[.E9]" office:value-type="float" office:value="16365471.2072871" calcext:value-type="float">
            <text:p>16365471.2072871</text:p>
          </table:table-cell>
          <table:table-cell table:formula="of:=[.F9]-2*[.E9]" office:value-type="float" office:value="-9661325.1592871" calcext:value-type="float">
            <text:p>-9661325.1592871</text:p>
          </table:table-cell>
          <table:table-cell office:value-type="float" office:value="49110078" calcext:value-type="float">
            <text:p>49110078</text:p>
          </table:table-cell>
          <table:table-cell office:value-type="float" office:value="22542539" calcext:value-type="float">
            <text:p>22542539</text:p>
          </table:table-cell>
          <table:table-cell office:value-type="float" office:value="26093672" calcext:value-type="float">
            <text:p>26093672</text:p>
          </table:table-cell>
          <table:table-cell office:value-type="float" office:value="30766064" calcext:value-type="float">
            <text:p>30766064</text:p>
          </table:table-cell>
          <table:table-cell office:value-type="float" office:value="23817930" calcext:value-type="float">
            <text:p>23817930</text:p>
          </table:table-cell>
          <table:table-cell/>
          <table:table-cell table:formula="of:=IF(OR([.I9]&lt;[.$H9]; [.I9]&gt;[.$G9]);1;0)" office:value-type="float" office:value="1" calcext:value-type="float">
            <text:p>1</text:p>
          </table:table-cell>
          <table:table-cell table:formula="of:=IF(OR([.J9]&lt;[.$H9]; [.J9]&gt;[.$G9]);1;0)" office:value-type="float" office:value="1" calcext:value-type="float">
            <text:p>1</text:p>
          </table:table-cell>
          <table:table-cell table:formula="of:=IF(OR([.K9]&lt;[.$H9]; [.K9]&gt;[.$G9]);1;0)" office:value-type="float" office:value="1" calcext:value-type="float">
            <text:p>1</text:p>
          </table:table-cell>
          <table:table-cell table:formula="of:=IF(OR([.L9]&lt;[.$H9]; [.L9]&gt;[.$G9]);1;0)" office:value-type="float" office:value="1" calcext:value-type="float">
            <text:p>1</text:p>
          </table:table-cell>
          <table:table-cell table:formula="of:=IF(OR([.M9]&lt;[.$H9]; [.M9]&gt;[.$G9]);1;0)" office:value-type="float" office:value="1" calcext:value-type="float">
            <text:p>1</text:p>
          </table:table-cell>
          <table:table-cell table:formula="of:=IF(OR([.N9]&lt;[.$H9]; [.N9]&gt;[.$G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red_receipt_with_poi</text:p>
          </table:table-cell>
          <table:table-cell/>
          <table:table-cell table:formula="of:=IF([.E10]=[.E31];1;0)" office:value-type="float" office:value="1" calcext:value-type="float">
            <text:p>1</text:p>
          </table:table-cell>
          <table:table-cell table:formula="of:=IF([.F10]=[.F31];1;0)" office:value-type="float" office:value="1" calcext:value-type="float">
            <text:p>1</text:p>
          </table:table-cell>
          <table:table-cell office:value-type="float" office:value="1171.44692579131" calcext:value-type="float">
            <text:p>1171.4469257913</text:p>
          </table:table-cell>
          <table:table-cell office:value-type="float" office:value="1176.46511627907" calcext:value-type="float">
            <text:p>1176.4651162791</text:p>
          </table:table-cell>
          <table:table-cell table:formula="of:=[.F10]+2*[.E10]" office:value-type="float" office:value="3519.35896786169" calcext:value-type="float">
            <text:p>3519.3589678617</text:p>
          </table:table-cell>
          <table:table-cell table:formula="of:=[.F10]-2*[.E10]" office:value-type="float" office:value="-1166.42873530356" calcext:value-type="float">
            <text:p>-1166.4287353036</text:p>
          </table:table-cell>
          <table:table-cell office:value-type="float" office:value="3669" calcext:value-type="float">
            <text:p>3669</text:p>
          </table:table-cell>
          <table:table-cell office:value-type="float" office:value="3962" calcext:value-type="float">
            <text:p>3962</text:p>
          </table:table-cell>
          <table:table-cell office:value-type="float" office:value="4527" calcext:value-type="float">
            <text:p>4527</text:p>
          </table:table-cell>
          <table:table-cell office:value-type="float" office:value="3920" calcext:value-type="float">
            <text:p>3920</text:p>
          </table:table-cell>
          <table:table-cell office:value-type="float" office:value="5521" calcext:value-type="float">
            <text:p>5521</text:p>
          </table:table-cell>
          <table:table-cell office:value-type="float" office:value="3639" calcext:value-type="float">
            <text:p>3639</text:p>
          </table:table-cell>
          <table:table-cell table:formula="of:=IF(OR([.I10]&lt;[.$H10]; [.I10]&gt;[.$G10]);1;0)" office:value-type="float" office:value="1" calcext:value-type="float">
            <text:p>1</text:p>
          </table:table-cell>
          <table:table-cell table:formula="of:=IF(OR([.J10]&lt;[.$H10]; [.J10]&gt;[.$G10]);1;0)" office:value-type="float" office:value="1" calcext:value-type="float">
            <text:p>1</text:p>
          </table:table-cell>
          <table:table-cell table:formula="of:=IF(OR([.K10]&lt;[.$H10]; [.K10]&gt;[.$G10]);1;0)" office:value-type="float" office:value="1" calcext:value-type="float">
            <text:p>1</text:p>
          </table:table-cell>
          <table:table-cell table:formula="of:=IF(OR([.L10]&lt;[.$H10]; [.L10]&gt;[.$G10]);1;0)" office:value-type="float" office:value="1" calcext:value-type="float">
            <text:p>1</text:p>
          </table:table-cell>
          <table:table-cell table:formula="of:=IF(OR([.M10]&lt;[.$H10]; [.M10]&gt;[.$G10]);1;0)" office:value-type="float" office:value="1" calcext:value-type="float">
            <text:p>1</text:p>
          </table:table-cell>
          <table:table-cell table:formula="of:=IF(OR([.N10]&lt;[.$H10]; [.N10]&gt;[.$G10])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_term_incentive</text:p>
          </table:table-cell>
          <table:table-cell/>
          <table:table-cell table:formula="of:=IF([.E11]=[.E32];1;0)" office:value-type="float" office:value="1" calcext:value-type="float">
            <text:p>1</text:p>
          </table:table-cell>
          <table:table-cell table:formula="of:=IF([.F11]=[.F32];1;0)" office:value-type="float" office:value="1" calcext:value-type="float">
            <text:p>1</text:p>
          </table:table-cell>
          <table:table-cell office:value-type="float" office:value="856253.866852927" calcext:value-type="float">
            <text:p>856253.866852927</text:p>
          </table:table-cell>
          <table:table-cell office:value-type="float" office:value="746491.2" calcext:value-type="float">
            <text:p>746491.2</text:p>
          </table:table-cell>
          <table:table-cell table:formula="of:=[.F11]+2*[.E11]" office:value-type="float" office:value="2458998.93370585" calcext:value-type="float">
            <text:p>2458998.93370585</text:p>
          </table:table-cell>
          <table:table-cell table:formula="of:=[.F11]-2*[.E11]" office:value-type="float" office:value="-966016.533705855" calcext:value-type="float">
            <text:p>-966016.533705855</text:p>
          </table:table-cell>
          <table:table-cell office:value-type="float" office:value="5145434" calcext:value-type="float">
            <text:p>5145434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3920" calcext:value-type="float">
            <text:p>3920</text:p>
          </table:table-cell>
          <table:table-cell office:value-type="float" office:value="5521" calcext:value-type="float">
            <text:p>5521</text:p>
          </table:table-cell>
          <table:table-cell office:value-type="float" office:value="3639" calcext:value-type="float">
            <text:p>3639</text:p>
          </table:table-cell>
          <table:table-cell/>
          <table:table-cell table:formula="of:=IF(OR([.I11]&lt;[.$H11]; [.I11]&gt;[.$G11]);1;0)" office:value-type="float" office:value="1" calcext:value-type="float">
            <text:p>1</text:p>
          </table:table-cell>
          <table:table-cell table:formula="of:=IF(OR([.J11]&lt;[.$H11]; [.J11]&gt;[.$G11]);1;0)" office:value-type="float" office:value="1" calcext:value-type="float">
            <text:p>1</text:p>
          </table:table-cell>
          <table:table-cell table:formula="of:=IF(OR([.K11]&lt;[.$H11]; [.K11]&gt;[.$G11]);1;0)" office:value-type="float" office:value="0" calcext:value-type="float">
            <text:p>0</text:p>
          </table:table-cell>
          <table:table-cell table:formula="of:=IF(OR([.L11]&lt;[.$H11]; [.L11]&gt;[.$G11]);1;0)" office:value-type="float" office:value="0" calcext:value-type="float">
            <text:p>0</text:p>
          </table:table-cell>
          <table:table-cell table:formula="of:=IF(OR([.M11]&lt;[.$H11]; [.M11]&gt;[.$G11]);1;0)" office:value-type="float" office:value="0" calcext:value-type="float">
            <text:p>0</text:p>
          </table:table-cell>
          <table:table-cell table:formula="of:=IF(OR([.N11]&lt;[.$H11]; [.N11]&gt;[.$G11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ercised_stock_options</text:p>
          </table:table-cell>
          <table:table-cell/>
          <table:table-cell table:formula="of:=IF([.E12]=[.E33];1;0)" office:value-type="float" office:value="1" calcext:value-type="float">
            <text:p>1</text:p>
          </table:table-cell>
          <table:table-cell table:formula="of:=IF([.F12]=[.F33];1;0)" office:value-type="float" office:value="1" calcext:value-type="float">
            <text:p>1</text:p>
          </table:table-cell>
          <table:table-cell office:value-type="float" office:value="5472156.87668472" calcext:value-type="float">
            <text:p>5472156.87668472</text:p>
          </table:table-cell>
          <table:table-cell office:value-type="float" office:value="2959559.25742574" calcext:value-type="float">
            <text:p>2959559.25742574</text:p>
          </table:table-cell>
          <table:table-cell table:formula="of:=[.F12]+2*[.E12]" office:value-type="float" office:value="13903873.0107952" calcext:value-type="float">
            <text:p>13903873.0107952</text:p>
          </table:table-cell>
          <table:table-cell table:formula="of:=[.F12]-2*[.E12]" office:value-type="float" office:value="-7984754.4959437" calcext:value-type="float">
            <text:p>-7984754.4959437</text:p>
          </table:table-cell>
          <table:table-cell office:value-type="float" office:value="34348384" calcext:value-type="float">
            <text:p>34348384</text:p>
          </table:table-cell>
          <table:table-cell office:value-type="float" office:value="19794175" calcext:value-type="float">
            <text:p>19794175</text:p>
          </table:table-cell>
          <table:table-cell office:value-type="float" office:value="19250000" calcext:value-type="float">
            <text:p>19250000</text:p>
          </table:table-cell>
          <table:table-cell office:value-type="float" office:value="30766064" calcext:value-type="float">
            <text:p>30766064</text:p>
          </table:table-cell>
          <table:table-cell office:value-type="float" office:value="15364167" calcext:value-type="float">
            <text:p>15364167</text:p>
          </table:table-cell>
          <table:table-cell/>
          <table:table-cell table:formula="of:=IF(OR([.I12]&lt;[.$H12]; [.I12]&gt;[.$G12]);1;0)" office:value-type="float" office:value="1" calcext:value-type="float">
            <text:p>1</text:p>
          </table:table-cell>
          <table:table-cell table:formula="of:=IF(OR([.J12]&lt;[.$H12]; [.J12]&gt;[.$G12]);1;0)" office:value-type="float" office:value="1" calcext:value-type="float">
            <text:p>1</text:p>
          </table:table-cell>
          <table:table-cell table:formula="of:=IF(OR([.K12]&lt;[.$H12]; [.K12]&gt;[.$G12]);1;0)" office:value-type="float" office:value="1" calcext:value-type="float">
            <text:p>1</text:p>
          </table:table-cell>
          <table:table-cell table:formula="of:=IF(OR([.L12]&lt;[.$H12]; [.L12]&gt;[.$G12]);1;0)" office:value-type="float" office:value="1" calcext:value-type="float">
            <text:p>1</text:p>
          </table:table-cell>
          <table:table-cell table:formula="of:=IF(OR([.M12]&lt;[.$H12]; [.M12]&gt;[.$G12]);1;0)" office:value-type="float" office:value="1" calcext:value-type="float">
            <text:p>1</text:p>
          </table:table-cell>
          <table:table-cell table:formula="of:=IF(OR([.N12]&lt;[.$H12]; [.N12]&gt;[.$G12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_messages</text:p>
          </table:table-cell>
          <table:table-cell/>
          <table:table-cell table:formula="of:=IF([.E13]=[.E34];1;0)" office:value-type="float" office:value="1" calcext:value-type="float">
            <text:p>1</text:p>
          </table:table-cell>
          <table:table-cell table:formula="of:=IF([.F13]=[.F34];1;0)" office:value-type="float" office:value="1" calcext:value-type="float">
            <text:p>1</text:p>
          </table:table-cell>
          <table:table-cell office:value-type="float" office:value="1830.29896602433" calcext:value-type="float">
            <text:p>1830.2989660243</text:p>
          </table:table-cell>
          <table:table-cell office:value-type="float" office:value="608.790697674419" calcext:value-type="float">
            <text:p>608.7906976744</text:p>
          </table:table-cell>
          <table:table-cell table:formula="of:=[.F13]+2*[.E13]" office:value-type="float" office:value="4269.38862972309" calcext:value-type="float">
            <text:p>4269.3886297231</text:p>
          </table:table-cell>
          <table:table-cell table:formula="of:=[.F13]-2*[.E13]" office:value-type="float" office:value="-3051.80723437425" calcext:value-type="float">
            <text:p>-3051.8072343743</text:p>
          </table:table-cell>
          <table:table-cell office:value-type="float" office:value="4343" calcext:value-type="float">
            <text:p>4343</text:p>
          </table:table-cell>
          <table:table-cell office:value-type="float" office:value="14368" calcext:value-type="float">
            <text:p>14368</text:p>
          </table:table-cell>
          <table:table-cell office:value-type="float" office:value="6759" calcext:value-type="float">
            <text:p>6759</text:p>
          </table:table-cell>
          <table:table-cell office:value-type="float" office:value="15364167" calcext:value-type="float">
            <text:p>15364167</text:p>
          </table:table-cell>
          <table:table-cell table:number-columns-repeated="2"/>
          <table:table-cell table:formula="of:=IF(OR([.I13]&lt;[.$H13]; [.I13]&gt;[.$G13]);1;0)" office:value-type="float" office:value="1" calcext:value-type="float">
            <text:p>1</text:p>
          </table:table-cell>
          <table:table-cell table:formula="of:=IF(OR([.J13]&lt;[.$H13]; [.J13]&gt;[.$G13]);1;0)" office:value-type="float" office:value="1" calcext:value-type="float">
            <text:p>1</text:p>
          </table:table-cell>
          <table:table-cell table:formula="of:=IF(OR([.K13]&lt;[.$H13]; [.K13]&gt;[.$G13]);1;0)" office:value-type="float" office:value="1" calcext:value-type="float">
            <text:p>1</text:p>
          </table:table-cell>
          <table:table-cell table:formula="of:=IF(OR([.L13]&lt;[.$H13]; [.L13]&gt;[.$G13]);1;0)" office:value-type="float" office:value="1" calcext:value-type="float">
            <text:p>1</text:p>
          </table:table-cell>
          <table:table-cell table:formula="of:=IF(OR([.M13]&lt;[.$H13]; [.M13]&gt;[.$G13]);1;0)" office:value-type="float" office:value="0" calcext:value-type="float">
            <text:p>0</text:p>
          </table:table-cell>
          <table:table-cell table:formula="of:=IF(OR([.N13]&lt;[.$H13]; [.N13]&gt;[.$G13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table:formula="of:=IF([.E14]=[.E35];1;0)" office:value-type="float" office:value="1" calcext:value-type="float">
            <text:p>1</text:p>
          </table:table-cell>
          <table:table-cell table:formula="of:=IF([.F14]=[.F35];1;0)" office:value-type="float" office:value="1" calcext:value-type="float">
            <text:p>1</text:p>
          </table:table-cell>
          <table:table-cell office:value-type="float" office:value="1382145.60756919" calcext:value-type="float">
            <text:p>1382145.60756919</text:p>
          </table:table-cell>
          <table:table-cell office:value-type="float" office:value="465276.663043478" calcext:value-type="float">
            <text:p>465276.663043478</text:p>
          </table:table-cell>
          <table:table-cell table:formula="of:=[.F14]+2*[.E14]" office:value-type="float" office:value="3229567.87818186" calcext:value-type="float">
            <text:p>3229567.87818186</text:p>
          </table:table-cell>
          <table:table-cell table:formula="of:=[.F14]-2*[.E14]" office:value-type="float" office:value="-2299014.55209491" calcext:value-type="float">
            <text:p>-2299014.55209491</text:p>
          </table:table-cell>
          <table:table-cell office:value-type="float" office:value="10359729" calcext:value-type="float">
            <text:p>10359729</text:p>
          </table:table-cell>
          <table:table-cell office:value-type="float" office:value="7427621" calcext:value-type="float">
            <text:p>7427621</text:p>
          </table:table-cell>
          <table:table-cell table:number-columns-repeated="4"/>
          <table:table-cell table:formula="of:=IF(OR([.I14]&lt;[.$H14]; [.I14]&gt;[.$G14]);1;0)" office:value-type="float" office:value="1" calcext:value-type="float">
            <text:p>1</text:p>
          </table:table-cell>
          <table:table-cell table:formula="of:=IF(OR([.J14]&lt;[.$H14]; [.J14]&gt;[.$G14]);1;0)" office:value-type="float" office:value="1" calcext:value-type="float">
            <text:p>1</text:p>
          </table:table-cell>
          <table:table-cell table:formula="of:=IF(OR([.K14]&lt;[.$H14]; [.K14]&gt;[.$G14]);1;0)" office:value-type="float" office:value="0" calcext:value-type="float">
            <text:p>0</text:p>
          </table:table-cell>
          <table:table-cell table:formula="of:=IF(OR([.L14]&lt;[.$H14]; [.L14]&gt;[.$G14]);1;0)" office:value-type="float" office:value="0" calcext:value-type="float">
            <text:p>0</text:p>
          </table:table-cell>
          <table:table-cell table:formula="of:=IF(OR([.M14]&lt;[.$H14]; [.M14]&gt;[.$G14]);1;0)" office:value-type="float" office:value="0" calcext:value-type="float">
            <text:p>0</text:p>
          </table:table-cell>
          <table:table-cell table:formula="of:=IF(OR([.N14]&lt;[.$H14]; [.N14]&gt;[.$G14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_poi_to_this_person</text:p>
          </table:table-cell>
          <table:table-cell/>
          <table:table-cell table:formula="of:=IF([.E15]=[.E36];1;0)" office:value-type="float" office:value="1" calcext:value-type="float">
            <text:p>1</text:p>
          </table:table-cell>
          <table:table-cell table:formula="of:=IF([.F15]=[.F36];1;0)" office:value-type="float" office:value="1" calcext:value-type="float">
            <text:p>1</text:p>
          </table:table-cell>
          <table:table-cell office:value-type="float" office:value="86.4720722585753" calcext:value-type="float">
            <text:p>86.4720722586</text:p>
          </table:table-cell>
          <table:table-cell office:value-type="float" office:value="64.8953488372093" calcext:value-type="float">
            <text:p>64.8953488372</text:p>
          </table:table-cell>
          <table:table-cell table:formula="of:=[.F15]+2*[.E15]" office:value-type="float" office:value="237.83949335436" calcext:value-type="float">
            <text:p>237.8394933544</text:p>
          </table:table-cell>
          <table:table-cell table:formula="of:=[.F15]-2*[.E15]" office:value-type="float" office:value="-108.048795679941" calcext:value-type="float">
            <text:p>-108.0487956799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528" calcext:value-type="float">
            <text:p>528</text:p>
          </table:table-cell>
          <table:table-cell office:value-type="float" office:value="305" calcext:value-type="float">
            <text:p>305</text:p>
          </table:table-cell>
          <table:table-cell office:value-type="float" office:value="242" calcext:value-type="float">
            <text:p>242</text:p>
          </table:table-cell>
          <table:table-cell/>
          <table:table-cell table:formula="of:=IF(OR([.I15]&lt;[.$H15]; [.I15]&gt;[.$G15]);1;0)" office:value-type="float" office:value="1" calcext:value-type="float">
            <text:p>1</text:p>
          </table:table-cell>
          <table:table-cell table:formula="of:=IF(OR([.J15]&lt;[.$H15]; [.J15]&gt;[.$G15]);1;0)" office:value-type="float" office:value="1" calcext:value-type="float">
            <text:p>1</text:p>
          </table:table-cell>
          <table:table-cell table:formula="of:=IF(OR([.K15]&lt;[.$H15]; [.K15]&gt;[.$G15]);1;0)" office:value-type="float" office:value="1" calcext:value-type="float">
            <text:p>1</text:p>
          </table:table-cell>
          <table:table-cell table:formula="of:=IF(OR([.L15]&lt;[.$H15]; [.L15]&gt;[.$G15]);1;0)" office:value-type="float" office:value="1" calcext:value-type="float">
            <text:p>1</text:p>
          </table:table-cell>
          <table:table-cell table:formula="of:=IF(OR([.M15]&lt;[.$H15]; [.M15]&gt;[.$G15]);1;0)" office:value-type="float" office:value="1" calcext:value-type="float">
            <text:p>1</text:p>
          </table:table-cell>
          <table:table-cell table:formula="of:=IF(OR([.N15]&lt;[.$H15]; [.N15]&gt;[.$G15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m_this_person_to_poi</text:p>
          </table:table-cell>
          <table:table-cell/>
          <table:table-cell table:formula="of:=IF([.E16]=[.E37];1;0)" office:value-type="float" office:value="1" calcext:value-type="float">
            <text:p>1</text:p>
          </table:table-cell>
          <table:table-cell table:formula="of:=IF([.F16]=[.F37];1;0)" office:value-type="float" office:value="1" calcext:value-type="float">
            <text:p>1</text:p>
          </table:table-cell>
          <table:table-cell office:value-type="float" office:value="99.4895897812996" calcext:value-type="float">
            <text:p>99.4895897813</text:p>
          </table:table-cell>
          <table:table-cell office:value-type="float" office:value="41.2325581395349" calcext:value-type="float">
            <text:p>41.2325581395</text:p>
          </table:table-cell>
          <table:table-cell table:formula="of:=[.F16]+2*[.E16]" office:value-type="float" office:value="240.211737702134" calcext:value-type="float">
            <text:p>240.2117377021</text:p>
          </table:table-cell>
          <table:table-cell table:formula="of:=[.F16]-2*[.E16]" office:value-type="float" office:value="-157.746621423064" calcext:value-type="float">
            <text:p>-157.7466214231</text:p>
          </table:table-cell>
          <table:table-cell office:value-type="float" office:value="386" calcext:value-type="float">
            <text:p>386</text:p>
          </table:table-cell>
          <table:table-cell office:value-type="float" office:value="411" calcext:value-type="float">
            <text:p>411</text:p>
          </table:table-cell>
          <table:table-cell office:value-type="float" office:value="609" calcext:value-type="float">
            <text:p>609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table:formula="of:=IF(OR([.I16]&lt;[.$H16]; [.I16]&gt;[.$G16]);1;0)" office:value-type="float" office:value="1" calcext:value-type="float">
            <text:p>1</text:p>
          </table:table-cell>
          <table:table-cell table:formula="of:=IF(OR([.J16]&lt;[.$H16]; [.J16]&gt;[.$G16]);1;0)" office:value-type="float" office:value="1" calcext:value-type="float">
            <text:p>1</text:p>
          </table:table-cell>
          <table:table-cell table:formula="of:=IF(OR([.K16]&lt;[.$H16]; [.K16]&gt;[.$G16]);1;0)" office:value-type="float" office:value="1" calcext:value-type="float">
            <text:p>1</text:p>
          </table:table-cell>
          <table:table-cell table:formula="of:=IF(OR([.L16]&lt;[.$H16]; [.L16]&gt;[.$G16]);1;0)" office:value-type="float" office:value="1" calcext:value-type="float">
            <text:p>1</text:p>
          </table:table-cell>
          <table:table-cell table:formula="of:=IF(OR([.M16]&lt;[.$H16]; [.M16]&gt;[.$G16]);1;0)" office:value-type="float" office:value="0" calcext:value-type="float">
            <text:p>0</text:p>
          </table:table-cell>
          <table:table-cell table:formula="of:=IF(OR([.N16]&lt;[.$H16]; [.N16]&gt;[.$G16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ferred_income</text:p>
          </table:table-cell>
          <table:table-cell/>
          <table:table-cell table:formula="of:=IF([.E17]=[.E38];1;0)" office:value-type="float" office:value="1" calcext:value-type="float">
            <text:p>1</text:p>
          </table:table-cell>
          <table:table-cell table:formula="of:=IF([.F17]=[.F38];1;0)" office:value-type="float" office:value="1" calcext:value-type="float">
            <text:p>1</text:p>
          </table:table-cell>
          <table:table-cell office:value-type="float" office:value="932211.456751312" calcext:value-type="float">
            <text:p>932211.456751312</text:p>
          </table:table-cell>
          <table:table-cell office:value-type="float" office:value="-581049.8125" calcext:value-type="float">
            <text:p>-581049.8125</text:p>
          </table:table-cell>
          <table:table-cell table:formula="of:=[.F17]+2*[.E17]" office:value-type="float" office:value="1283373.10100262" calcext:value-type="float">
            <text:p>1283373.10100262</text:p>
          </table:table-cell>
          <table:table-cell table:formula="of:=[.F17]-2*[.E17]" office:value-type="float" office:value="-2445472.72600262" calcext:value-type="float">
            <text:p>-2445472.72600262</text:p>
          </table:table-cell>
          <table:table-cell office:value-type="float" office:value="-3117011" calcext:value-type="float">
            <text:p>-3117011</text:p>
          </table:table-cell>
          <table:table-cell office:value-type="float" office:value="-3504386" calcext:value-type="float">
            <text:p>-3504386</text:p>
          </table:table-cell>
          <table:table-cell office:value-type="float" office:value="-3367011" calcext:value-type="float">
            <text:p>-3367011</text:p>
          </table:table-cell>
          <table:table-cell office:value-type="float" office:value="-3081055" calcext:value-type="float">
            <text:p>-3081055</text:p>
          </table:table-cell>
          <table:table-cell table:number-columns-repeated="2"/>
          <table:table-cell table:formula="of:=IF(OR([.I17]&lt;[.$H17]; [.I17]&gt;[.$G17]);1;0)" office:value-type="float" office:value="1" calcext:value-type="float">
            <text:p>1</text:p>
          </table:table-cell>
          <table:table-cell table:formula="of:=IF(OR([.J17]&lt;[.$H17]; [.J17]&gt;[.$G17]);1;0)" office:value-type="float" office:value="1" calcext:value-type="float">
            <text:p>1</text:p>
          </table:table-cell>
          <table:table-cell table:formula="of:=IF(OR([.K17]&lt;[.$H17]; [.K17]&gt;[.$G17]);1;0)" office:value-type="float" office:value="1" calcext:value-type="float">
            <text:p>1</text:p>
          </table:table-cell>
          <table:table-cell table:formula="of:=IF(OR([.L17]&lt;[.$H17]; [.L17]&gt;[.$G17]);1;0)" office:value-type="float" office:value="1" calcext:value-type="float">
            <text:p>1</text:p>
          </table:table-cell>
          <table:table-cell table:formula="of:=IF(OR([.M17]&lt;[.$H17]; [.M17]&gt;[.$G17]);1;0)" office:value-type="float" office:value="0" calcext:value-type="float">
            <text:p>0</text:p>
          </table:table-cell>
          <table:table-cell table:formula="of:=IF(OR([.N17]&lt;[.$H17]; [.N17]&gt;[.$G17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enses</text:p>
          </table:table-cell>
          <table:table-cell/>
          <table:table-cell table:formula="of:=IF([.E18]=[.E39];1;0)" office:value-type="float" office:value="1" calcext:value-type="float">
            <text:p>1</text:p>
          </table:table-cell>
          <table:table-cell table:formula="of:=IF([.F18]=[.F39];1;0)" office:value-type="float" office:value="1" calcext:value-type="float">
            <text:p>1</text:p>
          </table:table-cell>
          <table:table-cell office:value-type="float" office:value="45862.4643540613" calcext:value-type="float">
            <text:p>45862.4643540613</text:p>
          </table:table-cell>
          <table:table-cell office:value-type="float" office:value="54192.0106382979" calcext:value-type="float">
            <text:p>54192.0106382979</text:p>
          </table:table-cell>
          <table:table-cell table:formula="of:=[.F18]+2*[.E18]" office:value-type="float" office:value="145916.939346421" calcext:value-type="float">
            <text:p>145916.939346421</text:p>
          </table:table-cell>
          <table:table-cell table:formula="of:=[.F18]-2*[.E18]" office:value-type="float" office:value="-37532.9180698248" calcext:value-type="float">
            <text:p>-37532.9180698248</text:p>
          </table:table-cell>
          <table:table-cell office:value-type="float" office:value="228656" calcext:value-type="float">
            <text:p>228656</text:p>
          </table:table-cell>
          <table:table-cell office:value-type="float" office:value="178979" calcext:value-type="float">
            <text:p>178979</text:p>
          </table:table-cell>
          <table:table-cell office:value-type="float" office:value="228763" calcext:value-type="float">
            <text:p>228763</text:p>
          </table:table-cell>
          <table:table-cell table:number-columns-repeated="3"/>
          <table:table-cell table:formula="of:=IF(OR([.I18]&lt;[.$H18]; [.I18]&gt;[.$G18]);1;0)" office:value-type="float" office:value="1" calcext:value-type="float">
            <text:p>1</text:p>
          </table:table-cell>
          <table:table-cell table:formula="of:=IF(OR([.J18]&lt;[.$H18]; [.J18]&gt;[.$G18]);1;0)" office:value-type="float" office:value="1" calcext:value-type="float">
            <text:p>1</text:p>
          </table:table-cell>
          <table:table-cell table:formula="of:=IF(OR([.K18]&lt;[.$H18]; [.K18]&gt;[.$G18]);1;0)" office:value-type="float" office:value="1" calcext:value-type="float">
            <text:p>1</text:p>
          </table:table-cell>
          <table:table-cell table:formula="of:=IF(OR([.L18]&lt;[.$H18]; [.L18]&gt;[.$G18]);1;0)" office:value-type="float" office:value="0" calcext:value-type="float">
            <text:p>0</text:p>
          </table:table-cell>
          <table:table-cell table:formula="of:=IF(OR([.M18]&lt;[.$H18]; [.M18]&gt;[.$G18]);1;0)" office:value-type="float" office:value="0" calcext:value-type="float">
            <text:p>0</text:p>
          </table:table-cell>
          <table:table-cell table:formula="of:=IF(OR([.N18]&lt;[.$H18]; [.N18]&gt;[.$G18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tricted_stock</text:p>
          </table:table-cell>
          <table:table-cell/>
          <table:table-cell table:formula="of:=IF([.E19]=[.E40];1;0)" office:value-type="float" office:value="1" calcext:value-type="float">
            <text:p>1</text:p>
          </table:table-cell>
          <table:table-cell table:formula="of:=IF([.F19]=[.F40];1;0)" office:value-type="float" office:value="1" calcext:value-type="float">
            <text:p>1</text:p>
          </table:table-cell>
          <table:table-cell office:value-type="float" office:value="2239426.53035692" calcext:value-type="float">
            <text:p>2239426.53035692</text:p>
          </table:table-cell>
          <table:table-cell office:value-type="float" office:value="1147424.09174312" calcext:value-type="float">
            <text:p>1147424.09174312</text:p>
          </table:table-cell>
          <table:table-cell table:formula="of:=[.F19]+2*[.E19]" office:value-type="float" office:value="5626277.15245697" calcext:value-type="float">
            <text:p>5626277.15245697</text:p>
          </table:table-cell>
          <table:table-cell table:formula="of:=[.F19]-2*[.E19]" office:value-type="float" office:value="-3331428.96897073" calcext:value-type="float">
            <text:p>-3331428.96897073</text:p>
          </table:table-cell>
          <table:table-cell office:value-type="float" office:value="14761694" calcext:value-type="float">
            <text:p>14761694</text:p>
          </table:table-cell>
          <table:table-cell office:value-type="float" office:value="6843672" calcext:value-type="float">
            <text:p>6843672</text:p>
          </table:table-cell>
          <table:table-cell office:value-type="float" office:value="13847074" calcext:value-type="float">
            <text:p>13847074</text:p>
          </table:table-cell>
          <table:table-cell office:value-type="float" office:value="8453763" calcext:value-type="float">
            <text:p>8453763</text:p>
          </table:table-cell>
          <table:table-cell table:number-columns-repeated="2"/>
          <table:table-cell table:formula="of:=IF(OR([.I19]&lt;[.$H19]; [.I19]&gt;[.$G19]);1;0)" office:value-type="float" office:value="1" calcext:value-type="float">
            <text:p>1</text:p>
          </table:table-cell>
          <table:table-cell table:formula="of:=IF(OR([.J19]&lt;[.$H19]; [.J19]&gt;[.$G19]);1;0)" office:value-type="float" office:value="1" calcext:value-type="float">
            <text:p>1</text:p>
          </table:table-cell>
          <table:table-cell table:formula="of:=IF(OR([.K19]&lt;[.$H19]; [.K19]&gt;[.$G19]);1;0)" office:value-type="float" office:value="1" calcext:value-type="float">
            <text:p>1</text:p>
          </table:table-cell>
          <table:table-cell table:formula="of:=IF(OR([.L19]&lt;[.$H19]; [.L19]&gt;[.$G19]);1;0)" office:value-type="float" office:value="1" calcext:value-type="float">
            <text:p>1</text:p>
          </table:table-cell>
          <table:table-cell table:formula="of:=IF(OR([.M19]&lt;[.$H19]; [.M19]&gt;[.$G19]);1;0)" office:value-type="float" office:value="0" calcext:value-type="float">
            <text:p>0</text:p>
          </table:table-cell>
          <table:table-cell table:formula="of:=IF(OR([.N19]&lt;[.$H19]; [.N19]&gt;[.$G19])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rector_fees</text:p>
          </table:table-cell>
          <table:table-cell/>
          <table:table-cell table:formula="of:=IF([.E20]=[.E41];1;0)" office:value-type="float" office:value="1" calcext:value-type="float">
            <text:p>1</text:p>
          </table:table-cell>
          <table:table-cell table:formula="of:=IF([.F20]=[.F41];1;0)" office:value-type="float" office:value="1" calcext:value-type="float">
            <text:p>1</text:p>
          </table:table-cell>
          <table:table-cell office:value-type="float" office:value="39807.2013159601" calcext:value-type="float">
            <text:p>39807.2013159601</text:p>
          </table:table-cell>
          <table:table-cell office:value-type="float" office:value="89822.875" calcext:value-type="float">
            <text:p>89822.875</text:p>
          </table:table-cell>
          <table:table-cell table:formula="of:=[.F20]+2*[.E20]" office:value-type="float" office:value="169437.27763192" calcext:value-type="float">
            <text:p>169437.27763192</text:p>
          </table:table-cell>
          <table:table-cell table:formula="of:=[.F20]-2*[.E20]" office:value-type="float" office:value="10208.4723680798" calcext:value-type="float">
            <text:p>10208.4723680798</text:p>
          </table:table-cell>
          <table:table-cell office:value-type="float" office:value="3285" calcext:value-type="float">
            <text:p>3285</text:p>
          </table:table-cell>
          <table:table-cell office:value-type="float" office:value="13847074" calcext:value-type="float">
            <text:p>13847074</text:p>
          </table:table-cell>
          <table:table-cell office:value-type="float" office:value="8453763" calcext:value-type="float">
            <text:p>8453763</text:p>
          </table:table-cell>
          <table:table-cell table:number-columns-repeated="3"/>
          <table:table-cell table:formula="of:=IF(OR([.I20]&lt;[.$H20]; [.I20]&gt;[.$G20]);1;0)" office:value-type="float" office:value="1" calcext:value-type="float">
            <text:p>1</text:p>
          </table:table-cell>
          <table:table-cell table:formula="of:=IF(OR([.J20]&lt;[.$H20]; [.J20]&gt;[.$G20]);1;0)" office:value-type="float" office:value="1" calcext:value-type="float">
            <text:p>1</text:p>
          </table:table-cell>
          <table:table-cell table:formula="of:=IF(OR([.K20]&lt;[.$H20]; [.K20]&gt;[.$G20]);1;0)" office:value-type="float" office:value="1" calcext:value-type="float">
            <text:p>1</text:p>
          </table:table-cell>
          <table:table-cell table:formula="of:=IF(OR([.L20]&lt;[.$H20]; [.L20]&gt;[.$G20]);1;0)" office:value-type="float" office:value="1" calcext:value-type="float">
            <text:p>1</text:p>
          </table:table-cell>
          <table:table-cell table:formula="of:=IF(OR([.M20]&lt;[.$H20]; [.M20]&gt;[.$G20]);1;0)" office:value-type="float" office:value="1" calcext:value-type="float">
            <text:p>1</text:p>
          </table:table-cell>
          <table:table-cell table:formula="of:=IF(OR([.N20]&lt;[.$H20]; [.N20]&gt;[.$G20]);1;0)" office:value-type="float" office:value="1" calcext:value-type="float">
            <text:p>1</text:p>
          </table:table-cell>
        </table:table-row>
        <table:table-row table:style-name="ro1">
          <table:table-cell table:number-columns-repeated="13"/>
          <table:table-cell table:formula="of:=COUNT([.I2:.N20])" office:value-type="float" office:value="75" calcext:value-type="float">
            <text:p>75</text:p>
          </table:table-cell>
          <table:table-cell table:number-columns-repeated="5"/>
          <table:table-cell table:formula="of:=SUM([.O2:.T20])" office:value-type="float" office:value="68" calcext:value-type="float">
            <text:p>68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salary</text:p>
          </table:table-cell>
          <table:table-cell table:number-columns-repeated="3"/>
          <table:table-cell office:value-type="float" office:value="176186.409359559" calcext:value-type="float">
            <text:p>176186.409359559</text:p>
          </table:table-cell>
          <table:table-cell office:value-type="float" office:value="284087.542553191" calcext:value-type="float">
            <text:p>284087.54255319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072321" calcext:value-type="float">
            <text:p>1072321</text:p>
          </table:table-cell>
          <table:table-cell office:value-type="float" office:value="655037" calcext:value-type="float">
            <text:p>655037</text:p>
          </table:table-cell>
          <table:table-cell office:value-type="float" office:value="1111258" calcext:value-type="float">
            <text:p>1111258</text:p>
          </table:table-cell>
          <table:table-cell office:value-type="float" office:value="1060932" calcext:value-type="float">
            <text:p>10609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_messages</text:p>
          </table:table-cell>
          <table:table-cell table:number-columns-repeated="3"/>
          <table:table-cell office:value-type="float" office:value="2567.64137158758" calcext:value-type="float">
            <text:p>2567.6413715876</text:p>
          </table:table-cell>
          <table:table-cell office:value-type="float" office:value="2073.86046511628" calcext:value-type="float">
            <text:p>2073.8604651163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8305" calcext:value-type="float">
            <text:p>8305</text:p>
          </table:table-cell>
          <table:table-cell office:value-type="float" office:value="7315" calcext:value-type="float">
            <text:p>7315</text:p>
          </table:table-cell>
          <table:table-cell office:value-type="float" office:value="7259" calcext:value-type="float">
            <text:p>7259</text:p>
          </table:table-cell>
          <table:table-cell office:value-type="float" office:value="15149" calcext:value-type="float">
            <text:p>15149</text:p>
          </table:table-cell>
          <table:table-cell office:value-type="float" office:value="7991" calcext:value-type="float">
            <text:p>7991</text:p>
          </table:table-cell>
          <table:table-cell office:value-type="float" office:value="12754" calcext:value-type="float">
            <text:p>1275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erral_payments</text:p>
          </table:table-cell>
          <table:table-cell table:number-columns-repeated="3"/>
          <table:table-cell office:value-type="float" office:value="1272244.75127996" calcext:value-type="float">
            <text:p>1272244.75127996</text:p>
          </table:table-cell>
          <table:table-cell office:value-type="float" office:value="841602.52631579" calcext:value-type="float">
            <text:p>841602.52631579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6426990" calcext:value-type="float">
            <text:p>64269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_payments</text:p>
          </table:table-cell>
          <table:table-cell table:number-columns-repeated="3"/>
          <table:table-cell office:value-type="float" office:value="9449769.59737137" calcext:value-type="float">
            <text:p>9449769.59737137</text:p>
          </table:table-cell>
          <table:table-cell office:value-type="float" office:value="2623421.17741935" calcext:value-type="float">
            <text:p>2623421.17741935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03559793" calcext:value-type="float">
            <text:p>10355979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an_advances</text:p>
          </table:table-cell>
          <table:table-cell table:number-columns-repeated="3"/>
          <table:table-cell office:value-type="float" office:value="37871201.6797284" calcext:value-type="float">
            <text:p>37871201.6797284</text:p>
          </table:table-cell>
          <table:table-cell office:value-type="float" office:value="27975000" calcext:value-type="float">
            <text:p>27975000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onus</text:p>
          </table:table-cell>
          <table:table-cell table:number-columns-repeated="3"/>
          <table:table-cell office:value-type="float" office:value="1432752.54483091" calcext:value-type="float">
            <text:p>1432752.54483091</text:p>
          </table:table-cell>
          <table:table-cell office:value-type="float" office:value="1201773.07407407" calcext:value-type="float">
            <text:p>1201773.07407407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5600000" calcext:value-type="float">
            <text:p>56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5249999" calcext:value-type="float">
            <text:p>5249999</text:p>
          </table:table-cell>
          <table:table-cell office:value-type="float" office:value="4175000" calcext:value-type="float">
            <text:p>4175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estricted_stock_deferred</text:p>
          </table:table-cell>
          <table:table-cell table:number-columns-repeated="3"/>
          <table:table-cell office:value-type="float" office:value="3730710.48737241" calcext:value-type="float">
            <text:p>3730710.48737241</text:p>
          </table:table-cell>
          <table:table-cell office:value-type="float" office:value="621892.823529412" calcext:value-type="float">
            <text:p>621892.823529412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5456290" calcext:value-type="float">
            <text:p>1545629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otal_stock_value</text:p>
          </table:table-cell>
          <table:table-cell table:number-columns-repeated="3"/>
          <table:table-cell office:value-type="float" office:value="6506699.09164355" calcext:value-type="float">
            <text:p>6506699.09164355</text:p>
          </table:table-cell>
          <table:table-cell office:value-type="float" office:value="3352073.024" calcext:value-type="float">
            <text:p>3352073.02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49110078" calcext:value-type="float">
            <text:p>49110078</text:p>
          </table:table-cell>
          <table:table-cell office:value-type="float" office:value="22542539" calcext:value-type="float">
            <text:p>22542539</text:p>
          </table:table-cell>
          <table:table-cell office:value-type="float" office:value="26093672" calcext:value-type="float">
            <text:p>26093672</text:p>
          </table:table-cell>
          <table:table-cell office:value-type="float" office:value="30766064" calcext:value-type="float">
            <text:p>30766064</text:p>
          </table:table-cell>
          <table:table-cell office:value-type="float" office:value="23817930" calcext:value-type="float">
            <text:p>2381793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hared_receipt_with_poi</text:p>
          </table:table-cell>
          <table:table-cell table:number-columns-repeated="3"/>
          <table:table-cell office:value-type="float" office:value="1171.44692579131" calcext:value-type="float">
            <text:p>1171.4469257913</text:p>
          </table:table-cell>
          <table:table-cell office:value-type="float" office:value="1176.46511627907" calcext:value-type="float">
            <text:p>1176.4651162791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669" calcext:value-type="float">
            <text:p>3669</text:p>
          </table:table-cell>
          <table:table-cell office:value-type="float" office:value="3962" calcext:value-type="float">
            <text:p>3962</text:p>
          </table:table-cell>
          <table:table-cell office:value-type="float" office:value="4527" calcext:value-type="float">
            <text:p>4527</text:p>
          </table:table-cell>
          <table:table-cell office:value-type="float" office:value="3920" calcext:value-type="float">
            <text:p>3920</text:p>
          </table:table-cell>
          <table:table-cell office:value-type="float" office:value="5521" calcext:value-type="float">
            <text:p>5521</text:p>
          </table:table-cell>
          <table:table-cell office:value-type="float" office:value="3639" calcext:value-type="float">
            <text:p>36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ng_term_incentive</text:p>
          </table:table-cell>
          <table:table-cell table:number-columns-repeated="3"/>
          <table:table-cell office:value-type="float" office:value="856253.866852927" calcext:value-type="float">
            <text:p>856253.866852927</text:p>
          </table:table-cell>
          <table:table-cell office:value-type="float" office:value="746491.2" calcext:value-type="float">
            <text:p>746491.2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5145434" calcext:value-type="float">
            <text:p>5145434</text:p>
          </table:table-cell>
          <table:table-cell office:value-type="float" office:value="3600000" calcext:value-type="float">
            <text:p>36000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xercised_stock_options</text:p>
          </table:table-cell>
          <table:table-cell table:number-columns-repeated="3"/>
          <table:table-cell office:value-type="float" office:value="5472156.87668472" calcext:value-type="float">
            <text:p>5472156.87668472</text:p>
          </table:table-cell>
          <table:table-cell office:value-type="float" office:value="2959559.25742574" calcext:value-type="float">
            <text:p>2959559.2574257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4348384" calcext:value-type="float">
            <text:p>34348384</text:p>
          </table:table-cell>
          <table:table-cell office:value-type="float" office:value="19794175" calcext:value-type="float">
            <text:p>19794175</text:p>
          </table:table-cell>
          <table:table-cell office:value-type="float" office:value="19250000" calcext:value-type="float">
            <text:p>19250000</text:p>
          </table:table-cell>
          <table:table-cell office:value-type="float" office:value="30766064" calcext:value-type="float">
            <text:p>30766064</text:p>
          </table:table-cell>
          <table:table-cell office:value-type="float" office:value="15364167" calcext:value-type="float">
            <text:p>1536416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om_messages</text:p>
          </table:table-cell>
          <table:table-cell table:number-columns-repeated="3"/>
          <table:table-cell office:value-type="float" office:value="1830.29896602433" calcext:value-type="float">
            <text:p>1830.2989660243</text:p>
          </table:table-cell>
          <table:table-cell office:value-type="float" office:value="608.790697674419" calcext:value-type="float">
            <text:p>608.7906976744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4343" calcext:value-type="float">
            <text:p>4343</text:p>
          </table:table-cell>
          <table:table-cell office:value-type="float" office:value="14368" calcext:value-type="float">
            <text:p>14368</text:p>
          </table:table-cell>
          <table:table-cell office:value-type="float" office:value="6759" calcext:value-type="float">
            <text:p>67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ther</text:p>
          </table:table-cell>
          <table:table-cell table:number-columns-repeated="3"/>
          <table:table-cell office:value-type="float" office:value="1382145.60756919" calcext:value-type="float">
            <text:p>1382145.60756919</text:p>
          </table:table-cell>
          <table:table-cell office:value-type="float" office:value="465276.663043478" calcext:value-type="float">
            <text:p>465276.663043478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0359729" calcext:value-type="float">
            <text:p>10359729</text:p>
          </table:table-cell>
          <table:table-cell office:value-type="float" office:value="7427621" calcext:value-type="float">
            <text:p>74276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rom_poi_to_this_person</text:p>
          </table:table-cell>
          <table:table-cell table:number-columns-repeated="3"/>
          <table:table-cell office:value-type="float" office:value="86.4720722585753" calcext:value-type="float">
            <text:p>86.4720722586</text:p>
          </table:table-cell>
          <table:table-cell office:value-type="float" office:value="64.8953488372093" calcext:value-type="float">
            <text:p>64.8953488372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40" calcext:value-type="float">
            <text:p>240</text:p>
          </table:table-cell>
          <table:table-cell office:value-type="float" office:value="251" calcext:value-type="float">
            <text:p>251</text:p>
          </table:table-cell>
          <table:table-cell office:value-type="float" office:value="528" calcext:value-type="float">
            <text:p>528</text:p>
          </table:table-cell>
          <table:table-cell office:value-type="float" office:value="305" calcext:value-type="float">
            <text:p>305</text:p>
          </table:table-cell>
          <table:table-cell office:value-type="float" office:value="242" calcext:value-type="float">
            <text:p>24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om_this_person_to_poi</text:p>
          </table:table-cell>
          <table:table-cell table:number-columns-repeated="3"/>
          <table:table-cell office:value-type="float" office:value="99.4895897812996" calcext:value-type="float">
            <text:p>99.4895897813</text:p>
          </table:table-cell>
          <table:table-cell office:value-type="float" office:value="41.2325581395349" calcext:value-type="float">
            <text:p>41.2325581395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86" calcext:value-type="float">
            <text:p>386</text:p>
          </table:table-cell>
          <table:table-cell office:value-type="float" office:value="411" calcext:value-type="float">
            <text:p>411</text:p>
          </table:table-cell>
          <table:table-cell office:value-type="float" office:value="609" calcext:value-type="float">
            <text:p>609</text:p>
          </table:table-cell>
          <table:table-cell office:value-type="float" office:value="387" calcext:value-type="float">
            <text:p>38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ferred_income</text:p>
          </table:table-cell>
          <table:table-cell table:number-columns-repeated="3"/>
          <table:table-cell office:value-type="float" office:value="932211.456751312" calcext:value-type="float">
            <text:p>932211.456751312</text:p>
          </table:table-cell>
          <table:table-cell office:value-type="float" office:value="-581049.8125" calcext:value-type="float">
            <text:p>-581049.8125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-3117011" calcext:value-type="float">
            <text:p>-3117011</text:p>
          </table:table-cell>
          <table:table-cell office:value-type="float" office:value="-3504386" calcext:value-type="float">
            <text:p>-3504386</text:p>
          </table:table-cell>
          <table:table-cell office:value-type="float" office:value="-3367011" calcext:value-type="float">
            <text:p>-3367011</text:p>
          </table:table-cell>
          <table:table-cell office:value-type="float" office:value="-3081055" calcext:value-type="float">
            <text:p>-30810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xpenses</text:p>
          </table:table-cell>
          <table:table-cell table:number-columns-repeated="3"/>
          <table:table-cell office:value-type="float" office:value="45862.4643540613" calcext:value-type="float">
            <text:p>45862.4643540613</text:p>
          </table:table-cell>
          <table:table-cell office:value-type="float" office:value="54192.0106382979" calcext:value-type="float">
            <text:p>54192.0106382979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228656" calcext:value-type="float">
            <text:p>228656</text:p>
          </table:table-cell>
          <table:table-cell office:value-type="float" office:value="178979" calcext:value-type="float">
            <text:p>178979</text:p>
          </table:table-cell>
          <table:table-cell office:value-type="float" office:value="228763" calcext:value-type="float">
            <text:p>2287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tricted_stock</text:p>
          </table:table-cell>
          <table:table-cell table:number-columns-repeated="3"/>
          <table:table-cell office:value-type="float" office:value="2239426.53035692" calcext:value-type="float">
            <text:p>2239426.53035692</text:p>
          </table:table-cell>
          <table:table-cell office:value-type="float" office:value="1147424.09174312" calcext:value-type="float">
            <text:p>1147424.09174312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14761694" calcext:value-type="float">
            <text:p>14761694</text:p>
          </table:table-cell>
          <table:table-cell office:value-type="float" office:value="6843672" calcext:value-type="float">
            <text:p>6843672</text:p>
          </table:table-cell>
          <table:table-cell office:value-type="float" office:value="13847074" calcext:value-type="float">
            <text:p>13847074</text:p>
          </table:table-cell>
          <table:table-cell office:value-type="float" office:value="8453763" calcext:value-type="float">
            <text:p>84537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irector_fees</text:p>
          </table:table-cell>
          <table:table-cell table:number-columns-repeated="3"/>
          <table:table-cell office:value-type="float" office:value="39807.2013159601" calcext:value-type="float">
            <text:p>39807.2013159601</text:p>
          </table:table-cell>
          <table:table-cell office:value-type="float" office:value="89822.875" calcext:value-type="float">
            <text:p>89822.875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285" calcext:value-type="float">
            <text:p>3285</text:p>
          </table:table-cell>
          <table:table-cell table:number-columns-repeated="11"/>
        </table:table-row>
        <table:table-row table:style-name="ro1">
          <table:table-cell table:number-columns-repeated="13"/>
          <table:table-cell table:formula="of:=COUNT([.I23:.N41])" office:value-type="float" office:value="62" calcext:value-type="float">
            <text:p>62</text:p>
          </table:table-cell>
          <table:table-cell table:number-columns-repeated="6"/>
        </table:table-row>
      </table:table>
      <table:table table:name="Sheet3" table:style-name="ta1"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number-columns-repeated="2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8" table:default-cell-style-name="ce1"/>
        <table:table-column table:style-name="co2" table:number-columns-repeated="33" table:default-cell-style-name="ce1"/>
        <table:table-column table:style-name="co19" table:number-columns-repeated="74" table:default-cell-style-name="ce1"/>
        <table:table-column table:style-name="co2" table:number-columns-repeated="896" table:default-cell-style-name="ce1"/>
        <table:table-row table:style-name="ro1">
          <table:table-cell office:value-type="string" calcext:value-type="string">
            <text:p>mean</text:p>
          </table:table-cell>
          <table:table-cell table:formula="of:=AVERAGE([.B6:.B91])" office:value-type="float" office:value="284390.755813953" calcext:value-type="float">
            <text:p>284,391</text:p>
          </table:table-cell>
          <table:table-cell table:formula="of:=AVERAGE([.C6:.C91])" office:value-type="float" office:value="2073.86046511628" calcext:value-type="float">
            <text:p>2,074</text:p>
          </table:table-cell>
          <table:table-cell table:formula="of:=AVERAGE([.D6:.D91])" office:value-type="float" office:value="841602.52631579" calcext:value-type="float">
            <text:p>841,603</text:p>
          </table:table-cell>
          <table:table-cell/>
          <table:table-cell table:formula="of:=AVERAGE([.F6:.F91])" office:value-type="float" office:value="2833944.80232558" calcext:value-type="float">
            <text:p>2,833,945</text:p>
          </table:table-cell>
          <table:table-cell table:formula="of:=AVERAGE([.G6:.G91])" office:value-type="float" office:value="2892585.8372093" calcext:value-type="float">
            <text:p>2,892,586</text:p>
          </table:table-cell>
          <table:table-cell table:formula="of:=AVERAGE([.H6:.H91])" office:value-type="float" office:value="1201773.07407407" calcext:value-type="float">
            <text:p>1,201,773</text:p>
          </table:table-cell>
          <table:table-cell table:formula="of:=AVERAGE([.I6:.I91])" office:value-type="float" office:value="1117882.48837209" calcext:value-type="float">
            <text:p>1,117,882</text:p>
          </table:table-cell>
          <table:table-cell table:formula="of:=AVERAGE([.J6:.J91])" office:value-type="float" office:value="1176.46511627907" calcext:value-type="float">
            <text:p>1,176</text:p>
          </table:table-cell>
          <table:table-cell table:formula="of:=AVERAGE([.K6:.K91])" office:value-type="float" office:value="621892.823529412" calcext:value-type="float">
            <text:p>621,893</text:p>
          </table:table-cell>
          <table:table-cell table:formula="of:=AVERAGE([.L6:.L91])" office:value-type="float" office:value="2689560.8372093" calcext:value-type="float">
            <text:p>2,689,561</text:p>
          </table:table-cell>
          <table:table-cell table:formula="of:=AVERAGE([.M6:.M91])" office:value-type="float" office:value="51776.0697674419" calcext:value-type="float">
            <text:p>51,776</text:p>
          </table:table-cell>
          <table:table-cell table:formula="of:=AVERAGE([.N6:.N91])" office:value-type="float" office:value="27975000" calcext:value-type="float">
            <text:p>27,975,000</text:p>
          </table:table-cell>
          <table:table-cell table:formula="of:=AVERAGE([.O6:.O91])" office:value-type="float" office:value="608.790697674419" calcext:value-type="float">
            <text:p>609</text:p>
          </table:table-cell>
          <table:table-cell table:formula="of:=AVERAGE([.P6:.P91])" office:value-type="float" office:value="452619.511627907" calcext:value-type="float">
            <text:p>452,620</text:p>
          </table:table-cell>
          <table:table-cell table:formula="of:=AVERAGE([.Q6:.Q91])" office:value-type="float" office:value="41.2325581395349" calcext:value-type="float">
            <text:p>41</text:p>
          </table:table-cell>
          <table:table-cell table:formula="of:=AVERAGE([.R6:.R91])" office:value-type="float" office:value="89822.875" calcext:value-type="float">
            <text:p>89,823</text:p>
          </table:table-cell>
          <table:table-cell table:formula="of:=AVERAGE([.S6:.S91])" office:value-type="float" office:value="-581049.8125" calcext:value-type="float">
            <text:p>-581,050</text:p>
          </table:table-cell>
          <table:table-cell table:formula="of:=AVERAGE([.T6:.T91])" office:value-type="float" office:value="746491.2" calcext:value-type="float">
            <text:p>746,491</text:p>
          </table:table-cell>
          <table:table-cell table:formula="of:=AVERAGE([.U6:.U91])" office:value-type="float" office:value="64.8953488372093" calcext:value-type="float">
            <text:p>6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tdev</text:p>
          </table:table-cell>
          <table:table-cell table:formula="of:=STDEV([.B6:.B99])" office:value-type="float" office:value="177131.115377492" calcext:value-type="float">
            <text:p>177,131</text:p>
          </table:table-cell>
          <table:table-cell table:formula="of:=STDEV([.C6:.C99])" office:value-type="float" office:value="2582.70098090575" calcext:value-type="float">
            <text:p>2,583</text:p>
          </table:table-cell>
          <table:table-cell table:formula="of:=STDEV([.D6:.D99])" office:value-type="float" office:value="1289322.62618009" calcext:value-type="float">
            <text:p>1,289,323</text:p>
          </table:table-cell>
          <table:table-cell/>
          <table:table-cell table:formula="of:=STDEV([.F6:.F99])" office:value-type="float" office:value="10662900.5575421" calcext:value-type="float">
            <text:p>10,662,901</text:p>
          </table:table-cell>
          <table:table-cell table:formula="of:=STDEV([.G6:.G99])" office:value-type="float" office:value="5684192.92502405" calcext:value-type="float">
            <text:p>5,684,193</text:p>
          </table:table-cell>
          <table:table-cell table:formula="of:=STDEV([.H6:.H99])" office:value-type="float" office:value="1441679.43832998" calcext:value-type="float">
            <text:p>1,441,679</text:p>
          </table:table-cell>
          <table:table-cell table:formula="of:=STDEV([.I6:.I99])" office:value-type="float" office:value="2247421.04217047" calcext:value-type="float">
            <text:p>2,247,421</text:p>
          </table:table-cell>
          <table:table-cell table:formula="of:=STDEV([.J6:.J99])" office:value-type="float" office:value="1178.31764116247" calcext:value-type="float">
            <text:p>1,178</text:p>
          </table:table-cell>
          <table:table-cell table:formula="of:=STDEV([.K6:.K99])" office:value-type="float" office:value="3845528.349509" calcext:value-type="float">
            <text:p>3,845,528</text:p>
          </table:table-cell>
          <table:table-cell table:formula="of:=STDEV([.L6:.L99])" office:value-type="float" office:value="6343157.94973683" calcext:value-type="float">
            <text:p>6,343,158</text:p>
          </table:table-cell>
          <table:table-cell table:formula="of:=STDEV([.M6:.M99])" office:value-type="float" office:value="46108.3774538857" calcext:value-type="float">
            <text:p>46,108</text:p>
          </table:table-cell>
          <table:table-cell table:formula="of:=STDEV([.N6:.N99])" office:value-type="float" office:value="46382560.0306839" calcext:value-type="float">
            <text:p>46,382,560</text:p>
          </table:table-cell>
          <table:table-cell table:formula="of:=STDEV([.O6:.O99])" office:value-type="float" office:value="1841.03394937084" calcext:value-type="float">
            <text:p>1,841</text:p>
          </table:table-cell>
          <table:table-cell table:formula="of:=STDEV([.P6:.P99])" office:value-type="float" office:value="1389719.06485083" calcext:value-type="float">
            <text:p>1,389,719</text:p>
          </table:table-cell>
          <table:table-cell table:formula="of:=STDEV([.Q6:.Q99])" office:value-type="float" office:value="100.073111440481" calcext:value-type="float">
            <text:p>100</text:p>
          </table:table-cell>
          <table:table-cell table:formula="of:=STDEV([.R6:.R99])" office:value-type="float" office:value="41112.7007348905" calcext:value-type="float">
            <text:p>41,113</text:p>
          </table:table-cell>
          <table:table-cell table:formula="of:=STDEV([.S6:.S99])" office:value-type="float" office:value="942076.402972002" calcext:value-type="float">
            <text:p>942,076</text:p>
          </table:table-cell>
          <table:table-cell table:formula="of:=STDEV([.T6:.T99])" office:value-type="float" office:value="862917.421568201" calcext:value-type="float">
            <text:p>862,917</text:p>
          </table:table-cell>
          <table:table-cell table:formula="of:=STDEV([.U6:.U99])" office:value-type="float" office:value="86.9792441866946" calcext:value-type="float">
            <text:p>8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 max</text:p>
          </table:table-cell>
          <table:table-cell table:formula="of:=[.B1]+2*[.B2]" office:value-type="float" office:value="638652.986568938" calcext:value-type="float">
            <text:p>638,653</text:p>
          </table:table-cell>
          <table:table-cell table:formula="of:=[.C1]+2*[.C2]" office:value-type="float" office:value="7239.26242692779" calcext:value-type="float">
            <text:p>7,239</text:p>
          </table:table-cell>
          <table:table-cell table:formula="of:=[.D1]+2*[.D2]" office:value-type="float" office:value="3420247.77867597" calcext:value-type="float">
            <text:p>3,420,248</text:p>
          </table:table-cell>
          <table:table-cell/>
          <table:table-cell table:formula="of:=[.F1]+2*[.F2]" office:value-type="float" office:value="24159745.9174099" calcext:value-type="float">
            <text:p>24,159,746</text:p>
          </table:table-cell>
          <table:table-cell table:formula="of:=[.G1]+2*[.G2]" office:value-type="float" office:value="14260971.6872574" calcext:value-type="float">
            <text:p>14,260,972</text:p>
          </table:table-cell>
          <table:table-cell table:formula="of:=[.H1]+2*[.H2]" office:value-type="float" office:value="4085131.95073403" calcext:value-type="float">
            <text:p>4,085,132</text:p>
          </table:table-cell>
          <table:table-cell table:formula="of:=[.I1]+2*[.I2]" office:value-type="float" office:value="5612724.57271304" calcext:value-type="float">
            <text:p>5,612,725</text:p>
          </table:table-cell>
          <table:table-cell table:formula="of:=[.J1]+2*[.J2]" office:value-type="float" office:value="3533.10039860401" calcext:value-type="float">
            <text:p>3,533</text:p>
          </table:table-cell>
          <table:table-cell table:formula="of:=[.K1]+2*[.K2]" office:value-type="float" office:value="8312949.52254741" calcext:value-type="float">
            <text:p>8,312,950</text:p>
          </table:table-cell>
          <table:table-cell table:formula="of:=[.L1]+2*[.L2]" office:value-type="float" office:value="15375876.736683" calcext:value-type="float">
            <text:p>15,375,877</text:p>
          </table:table-cell>
          <table:table-cell table:formula="of:=[.M1]+2*[.M2]" office:value-type="float" office:value="143992.824675213" calcext:value-type="float">
            <text:p>143,993</text:p>
          </table:table-cell>
          <table:table-cell table:formula="of:=[.N1]+2*[.N2]" office:value-type="float" office:value="120740120.061368" calcext:value-type="float">
            <text:p>120,740,120</text:p>
          </table:table-cell>
          <table:table-cell table:formula="of:=[.O1]+2*[.O2]" office:value-type="float" office:value="4290.85859641609" calcext:value-type="float">
            <text:p>4,291</text:p>
          </table:table-cell>
          <table:table-cell table:formula="of:=[.P1]+2*[.P2]" office:value-type="float" office:value="3232057.64132957" calcext:value-type="float">
            <text:p>3,232,058</text:p>
          </table:table-cell>
          <table:table-cell table:formula="of:=[.Q1]+2*[.Q2]" office:value-type="float" office:value="241.378781020497" calcext:value-type="float">
            <text:p>241</text:p>
          </table:table-cell>
          <table:table-cell table:formula="of:=[.R1]+2*[.R2]" office:value-type="float" office:value="172048.276469781" calcext:value-type="float">
            <text:p>172,048</text:p>
          </table:table-cell>
          <table:table-cell table:formula="of:=[.S1]+2*[.S2]" office:value-type="float" office:value="1303102.993444" calcext:value-type="float">
            <text:p>1,303,103</text:p>
          </table:table-cell>
          <table:table-cell table:formula="of:=[.T1]+2*[.T2]" office:value-type="float" office:value="2472326.0431364" calcext:value-type="float">
            <text:p>2,472,326</text:p>
          </table:table-cell>
          <table:table-cell table:formula="of:=[.U1]+2*[.U2]" office:value-type="float" office:value="238.853837210598" calcext:value-type="float">
            <text:p>239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 min</text:p>
          </table:table-cell>
          <table:table-cell table:formula="of:=[.B1]-2*[.B2]" office:value-type="float" office:value="-69871.4749410313" calcext:value-type="float">
            <text:p>-69,871</text:p>
          </table:table-cell>
          <table:table-cell table:formula="of:=[.C1]-2*[.C2]" office:value-type="float" office:value="-3091.54149669523" calcext:value-type="float">
            <text:p>-3,092</text:p>
          </table:table-cell>
          <table:table-cell table:formula="of:=[.D1]-2*[.D2]" office:value-type="float" office:value="-1737042.7260444" calcext:value-type="float">
            <text:p>-1,737,043</text:p>
          </table:table-cell>
          <table:table-cell/>
          <table:table-cell table:formula="of:=[.F1]-2*[.F2]" office:value-type="float" office:value="-18491856.3127587" calcext:value-type="float">
            <text:p>-18,491,856</text:p>
          </table:table-cell>
          <table:table-cell table:formula="of:=[.G1]-2*[.G2]" office:value-type="float" office:value="-8475800.01283879" calcext:value-type="float">
            <text:p>-8,475,800</text:p>
          </table:table-cell>
          <table:table-cell table:formula="of:=[.H1]-2*[.H2]" office:value-type="float" office:value="-1681585.80258588" calcext:value-type="float">
            <text:p>-1,681,586</text:p>
          </table:table-cell>
          <table:table-cell table:formula="of:=[.I1]-2*[.I2]" office:value-type="float" office:value="-3376959.59596885" calcext:value-type="float">
            <text:p>-3,376,960</text:p>
          </table:table-cell>
          <table:table-cell table:formula="of:=[.J1]-2*[.J2]" office:value-type="float" office:value="-1180.17016604587" calcext:value-type="float">
            <text:p>-1,180</text:p>
          </table:table-cell>
          <table:table-cell table:formula="of:=[.K1]-2*[.K2]" office:value-type="float" office:value="-7069163.87548859" calcext:value-type="float">
            <text:p>-7,069,164</text:p>
          </table:table-cell>
          <table:table-cell table:formula="of:=[.L1]-2*[.L2]" office:value-type="float" office:value="-9996755.06226437" calcext:value-type="float">
            <text:p>-9,996,755</text:p>
          </table:table-cell>
          <table:table-cell table:formula="of:=[.M1]-2*[.M2]" office:value-type="float" office:value="-40440.6851403295" calcext:value-type="float">
            <text:p>-40,441</text:p>
          </table:table-cell>
          <table:table-cell table:formula="of:=[.N1]-2*[.N2]" office:value-type="float" office:value="-64790120.0613679" calcext:value-type="float">
            <text:p>-64,790,120</text:p>
          </table:table-cell>
          <table:table-cell table:formula="of:=[.O1]-2*[.O2]" office:value-type="float" office:value="-3073.27720106725" calcext:value-type="float">
            <text:p>-3,073</text:p>
          </table:table-cell>
          <table:table-cell table:formula="of:=[.P1]-2*[.P2]" office:value-type="float" office:value="-2326818.61807376" calcext:value-type="float">
            <text:p>-2,326,819</text:p>
          </table:table-cell>
          <table:table-cell table:formula="of:=[.Q1]-2*[.Q2]" office:value-type="float" office:value="-158.913664741427" calcext:value-type="float">
            <text:p>-159</text:p>
          </table:table-cell>
          <table:table-cell table:formula="of:=[.R1]-2*[.R2]" office:value-type="float" office:value="7597.47353021898" calcext:value-type="float">
            <text:p>7,597</text:p>
          </table:table-cell>
          <table:table-cell table:formula="of:=[.S1]-2*[.S2]" office:value-type="float" office:value="-2465202.618444" calcext:value-type="float">
            <text:p>-2,465,203</text:p>
          </table:table-cell>
          <table:table-cell table:formula="of:=[.T1]-2*[.T2]" office:value-type="float" office:value="-979343.643136402" calcext:value-type="float">
            <text:p>-979,344</text:p>
          </table:table-cell>
          <table:table-cell table:formula="of:=[.U1]-2*[.U2]" office:value-type="float" office:value="-109.06313953618" calcext:value-type="float">
            <text:p>-10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salary</text:p>
          </table:table-cell>
          <table:table-cell office:value-type="string" calcext:value-type="string">
            <text:p>to_messages</text:p>
          </table:table-cell>
          <table:table-cell office:value-type="string" calcext:value-type="string">
            <text:p>deferral_payments</text:p>
          </table:table-cell>
          <table:table-cell/>
          <table:table-cell office:value-type="string" calcext:value-type="string">
            <text:p>total_payments</text:p>
          </table:table-cell>
          <table:table-cell office:value-type="string" calcext:value-type="string">
            <text:p>loan_advances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restricted_stock_deferred</text:p>
          </table:table-cell>
          <table:table-cell office:value-type="string" calcext:value-type="string">
            <text:p>total_stock_value</text:p>
          </table:table-cell>
          <table:table-cell office:value-type="string" calcext:value-type="string">
            <text:p>shared_receipt_with_poi</text:p>
          </table:table-cell>
          <table:table-cell office:value-type="string" calcext:value-type="string">
            <text:p>long_term_incentive</text:p>
          </table:table-cell>
          <table:table-cell office:value-type="string" calcext:value-type="string">
            <text:p>exercised_stock_options</text:p>
          </table:table-cell>
          <table:table-cell office:value-type="string" calcext:value-type="string">
            <text:p>from_messages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rom_poi_to_this_person</text:p>
          </table:table-cell>
          <table:table-cell office:value-type="string" calcext:value-type="string">
            <text:p>from_this_person_to_poi</text:p>
          </table:table-cell>
          <table:table-cell office:value-type="string" calcext:value-type="string">
            <text:p>deferred_income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restricted_stock</text:p>
          </table:table-cell>
          <table:table-cell office:value-type="string" calcext:value-type="string">
            <text:p>director_fees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65788" calcext:value-type="float">
            <text:p>365,788</text:p>
          </table:table-cell>
          <table:table-cell office:value-type="float" office:value="807" calcext:value-type="float">
            <text:p>807</text:p>
          </table:table-cell>
          <table:table-cell office:value-type="float" office:value="51365" calcext:value-type="float">
            <text:p>51,365</text:p>
          </table:table-cell>
          <table:table-cell table:formula="of:=IF(OR([.D6]&gt;[.D$3]; [.D6]&lt;[.D$4]);1;0)" office:value-type="float" office:value="0" calcext:value-type="float">
            <text:p>0</text:p>
          </table:table-cell>
          <table:table-cell office:value-type="float" office:value="1061827" calcext:value-type="float">
            <text:p>1,061,827</text:p>
          </table:table-cell>
          <table:table-cell office:value-type="float" office:value="6680544" calcext:value-type="float">
            <text:p>6,680,544</text:p>
          </table:table-cell>
          <table:table-cell office:value-type="float" office:value="600000" calcext:value-type="float">
            <text:p>600,000</text:p>
          </table:table-cell>
          <table:table-cell office:value-type="float" office:value="585062" calcext:value-type="float">
            <text:p>585,062</text:p>
          </table:table-cell>
          <table:table-cell office:value-type="float" office:value="702" calcext:value-type="float">
            <text:p>702</text:p>
          </table:table-cell>
          <table:table-cell office:value-type="float" office:value="-140264" calcext:value-type="float">
            <text:p>-140,264</text:p>
          </table:table-cell>
          <table:table-cell office:value-type="float" office:value="585062" calcext:value-type="float">
            <text:p>585,062</text:p>
          </table:table-cell>
          <table:table-cell office:value-type="float" office:value="94299" calcext:value-type="float">
            <text:p>94,299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29" calcext:value-type="float">
            <text:p>29</text:p>
          </table:table-cell>
          <table:table-cell office:value-type="float" office:value="1740" calcext:value-type="float">
            <text:p>1,740</text:p>
          </table:table-cell>
          <table:table-cell office:value-type="float" office:value="1" calcext:value-type="float">
            <text:p>1</text:p>
          </table:table-cell>
          <table:table-cell office:value-type="float" office:value="108750" calcext:value-type="float">
            <text:p>108,750</text:p>
          </table:table-cell>
          <table:table-cell office:value-type="float" office:value="-200000" calcext:value-type="float">
            <text:p>-200,000</text:p>
          </table:table-cell>
          <table:table-cell office:value-type="float" office:value="156250" calcext:value-type="float">
            <text:p>156,250</text:p>
          </table:table-cell>
          <table:table-cell office:value-type="float" office:value="38" calcext:value-type="float">
            <text:p>3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67102" calcext:value-type="float">
            <text:p>267,102</text:p>
          </table:table-cell>
          <table:table-cell office:value-type="float" office:value="764" calcext:value-type="float">
            <text:p>764</text:p>
          </table:table-cell>
          <table:table-cell office:value-type="float" office:value="2157527" calcext:value-type="float">
            <text:p>2,157,527</text:p>
          </table:table-cell>
          <table:table-cell table:formula="of:=IF(OR([.D7]&gt;[.D$3]; [.D7]&lt;[.D$4]);1;0)" office:value-type="float" office:value="0" calcext:value-type="float">
            <text:p>0</text:p>
          </table:table-cell>
          <table:table-cell office:value-type="float" office:value="5634343" calcext:value-type="float">
            <text:p>5,634,343</text:p>
          </table:table-cell>
          <table:table-cell office:value-type="float" office:value="4890344" calcext:value-type="float">
            <text:p>4,890,344</text:p>
          </table:table-cell>
          <table:table-cell office:value-type="float" office:value="600000" calcext:value-type="float">
            <text:p>600,000</text:p>
          </table:table-cell>
          <table:table-cell office:value-type="float" office:value="3942714" calcext:value-type="float">
            <text:p>3,942,714</text:p>
          </table:table-cell>
          <table:table-cell office:value-type="float" office:value="58" calcext:value-type="float">
            <text:p>58</text:p>
          </table:table-cell>
          <table:table-cell office:value-type="float" office:value="-329825" calcext:value-type="float">
            <text:p>-329,825</text:p>
          </table:table-cell>
          <table:table-cell office:value-type="float" office:value="10623258" calcext:value-type="float">
            <text:p>10,623,258</text:p>
          </table:table-cell>
          <table:table-cell office:value-type="float" office:value="11200" calcext:value-type="float">
            <text:p>11,200</text:p>
          </table:table-cell>
          <table:table-cell office:value-type="float" office:value="81525000" calcext:value-type="float">
            <text:p>81,525,000</text:p>
          </table:table-cell>
          <table:table-cell office:value-type="float" office:value="12" calcext:value-type="float">
            <text:p>12</text:p>
          </table:table-cell>
          <table:table-cell office:value-type="float" office:value="2660303" calcext:value-type="float">
            <text:p>2,660,303</text:p>
          </table:table-cell>
          <table:table-cell office:value-type="float" office:value="0" calcext:value-type="float">
            <text:p>0</text:p>
          </table:table-cell>
          <table:table-cell office:value-type="float" office:value="102492" calcext:value-type="float">
            <text:p>102,492</text:p>
          </table:table-cell>
          <table:table-cell office:value-type="float" office:value="-1386055" calcext:value-type="float">
            <text:p>-1,386,055</text:p>
          </table:table-cell>
          <table:table-cell office:value-type="float" office:value="1586055" calcext:value-type="float">
            <text:p>1,586,055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0941" calcext:value-type="float">
            <text:p>170,941</text:p>
          </table:table-cell>
          <table:table-cell office:value-type="float" office:value="1045" calcext:value-type="float">
            <text:p>1,045</text:p>
          </table:table-cell>
          <table:table-cell office:value-type="float" office:value="7961" calcext:value-type="float">
            <text:p>7,961</text:p>
          </table:table-cell>
          <table:table-cell table:formula="of:=IF(OR([.D8]&gt;[.D$3]; [.D8]&lt;[.D$4]);1;0)" office:value-type="float" office:value="0" calcext:value-type="float">
            <text:p>0</text:p>
          </table:table-cell>
          <table:table-cell office:value-type="float" office:value="211725" calcext:value-type="float">
            <text:p>211,725</text:p>
          </table:table-cell>
          <table:table-cell office:value-type="float" office:value="651850" calcext:value-type="float">
            <text:p>651,850</text:p>
          </table:table-cell>
          <table:table-cell office:value-type="float" office:value="1200000" calcext:value-type="float">
            <text:p>1,200,000</text:p>
          </table:table-cell>
          <table:table-cell office:value-type="float" office:value="1788391" calcext:value-type="float">
            <text:p>1,788,391</text:p>
          </table:table-cell>
          <table:table-cell office:value-type="float" office:value="1035" calcext:value-type="float">
            <text:p>1,035</text:p>
          </table:table-cell>
          <table:table-cell office:value-type="float" office:value="-82782" calcext:value-type="float">
            <text:p>-82,782</text:p>
          </table:table-cell>
          <table:table-cell office:value-type="float" office:value="6678735" calcext:value-type="float">
            <text:p>6,678,735</text:p>
          </table:table-cell>
          <table:table-cell office:value-type="float" office:value="78552" calcext:value-type="float">
            <text:p>78,552</text:p>
          </table:table-cell>
          <table:table-cell office:value-type="float" office:value="400000" calcext:value-type="float">
            <text:p>400,000</text:p>
          </table:table-cell>
          <table:table-cell office:value-type="float" office:value="32" calcext:value-type="float">
            <text:p>32</text:p>
          </table:table-cell>
          <table:table-cell office:value-type="float" office:value="12961" calcext:value-type="float">
            <text:p>12,961</text:p>
          </table:table-cell>
          <table:table-cell office:value-type="float" office:value="21" calcext:value-type="float">
            <text:p>21</text:p>
          </table:table-cell>
          <table:table-cell office:value-type="float" office:value="137864" calcext:value-type="float">
            <text:p>137,864</text:p>
          </table:table-cell>
          <table:table-cell office:value-type="float" office:value="-400729" calcext:value-type="float">
            <text:p>-400,729</text:p>
          </table:table-cell>
          <table:table-cell office:value-type="float" office:value="554422" calcext:value-type="float">
            <text:p>554,422</text:p>
          </table:table-cell>
          <table:table-cell office:value-type="float" office:value="32" calcext:value-type="float">
            <text:p>3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3293" calcext:value-type="float">
            <text:p>243,293</text:p>
          </table:table-cell>
          <table:table-cell office:value-type="float" office:value="232" calcext:value-type="float">
            <text:p>232</text:p>
          </table:table-cell>
          <table:table-cell office:value-type="float" office:value="1848227" calcext:value-type="float">
            <text:p>1,848,227</text:p>
          </table:table-cell>
          <table:table-cell table:formula="of:=IF(OR([.D9]&gt;[.D$3]; [.D9]&lt;[.D$4]);1;0)" office:value-type="float" office:value="0" calcext:value-type="float">
            <text:p>0</text:p>
          </table:table-cell>
          <table:table-cell office:value-type="float" office:value="288682" calcext:value-type="float">
            <text:p>288,682</text:p>
          </table:table-cell>
          <table:table-cell office:value-type="float" office:value="5538001" calcext:value-type="float">
            <text:p>5,538,001</text:p>
          </table:table-cell>
          <table:table-cell office:value-type="float" office:value="350000" calcext:value-type="float">
            <text:p>350,000</text:p>
          </table:table-cell>
          <table:table-cell office:value-type="float" office:value="386335" calcext:value-type="float">
            <text:p>386,335</text:p>
          </table:table-cell>
          <table:table-cell office:value-type="float" office:value="22" calcext:value-type="float">
            <text:p>22</text:p>
          </table:table-cell>
          <table:table-cell office:value-type="float" office:value="15456290" calcext:value-type="float">
            <text:p>15,456,290</text:p>
          </table:table-cell>
          <table:table-cell office:value-type="float" office:value="1038185" calcext:value-type="float">
            <text:p>1,038,185</text:p>
          </table:table-cell>
          <table:table-cell office:value-type="float" office:value="34039" calcext:value-type="float">
            <text:p>34,039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1350" calcext:value-type="float">
            <text:p>11,350</text:p>
          </table:table-cell>
          <table:table-cell office:value-type="float" office:value="0" calcext:value-type="float">
            <text:p>0</text:p>
          </table:table-cell>
          <table:table-cell office:value-type="float" office:value="119292" calcext:value-type="float">
            <text:p>119,292</text:p>
          </table:table-cell>
          <table:table-cell office:value-type="float" office:value="-833" calcext:value-type="float">
            <text:p>-833</text:p>
          </table:table-cell>
          <table:table-cell office:value-type="float" office:value="1617011" calcext:value-type="float">
            <text:p>1,617,011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67093" calcext:value-type="float">
            <text:p>267,093</text:p>
          </table:table-cell>
          <table:table-cell office:value-type="float" office:value="2355" calcext:value-type="float">
            <text:p>2,355</text:p>
          </table:table-cell>
          <table:table-cell office:value-type="float" office:value="684694" calcext:value-type="float">
            <text:p>684,694</text:p>
          </table:table-cell>
          <table:table-cell table:formula="of:=IF(OR([.D10]&gt;[.D$3]; [.D10]&lt;[.D$4]);1;0)" office:value-type="float" office:value="0" calcext:value-type="float">
            <text:p>0</text:p>
          </table:table-cell>
          <table:table-cell office:value-type="float" office:value="628522" calcext:value-type="float">
            <text:p>628,522</text:p>
          </table:table-cell>
          <table:table-cell office:value-type="float" office:value="493489" calcext:value-type="float">
            <text:p>493,489</text:p>
          </table:table-cell>
          <table:table-cell office:value-type="float" office:value="700000" calcext:value-type="float">
            <text:p>700,000</text:p>
          </table:table-cell>
          <table:table-cell office:value-type="float" office:value="853064" calcext:value-type="float">
            <text:p>853,064</text:p>
          </table:table-cell>
          <table:table-cell office:value-type="float" office:value="2228" calcext:value-type="float">
            <text:p>2,228</text:p>
          </table:table-cell>
          <table:table-cell office:value-type="float" office:value="-472568" calcext:value-type="float">
            <text:p>-472,568</text:p>
          </table:table-cell>
          <table:table-cell office:value-type="float" office:value="6391065" calcext:value-type="float">
            <text:p>6,391,065</text:p>
          </table:table-cell>
          <table:table-cell office:value-type="float" office:value="35018" calcext:value-type="float">
            <text:p>35,01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411" calcext:value-type="float">
            <text:p>1,411</text:p>
          </table:table-cell>
          <table:table-cell office:value-type="float" office:value="26" calcext:value-type="float">
            <text:p>26</text:p>
          </table:table-cell>
          <table:table-cell office:value-type="float" office:value="113784" calcext:value-type="float">
            <text:p>113,784</text:p>
          </table:table-cell>
          <table:table-cell office:value-type="float" office:value="-3117011" calcext:value-type="float">
            <text:p>-3,117,011</text:p>
          </table:table-cell>
          <table:table-cell office:value-type="float" office:value="1617011" calcext:value-type="float">
            <text:p>1,617,011</text:p>
          </table:table-cell>
          <table:table-cell office:value-type="float" office:value="58" calcext:value-type="float">
            <text:p>5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70448" calcext:value-type="float">
            <text:p>370,448</text:p>
          </table:table-cell>
          <table:table-cell office:value-type="float" office:value="4009" calcext:value-type="float">
            <text:p>4,009</text:p>
          </table:table-cell>
          <table:table-cell office:value-type="float" office:value="2144013" calcext:value-type="float">
            <text:p>2,144,013</text:p>
          </table:table-cell>
          <table:table-cell table:formula="of:=IF(OR([.D11]&gt;[.D$3]; [.D11]&lt;[.D$4]);1;0)" office:value-type="float" office:value="0" calcext:value-type="float">
            <text:p>0</text:p>
          </table:table-cell>
          <table:table-cell office:value-type="float" office:value="1848227" calcext:value-type="float">
            <text:p>1,848,227</text:p>
          </table:table-cell>
          <table:table-cell office:value-type="float" office:value="1104054" calcext:value-type="float">
            <text:p>1,104,054</text:p>
          </table:table-cell>
          <table:table-cell office:value-type="float" office:value="100000" calcext:value-type="float">
            <text:p>100,000</text:p>
          </table:table-cell>
          <table:table-cell office:value-type="float" office:value="208510" calcext:value-type="float">
            <text:p>208,510</text:p>
          </table:table-cell>
          <table:table-cell office:value-type="float" office:value="1847" calcext:value-type="float">
            <text:p>1,847</text:p>
          </table:table-cell>
          <table:table-cell office:value-type="float" office:value="-153686" calcext:value-type="float">
            <text:p>-153,686</text:p>
          </table:table-cell>
          <table:table-cell office:value-type="float" office:value="208510" calcext:value-type="float">
            <text:p>208,510</text:p>
          </table:table-cell>
          <table:table-cell office:value-type="float" office:value="228656" calcext:value-type="float">
            <text:p>228,656</text:p>
          </table:table-cell>
          <table:table-cell/>
          <table:table-cell office:value-type="float" office:value="1941" calcext:value-type="float">
            <text:p>1,941</text:p>
          </table:table-cell>
          <table:table-cell office:value-type="float" office:value="297353" calcext:value-type="float">
            <text:p>297,353</text:p>
          </table:table-cell>
          <table:table-cell office:value-type="float" office:value="61" calcext:value-type="float">
            <text:p>61</text:p>
          </table:table-cell>
          <table:table-cell office:value-type="float" office:value="125034" calcext:value-type="float">
            <text:p>125,034</text:p>
          </table:table-cell>
          <table:table-cell office:value-type="float" office:value="-3504386" calcext:value-type="float">
            <text:p>-3,504,386</text:p>
          </table:table-cell>
          <table:table-cell office:value-type="float" office:value="1736055" calcext:value-type="float">
            <text:p>1,736,055</text:p>
          </table:table-cell>
          <table:table-cell office:value-type="float" office:value="180" calcext:value-type="float">
            <text:p>18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7091" calcext:value-type="float">
            <text:p>197,091</text:p>
          </table:table-cell>
          <table:table-cell office:value-type="float" office:value="1238" calcext:value-type="float">
            <text:p>1,238</text:p>
          </table:table-cell>
          <table:table-cell office:value-type="float" office:value="3131860" calcext:value-type="float">
            <text:p>3,131,860</text:p>
          </table:table-cell>
          <table:table-cell table:formula="of:=IF(OR([.D12]&gt;[.D$3]; [.D12]&lt;[.D$4]);1;0)" office:value-type="float" office:value="0" calcext:value-type="float">
            <text:p>0</text:p>
          </table:table-cell>
          <table:table-cell office:value-type="float" office:value="4099771" calcext:value-type="float">
            <text:p>4,099,771</text:p>
          </table:table-cell>
          <table:table-cell office:value-type="float" office:value="608750" calcext:value-type="float">
            <text:p>608,750</text:p>
          </table:table-cell>
          <table:table-cell office:value-type="float" office:value="1500000" calcext:value-type="float">
            <text:p>1,500,000</text:p>
          </table:table-cell>
          <table:table-cell office:value-type="float" office:value="462384" calcext:value-type="float">
            <text:p>462,384</text:p>
          </table:table-cell>
          <table:table-cell office:value-type="float" office:value="742" calcext:value-type="float">
            <text:p>742</text:p>
          </table:table-cell>
          <table:table-cell office:value-type="float" office:value="-307301" calcext:value-type="float">
            <text:p>-307,301</text:p>
          </table:table-cell>
          <table:table-cell office:value-type="float" office:value="955873" calcext:value-type="float">
            <text:p>955,873</text:p>
          </table:table-cell>
          <table:table-cell office:value-type="float" office:value="137108" calcext:value-type="float">
            <text:p>137,108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778" calcext:value-type="float">
            <text:p>778</text:p>
          </table:table-cell>
          <table:table-cell office:value-type="float" office:value="48" calcext:value-type="float">
            <text:p>48</text:p>
          </table:table-cell>
          <table:table-cell office:value-type="float" office:value="36666" calcext:value-type="float">
            <text:p>36,666</text:p>
          </table:table-cell>
          <table:table-cell office:value-type="float" office:value="-121284" calcext:value-type="float">
            <text:p>-121,284</text:p>
          </table:table-cell>
          <table:table-cell office:value-type="float" office:value="556416" calcext:value-type="float">
            <text:p>556,416</text:p>
          </table:table-cell>
          <table:table-cell office:value-type="float" office:value="61" calcext:value-type="float">
            <text:p>6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30724" calcext:value-type="float">
            <text:p>130,724</text:p>
          </table:table-cell>
          <table:table-cell office:value-type="float" office:value="128" calcext:value-type="float">
            <text:p>128</text:p>
          </table:table-cell>
          <table:table-cell office:value-type="float" office:value="1130036" calcext:value-type="float">
            <text:p>1,130,036</text:p>
          </table:table-cell>
          <table:table-cell table:formula="of:=IF(OR([.D13]&gt;[.D$3]; [.D13]&lt;[.D$4]);1;0)" office:value-type="float" office:value="0" calcext:value-type="float">
            <text:p>0</text:p>
          </table:table-cell>
          <table:table-cell office:value-type="float" office:value="3859065" calcext:value-type="float">
            <text:p>3,859,065</text:p>
          </table:table-cell>
          <table:table-cell office:value-type="float" office:value="880290" calcext:value-type="float">
            <text:p>880,290</text:p>
          </table:table-cell>
          <table:table-cell office:value-type="float" office:value="1750000" calcext:value-type="float">
            <text:p>1,750,000</text:p>
          </table:table-cell>
          <table:table-cell office:value-type="float" office:value="558801" calcext:value-type="float">
            <text:p>558,801</text:p>
          </table:table-cell>
          <table:table-cell office:value-type="float" office:value="119" calcext:value-type="float">
            <text:p>119</text:p>
          </table:table-cell>
          <table:table-cell office:value-type="float" office:value="-126027" calcext:value-type="float">
            <text:p>-126,027</text:p>
          </table:table-cell>
          <table:table-cell office:value-type="float" office:value="1662855" calcext:value-type="float">
            <text:p>1,662,855</text:p>
          </table:table-cell>
          <table:table-cell office:value-type="float" office:value="43057" calcext:value-type="float">
            <text:p>43,05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72" calcext:value-type="float">
            <text:p>272</text:p>
          </table:table-cell>
          <table:table-cell office:value-type="float" office:value="17" calcext:value-type="float">
            <text:p>17</text:p>
          </table:table-cell>
          <table:table-cell office:value-type="float" office:value="103750" calcext:value-type="float">
            <text:p>103,750</text:p>
          </table:table-cell>
          <table:table-cell office:value-type="float" office:value="-36666" calcext:value-type="float">
            <text:p>-36,666</text:p>
          </table:table-cell>
          <table:table-cell office:value-type="float" office:value="304805" calcext:value-type="float">
            <text:p>304,805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8546" calcext:value-type="float">
            <text:p>248,546</text:p>
          </table:table-cell>
          <table:table-cell office:value-type="float" office:value="2475" calcext:value-type="float">
            <text:p>2,475</text:p>
          </table:table-cell>
          <table:table-cell office:value-type="float" office:value="2964506" calcext:value-type="float">
            <text:p>2,964,506</text:p>
          </table:table-cell>
          <table:table-cell table:formula="of:=IF(OR([.D14]&gt;[.D$3]; [.D14]&lt;[.D$4]);1;0)" office:value-type="float" office:value="0" calcext:value-type="float">
            <text:p>0</text:p>
          </table:table-cell>
          <table:table-cell office:value-type="float" office:value="1737629" calcext:value-type="float">
            <text:p>1,737,629</text:p>
          </table:table-cell>
          <table:table-cell office:value-type="float" office:value="2282768" calcext:value-type="float">
            <text:p>2,282,768</text:p>
          </table:table-cell>
          <table:table-cell office:value-type="float" office:value="325000" calcext:value-type="float">
            <text:p>325,000</text:p>
          </table:table-cell>
          <table:table-cell office:value-type="float" office:value="524169" calcext:value-type="float">
            <text:p>524,169</text:p>
          </table:table-cell>
          <table:table-cell office:value-type="float" office:value="2326" calcext:value-type="float">
            <text:p>2,326</text:p>
          </table:table-cell>
          <table:table-cell office:value-type="float" office:value="-1787380" calcext:value-type="float">
            <text:p>-1,787,380</text:p>
          </table:table-cell>
          <table:table-cell office:value-type="float" office:value="803094" calcext:value-type="float">
            <text:p>803,094</text:p>
          </table:table-cell>
          <table:table-cell office:value-type="float" office:value="4994" calcext:value-type="float">
            <text:p>4,99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1122" calcext:value-type="float">
            <text:p>111,122</text:p>
          </table:table-cell>
          <table:table-cell office:value-type="float" office:value="2" calcext:value-type="float">
            <text:p>2</text:p>
          </table:table-cell>
          <table:table-cell office:value-type="float" office:value="112492" calcext:value-type="float">
            <text:p>112,492</text:p>
          </table:table-cell>
          <table:table-cell office:value-type="float" office:value="-2334434" calcext:value-type="float">
            <text:p>-2,334,434</text:p>
          </table:table-cell>
          <table:table-cell office:value-type="float" office:value="602671" calcext:value-type="float">
            <text:p>602,671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57486" calcext:value-type="float">
            <text:p>257,486</text:p>
          </table:table-cell>
          <table:table-cell office:value-type="float" office:value="2647" calcext:value-type="float">
            <text:p>2,647</text:p>
          </table:table-cell>
          <table:table-cell office:value-type="float" office:value="875307" calcext:value-type="float">
            <text:p>875,307</text:p>
          </table:table-cell>
          <table:table-cell table:formula="of:=IF(OR([.D15]&gt;[.D$3]; [.D15]&lt;[.D$4]);1;0)" office:value-type="float" office:value="0" calcext:value-type="float">
            <text:p>0</text:p>
          </table:table-cell>
          <table:table-cell office:value-type="float" office:value="3100224" calcext:value-type="float">
            <text:p>3,100,224</text:p>
          </table:table-cell>
          <table:table-cell office:value-type="float" office:value="765313" calcext:value-type="float">
            <text:p>765,313</text:p>
          </table:table-cell>
          <table:table-cell office:value-type="float" office:value="350000" calcext:value-type="float">
            <text:p>350,000</text:p>
          </table:table-cell>
          <table:table-cell office:value-type="float" office:value="409554" calcext:value-type="float">
            <text:p>409,554</text:p>
          </table:table-cell>
          <table:table-cell office:value-type="float" office:value="2565" calcext:value-type="float">
            <text:p>2,565</text:p>
          </table:table-cell>
          <table:table-cell office:value-type="float" office:value="-315068" calcext:value-type="float">
            <text:p>-315,068</text:p>
          </table:table-cell>
          <table:table-cell office:value-type="float" office:value="880290" calcext:value-type="float">
            <text:p>880,290</text:p>
          </table:table-cell>
          <table:table-cell office:value-type="float" office:value="84208" calcext:value-type="float">
            <text:p>84,208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01740" calcext:value-type="float">
            <text:p>101,740</text:p>
          </table:table-cell>
          <table:table-cell office:value-type="float" office:value="13" calcext:value-type="float">
            <text:p>13</text:p>
          </table:table-cell>
          <table:table-cell office:value-type="float" office:value="101250" calcext:value-type="float">
            <text:p>101,250</text:p>
          </table:table-cell>
          <table:table-cell office:value-type="float" office:value="-934484" calcext:value-type="float">
            <text:p>-934,484</text:p>
          </table:table-cell>
          <table:table-cell office:value-type="float" office:value="694862" calcext:value-type="float">
            <text:p>694,862</text:p>
          </table:table-cell>
          <table:table-cell office:value-type="float" office:value="37" calcext:value-type="float">
            <text:p>3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8542" calcext:value-type="float">
            <text:p>288,542</text:p>
          </table:table-cell>
          <table:table-cell office:value-type="float" office:value="169" calcext:value-type="float">
            <text:p>169</text:p>
          </table:table-cell>
          <table:table-cell office:value-type="float" office:value="16586" calcext:value-type="float">
            <text:p>16,586</text:p>
          </table:table-cell>
          <table:table-cell table:formula="of:=IF(OR([.D16]&gt;[.D$3]; [.D16]&lt;[.D$4]);1;0)" office:value-type="float" office:value="0" calcext:value-type="float">
            <text:p>0</text:p>
          </table:table-cell>
          <table:table-cell office:value-type="float" office:value="1130461" calcext:value-type="float">
            <text:p>1,130,461</text:p>
          </table:table-cell>
          <table:table-cell office:value-type="float" office:value="2218275" calcext:value-type="float">
            <text:p>2,218,275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9041" calcext:value-type="float">
            <text:p>189,041</text:p>
          </table:table-cell>
          <table:table-cell office:value-type="float" office:value="23" calcext:value-type="float">
            <text:p>23</text:p>
          </table:table-cell>
          <table:table-cell office:value-type="float" office:value="-44093" calcext:value-type="float">
            <text:p>-44,093</text:p>
          </table:table-cell>
          <table:table-cell office:value-type="float" office:value="2282768" calcext:value-type="float">
            <text:p>2,282,768</text:p>
          </table:table-cell>
          <table:table-cell office:value-type="float" office:value="16514" calcext:value-type="float">
            <text:p>16,51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47" calcext:value-type="float">
            <text:p>947</text:p>
          </table:table-cell>
          <table:table-cell office:value-type="float" office:value="0" calcext:value-type="float">
            <text:p>0</text:p>
          </table:table-cell>
          <table:table-cell office:value-type="float" office:value="108579" calcext:value-type="float">
            <text:p>108,579</text:p>
          </table:table-cell>
          <table:table-cell office:value-type="float" office:value="-235000" calcext:value-type="float">
            <text:p>-235,000</text:p>
          </table:table-cell>
          <table:table-cell office:value-type="float" office:value="93750" calcext:value-type="float">
            <text:p>93,750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51654" calcext:value-type="float">
            <text:p>251,654</text:p>
          </table:table-cell>
          <table:table-cell office:value-type="float" office:value="1758" calcext:value-type="float">
            <text:p>1,758</text:p>
          </table:table-cell>
          <table:table-cell office:value-type="float" office:value="181755" calcext:value-type="float">
            <text:p>181,755</text:p>
          </table:table-cell>
          <table:table-cell table:formula="of:=IF(OR([.D17]&gt;[.D$3]; [.D17]&lt;[.D$4]);1;0)" office:value-type="float" office:value="0" calcext:value-type="float">
            <text:p>0</text:p>
          </table:table-cell>
          <table:table-cell office:value-type="float" office:value="2014835" calcext:value-type="float">
            <text:p>2,014,835</text:p>
          </table:table-cell>
          <table:table-cell office:value-type="float" office:value="372205" calcext:value-type="float">
            <text:p>372,205</text:p>
          </table:table-cell>
          <table:table-cell office:value-type="float" office:value="100000" calcext:value-type="float">
            <text:p>100,000</text:p>
          </table:table-cell>
          <table:table-cell office:value-type="float" office:value="698920" calcext:value-type="float">
            <text:p>698,920</text:p>
          </table:table-cell>
          <table:table-cell office:value-type="float" office:value="1132" calcext:value-type="float">
            <text:p>1,132</text:p>
          </table:table-cell>
          <table:table-cell office:value-type="float" office:value="-409554" calcext:value-type="float">
            <text:p>-409,554</text:p>
          </table:table-cell>
          <table:table-cell office:value-type="float" office:value="954354" calcext:value-type="float">
            <text:p>954,354</text:p>
          </table:table-cell>
          <table:table-cell office:value-type="float" office:value="10181" calcext:value-type="float">
            <text:p>10,181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435" calcext:value-type="float">
            <text:p>2,435</text:p>
          </table:table-cell>
          <table:table-cell office:value-type="float" office:value="11" calcext:value-type="float">
            <text:p>11</text:p>
          </table:table-cell>
          <table:table-cell office:value-type="float" office:value="109298" calcext:value-type="float">
            <text:p>109,298</text:p>
          </table:table-cell>
          <table:table-cell office:value-type="float" office:value="-33333" calcext:value-type="float">
            <text:p>-33,333</text:p>
          </table:table-cell>
          <table:table-cell office:value-type="float" office:value="2035380" calcext:value-type="float">
            <text:p>2,035,380</text:p>
          </table:table-cell>
          <table:table-cell office:value-type="float" office:value="240" calcext:value-type="float">
            <text:p>24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8558" calcext:value-type="float">
            <text:p>288,558</text:p>
          </table:table-cell>
          <table:table-cell office:value-type="float" office:value="136" calcext:value-type="float">
            <text:p>136</text:p>
          </table:table-cell>
          <table:table-cell office:value-type="float" office:value="10259" calcext:value-type="float">
            <text:p>10,259</text:p>
          </table:table-cell>
          <table:table-cell table:formula="of:=IF(OR([.D18]&gt;[.D$3]; [.D18]&lt;[.D$4]);1;0)" office:value-type="float" office:value="0" calcext:value-type="float">
            <text:p>0</text:p>
          </table:table-cell>
          <table:table-cell office:value-type="float" office:value="1545059" calcext:value-type="float">
            <text:p>1,545,059</text:p>
          </table:table-cell>
          <table:table-cell office:value-type="float" office:value="1056320" calcext:value-type="float">
            <text:p>1,056,320</text:p>
          </table:table-cell>
          <table:table-cell office:value-type="float" office:value="800000" calcext:value-type="float">
            <text:p>800,000</text:p>
          </table:table-cell>
          <table:table-cell office:value-type="float" office:value="153686" calcext:value-type="float">
            <text:p>153,686</text:p>
          </table:table-cell>
          <table:table-cell office:value-type="float" office:value="114" calcext:value-type="float">
            <text:p>114</text:p>
          </table:table-cell>
          <table:table-cell office:value-type="float" office:value="-32460" calcext:value-type="float">
            <text:p>-32,460</text:p>
          </table:table-cell>
          <table:table-cell office:value-type="float" office:value="698920" calcext:value-type="float">
            <text:p>698,920</text:p>
          </table:table-cell>
          <table:table-cell office:value-type="float" office:value="51870" calcext:value-type="float">
            <text:p>51,87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1130" calcext:value-type="float">
            <text:p>401,130</text:p>
          </table:table-cell>
          <table:table-cell office:value-type="float" office:value="0" calcext:value-type="float">
            <text:p>0</text:p>
          </table:table-cell>
          <table:table-cell office:value-type="float" office:value="98784" calcext:value-type="float">
            <text:p>98,784</text:p>
          </table:table-cell>
          <table:table-cell office:value-type="float" office:value="-775241" calcext:value-type="float">
            <text:p>-775,241</text:p>
          </table:table-cell>
          <table:table-cell office:value-type="float" office:value="983346" calcext:value-type="float">
            <text:p>983,346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3744" calcext:value-type="float">
            <text:p>63,744</text:p>
          </table:table-cell>
          <table:table-cell office:value-type="float" office:value="258" calcext:value-type="float">
            <text:p>258</text:p>
          </table:table-cell>
          <table:table-cell office:value-type="float" office:value="504610" calcext:value-type="float">
            <text:p>504,610</text:p>
          </table:table-cell>
          <table:table-cell table:formula="of:=IF(OR([.D19]&gt;[.D$3]; [.D19]&lt;[.D$4]);1;0)" office:value-type="float" office:value="0" calcext:value-type="float">
            <text:p>0</text:p>
          </table:table-cell>
          <table:table-cell office:value-type="float" office:value="966522" calcext:value-type="float">
            <text:p>966,522</text:p>
          </table:table-cell>
          <table:table-cell office:value-type="float" office:value="185063" calcext:value-type="float">
            <text:p>185,063</text:p>
          </table:table-cell>
          <table:table-cell office:value-type="float" office:value="2600000" calcext:value-type="float">
            <text:p>2,600,000</text:p>
          </table:table-cell>
          <table:table-cell office:value-type="float" office:value="698242" calcext:value-type="float">
            <text:p>698,242</text:p>
          </table:table-cell>
          <table:table-cell office:value-type="float" office:value="117" calcext:value-type="float">
            <text:p>117</text:p>
          </table:table-cell>
          <table:table-cell office:value-type="float" office:value="44093" calcext:value-type="float">
            <text:p>44,093</text:p>
          </table:table-cell>
          <table:table-cell office:value-type="float" office:value="2218275" calcext:value-type="float">
            <text:p>2,218,275</text:p>
          </table:table-cell>
          <table:table-cell office:value-type="float" office:value="33785" calcext:value-type="float">
            <text:p>33,785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3285" calcext:value-type="float">
            <text:p>3,285</text:p>
          </table:table-cell>
          <table:table-cell office:value-type="float" office:value="-17500" calcext:value-type="float">
            <text:p>-17,500</text:p>
          </table:table-cell>
          <table:table-cell office:value-type="float" office:value="1105218" calcext:value-type="float">
            <text:p>1,105,218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57091" calcext:value-type="float">
            <text:p>357,091</text:p>
          </table:table-cell>
          <table:table-cell office:value-type="float" office:value="671" calcext:value-type="float">
            <text:p>671</text:p>
          </table:table-cell>
          <table:table-cell office:value-type="float" office:value="27610" calcext:value-type="float">
            <text:p>27,610</text:p>
          </table:table-cell>
          <table:table-cell table:formula="of:=IF(OR([.D20]&gt;[.D$3]; [.D20]&lt;[.D$4]);1;0)" office:value-type="float" office:value="0" calcext:value-type="float">
            <text:p>0</text:p>
          </table:table-cell>
          <table:table-cell office:value-type="float" office:value="1490344" calcext:value-type="float">
            <text:p>1,490,344</text:p>
          </table:table-cell>
          <table:table-cell office:value-type="float" office:value="1030329" calcext:value-type="float">
            <text:p>1,030,329</text:p>
          </table:table-cell>
          <table:table-cell office:value-type="float" office:value="8000000" calcext:value-type="float">
            <text:p>8,000,000</text:p>
          </table:table-cell>
          <table:table-cell office:value-type="float" office:value="360528" calcext:value-type="float">
            <text:p>360,528</text:p>
          </table:table-cell>
          <table:table-cell office:value-type="float" office:value="215" calcext:value-type="float">
            <text:p>215</text:p>
          </table:table-cell>
          <table:table-cell office:value-type="float" office:value="-94556" calcext:value-type="float">
            <text:p>-94,556</text:p>
          </table:table-cell>
          <table:table-cell office:value-type="float" office:value="372205" calcext:value-type="float">
            <text:p>372,205</text:p>
          </table:table-cell>
          <table:table-cell office:value-type="float" office:value="50936" calcext:value-type="float">
            <text:p>50,936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93925" calcext:value-type="float">
            <text:p>93,925</text:p>
          </table:table-cell>
          <table:table-cell office:value-type="float" office:value="0" calcext:value-type="float">
            <text:p>0</text:p>
          </table:table-cell>
          <table:table-cell office:value-type="float" office:value="17500" calcext:value-type="float">
            <text:p>17,500</text:p>
          </table:table-cell>
          <table:table-cell office:value-type="float" office:value="-5104" calcext:value-type="float">
            <text:p>-5,104</text:p>
          </table:table-cell>
          <table:table-cell office:value-type="float" office:value="350000" calcext:value-type="float">
            <text:p>350,000</text:p>
          </table:table-cell>
          <table:table-cell office:value-type="float" office:value="17" calcext:value-type="float">
            <text:p>1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71442" calcext:value-type="float">
            <text:p>271,442</text:p>
          </table:table-cell>
          <table:table-cell office:value-type="float" office:value="8305" calcext:value-type="float">
            <text:p>8,305</text:p>
          </table:table-cell>
          <table:table-cell office:value-type="float" office:value="842924" calcext:value-type="float">
            <text:p>842,924</text:p>
          </table:table-cell>
          <table:table-cell table:formula="of:=IF(OR([.D21]&gt;[.D$3]; [.D21]&lt;[.D$4]);1;0)" office:value-type="float" office:value="0" calcext:value-type="float">
            <text:p>0</text:p>
          </table:table-cell>
          <table:table-cell office:value-type="float" office:value="3202070" calcext:value-type="float">
            <text:p>3,202,070</text:p>
          </table:table-cell>
          <table:table-cell office:value-type="float" office:value="4346544" calcext:value-type="float">
            <text:p>4,346,544</text:p>
          </table:table-cell>
          <table:table-cell office:value-type="float" office:value="1150000" calcext:value-type="float">
            <text:p>1,150,000</text:p>
          </table:table-cell>
          <table:table-cell office:value-type="float" office:value="540672" calcext:value-type="float">
            <text:p>540,672</text:p>
          </table:table-cell>
          <table:table-cell office:value-type="float" office:value="3669" calcext:value-type="float">
            <text:p>3,669</text:p>
          </table:table-cell>
          <table:table-cell office:value-type="float" office:value="-72419" calcext:value-type="float">
            <text:p>-72,419</text:p>
          </table:table-cell>
          <table:table-cell office:value-type="float" office:value="698242" calcext:value-type="float">
            <text:p>698,242</text:p>
          </table:table-cell>
          <table:table-cell office:value-type="float" office:value="5774" calcext:value-type="float">
            <text:p>5,774</text:p>
          </table:table-cell>
          <table:table-cell/>
          <table:table-cell office:value-type="float" office:value="1728" calcext:value-type="float">
            <text:p>1,728</text:p>
          </table:table-cell>
          <table:table-cell office:value-type="float" office:value="1191" calcext:value-type="float">
            <text:p>1,191</text:p>
          </table:table-cell>
          <table:table-cell office:value-type="float" office:value="194" calcext:value-type="float">
            <text:p>194</text:p>
          </table:table-cell>
          <table:table-cell office:value-type="float" office:value="38346" calcext:value-type="float">
            <text:p>38,346</text:p>
          </table:table-cell>
          <table:table-cell office:value-type="float" office:value="-1386055" calcext:value-type="float">
            <text:p>-1,386,055</text:p>
          </table:table-cell>
          <table:table-cell office:value-type="float" office:value="415657" calcext:value-type="float">
            <text:p>415,657</text:p>
          </table:table-cell>
          <table:table-cell office:value-type="float" office:value="251" calcext:value-type="float">
            <text:p>25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04110" calcext:value-type="float">
            <text:p>304,110</text:p>
          </table:table-cell>
          <table:table-cell office:value-type="float" office:value="3221" calcext:value-type="float">
            <text:p>3,221</text:p>
          </table:table-cell>
          <table:table-cell office:value-type="float" office:value="6426990" calcext:value-type="float">
            <text:p>6,426,990</text:p>
          </table:table-cell>
          <table:table-cell table:formula="of:=IF(OR([.D22]&gt;[.D$3]; [.D22]&lt;[.D$4]);1;0)" office:value-type="float" office:value="1" calcext:value-type="float">
            <text:p>1</text:p>
          </table:table-cell>
          <table:table-cell office:value-type="float" office:value="551174" calcext:value-type="float">
            <text:p>551,174</text:p>
          </table:table-cell>
          <table:table-cell office:value-type="float" office:value="81042" calcext:value-type="float">
            <text:p>81,042</text:p>
          </table:table-cell>
          <table:table-cell office:value-type="float" office:value="750000" calcext:value-type="float">
            <text:p>750,000</text:p>
          </table:table-cell>
          <table:table-cell office:value-type="float" office:value="384930" calcext:value-type="float">
            <text:p>384,930</text:p>
          </table:table-cell>
          <table:table-cell office:value-type="float" office:value="1730" calcext:value-type="float">
            <text:p>1,730</text:p>
          </table:table-cell>
          <table:table-cell office:value-type="float" office:value="-560222" calcext:value-type="float">
            <text:p>-560,222</text:p>
          </table:table-cell>
          <table:table-cell office:value-type="float" office:value="1416848" calcext:value-type="float">
            <text:p>1,416,848</text:p>
          </table:table-cell>
          <table:table-cell office:value-type="float" office:value="27942" calcext:value-type="float">
            <text:p>27,942</text:p>
          </table:table-cell>
          <table:table-cell/>
          <table:table-cell office:value-type="float" office:value="2681" calcext:value-type="float">
            <text:p>2,681</text:p>
          </table:table-cell>
          <table:table-cell office:value-type="float" office:value="189583" calcext:value-type="float">
            <text:p>189,583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-25000" calcext:value-type="float">
            <text:p>-25,000</text:p>
          </table:table-cell>
          <table:table-cell office:value-type="float" office:value="304805" calcext:value-type="float">
            <text:p>304,805</text:p>
          </table:table-cell>
          <table:table-cell office:value-type="float" office:value="94" calcext:value-type="float">
            <text:p>9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7922" calcext:value-type="float">
            <text:p>187,922</text:p>
          </table:table-cell>
          <table:table-cell office:value-type="float" office:value="383" calcext:value-type="float">
            <text:p>383</text:p>
          </table:table-cell>
          <table:table-cell office:value-type="float" office:value="53625" calcext:value-type="float">
            <text:p>53,625</text:p>
          </table:table-cell>
          <table:table-cell table:formula="of:=IF(OR([.D23]&gt;[.D$3]; [.D23]&lt;[.D$4]);1;0)" office:value-type="float" office:value="0" calcext:value-type="float">
            <text:p>0</text:p>
          </table:table-cell>
          <table:table-cell office:value-type="float" office:value="762135" calcext:value-type="float">
            <text:p>762,135</text:p>
          </table:table-cell>
          <table:table-cell office:value-type="float" office:value="886231" calcext:value-type="float">
            <text:p>886,231</text:p>
          </table:table-cell>
          <table:table-cell office:value-type="float" office:value="600000" calcext:value-type="float">
            <text:p>600,000</text:p>
          </table:table-cell>
          <table:table-cell office:value-type="float" office:value="1552453" calcext:value-type="float">
            <text:p>1,552,453</text:p>
          </table:table-cell>
          <table:table-cell office:value-type="float" office:value="233" calcext:value-type="float">
            <text:p>233</text:p>
          </table:table-cell>
          <table:table-cell/>
          <table:table-cell office:value-type="float" office:value="725735" calcext:value-type="float">
            <text:p>725,735</text:p>
          </table:table-cell>
          <table:table-cell office:value-type="float" office:value="178979" calcext:value-type="float">
            <text:p>178,979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27316" calcext:value-type="float">
            <text:p>427,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62500" calcext:value-type="float">
            <text:p>-262,500</text:p>
          </table:table-cell>
          <table:table-cell office:value-type="float" office:value="125000" calcext:value-type="float">
            <text:p>125,00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3625" calcext:value-type="float">
            <text:p>213,625</text:p>
          </table:table-cell>
          <table:table-cell office:value-type="float" office:value="1607" calcext:value-type="float">
            <text:p>1,607</text:p>
          </table:table-cell>
          <table:table-cell office:value-type="float" office:value="564348" calcext:value-type="float">
            <text:p>564,348</text:p>
          </table:table-cell>
          <table:table-cell table:formula="of:=IF(OR([.D24]&gt;[.D$3]; [.D24]&lt;[.D$4]);1;0)" office:value-type="float" office:value="0" calcext:value-type="float">
            <text:p>0</text:p>
          </table:table-cell>
          <table:table-cell office:value-type="float" office:value="87410" calcext:value-type="float">
            <text:p>87,410</text:p>
          </table:table-cell>
          <table:table-cell office:value-type="float" office:value="3285" calcext:value-type="float">
            <text:p>3,285</text:p>
          </table:table-cell>
          <table:table-cell office:value-type="float" office:value="400000" calcext:value-type="float">
            <text:p>400,000</text:p>
          </table:table-cell>
          <table:table-cell office:value-type="float" office:value="466101" calcext:value-type="float">
            <text:p>466,101</text:p>
          </table:table-cell>
          <table:table-cell office:value-type="float" office:value="1336" calcext:value-type="float">
            <text:p>1,336</text:p>
          </table:table-cell>
          <table:table-cell/>
          <table:table-cell office:value-type="float" office:value="384930" calcext:value-type="float">
            <text:p>384,930</text:p>
          </table:table-cell>
          <table:table-cell office:value-type="float" office:value="59175" calcext:value-type="float">
            <text:p>59,175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25688" calcext:value-type="float">
            <text:p>425,688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144062" calcext:value-type="float">
            <text:p>-144,062</text:p>
          </table:table-cell>
          <table:table-cell office:value-type="float" office:value="375304" calcext:value-type="float">
            <text:p>375,304</text:p>
          </table:table-cell>
          <table:table-cell office:value-type="float" office:value="23" calcext:value-type="float">
            <text:p>2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9201" calcext:value-type="float">
            <text:p>249,201</text:p>
          </table:table-cell>
          <table:table-cell office:value-type="float" office:value="58" calcext:value-type="float">
            <text:p>58</text:p>
          </table:table-cell>
          <table:table-cell office:value-type="float" office:value="-102500" calcext:value-type="float">
            <text:p>-102,500</text:p>
          </table:table-cell>
          <table:table-cell table:formula="of:=IF(OR([.D25]&gt;[.D$3]; [.D25]&lt;[.D$4]);1;0)" office:value-type="float" office:value="0" calcext:value-type="float">
            <text:p>0</text:p>
          </table:table-cell>
          <table:table-cell office:value-type="float" office:value="1798780" calcext:value-type="float">
            <text:p>1,798,780</text:p>
          </table:table-cell>
          <table:table-cell office:value-type="float" office:value="1441898" calcext:value-type="float">
            <text:p>1,441,898</text:p>
          </table:table-cell>
          <table:table-cell office:value-type="float" office:value="425000" calcext:value-type="float">
            <text:p>425,000</text:p>
          </table:table-cell>
          <table:table-cell office:value-type="float" office:value="32460" calcext:value-type="float">
            <text:p>32,46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030329" calcext:value-type="float">
            <text:p>1,030,329</text:p>
          </table:table-cell>
          <table:table-cell office:value-type="float" office:value="38559" calcext:value-type="float">
            <text:p>38,55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950" calcext:value-type="float">
            <text:p>1,9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719000" calcext:value-type="float">
            <text:p>-719,000</text:p>
          </table:table-cell>
          <table:table-cell office:value-type="float" office:value="694862" calcext:value-type="float">
            <text:p>694,862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1330" calcext:value-type="float">
            <text:p>231,330</text:p>
          </table:table-cell>
          <table:table-cell office:value-type="float" office:value="1328" calcext:value-type="float">
            <text:p>1,328</text:p>
          </table:table-cell>
          <table:table-cell office:value-type="float" office:value="260455" calcext:value-type="float">
            <text:p>260,455</text:p>
          </table:table-cell>
          <table:table-cell table:formula="of:=IF(OR([.D26]&gt;[.D$3]; [.D26]&lt;[.D$4]);1;0)" office:value-type="float" office:value="0" calcext:value-type="float">
            <text:p>0</text:p>
          </table:table-cell>
          <table:table-cell office:value-type="float" office:value="3471141" calcext:value-type="float">
            <text:p>3,471,141</text:p>
          </table:table-cell>
          <table:table-cell office:value-type="float" office:value="1465734" calcext:value-type="float">
            <text:p>1,465,734</text:p>
          </table:table-cell>
          <table:table-cell office:value-type="float" office:value="800000" calcext:value-type="float">
            <text:p>800,000</text:p>
          </table:table-cell>
          <table:table-cell office:value-type="float" office:value="630137" calcext:value-type="float">
            <text:p>630,137</text:p>
          </table:table-cell>
          <table:table-cell office:value-type="float" office:value="1258" calcext:value-type="float">
            <text:p>1,258</text:p>
          </table:table-cell>
          <table:table-cell/>
          <table:table-cell office:value-type="float" office:value="5898997" calcext:value-type="float">
            <text:p>5,898,997</text:p>
          </table:table-cell>
          <table:table-cell office:value-type="float" office:value="33271" calcext:value-type="float">
            <text:p>33,271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66" calcext:value-type="float">
            <text:p>566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-4167" calcext:value-type="float">
            <text:p>-4,167</text:p>
          </table:table-cell>
          <table:table-cell office:value-type="float" office:value="831809" calcext:value-type="float">
            <text:p>831,809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2245" calcext:value-type="float">
            <text:p>182,245</text:p>
          </table:table-cell>
          <table:table-cell office:value-type="float" office:value="7315" calcext:value-type="float">
            <text:p>7,315</text:p>
          </table:table-cell>
          <table:table-cell office:value-type="float" office:value="649584" calcext:value-type="float">
            <text:p>649,584</text:p>
          </table:table-cell>
          <table:table-cell table:formula="of:=IF(OR([.D27]&gt;[.D$3]; [.D27]&lt;[.D$4]);1;0)" office:value-type="float" office:value="0" calcext:value-type="float">
            <text:p>0</text:p>
          </table:table-cell>
          <table:table-cell office:value-type="float" office:value="564348" calcext:value-type="float">
            <text:p>564,348</text:p>
          </table:table-cell>
          <table:table-cell office:value-type="float" office:value="1635238" calcext:value-type="float">
            <text:p>1,635,238</text:p>
          </table:table-cell>
          <table:table-cell office:value-type="float" office:value="750000" calcext:value-type="float">
            <text:p>750,000</text:p>
          </table:table-cell>
          <table:table-cell office:value-type="float" office:value="659249" calcext:value-type="float">
            <text:p>659,249</text:p>
          </table:table-cell>
          <table:table-cell office:value-type="float" office:value="2639" calcext:value-type="float">
            <text:p>2,639</text:p>
          </table:table-cell>
          <table:table-cell/>
          <table:table-cell office:value-type="float" office:value="547143" calcext:value-type="float">
            <text:p>547,143</text:p>
          </table:table-cell>
          <table:table-cell office:value-type="float" office:value="37172" calcext:value-type="float">
            <text:p>37,172</text:p>
          </table:table-cell>
          <table:table-cell/>
          <table:table-cell office:value-type="float" office:value="4343" calcext:value-type="float">
            <text:p>4,343</text:p>
          </table:table-cell>
          <table:table-cell office:value-type="float" office:value="53775" calcext:value-type="float">
            <text:p>53,775</text:p>
          </table:table-cell>
          <table:table-cell office:value-type="float" office:value="386" calcext:value-type="float">
            <text:p>386</text:p>
          </table:table-cell>
          <table:table-cell/>
          <table:table-cell office:value-type="float" office:value="-1284000" calcext:value-type="float">
            <text:p>-1,284,000</text:p>
          </table:table-cell>
          <table:table-cell office:value-type="float" office:value="769862" calcext:value-type="float">
            <text:p>769,862</text:p>
          </table:table-cell>
          <table:table-cell office:value-type="float" office:value="144" calcext:value-type="float">
            <text:p>14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1788" calcext:value-type="float">
            <text:p>211,788</text:p>
          </table:table-cell>
          <table:table-cell office:value-type="float" office:value="573" calcext:value-type="float">
            <text:p>573</text:p>
          </table:table-cell>
          <table:table-cell office:value-type="float" office:value="50591" calcext:value-type="float">
            <text:p>50,591</text:p>
          </table:table-cell>
          <table:table-cell table:formula="of:=IF(OR([.D28]&gt;[.D$3]; [.D28]&lt;[.D$4]);1;0)" office:value-type="float" office:value="0" calcext:value-type="float">
            <text:p>0</text:p>
          </table:table-cell>
          <table:table-cell office:value-type="float" office:value="102500" calcext:value-type="float">
            <text:p>102,500</text:p>
          </table:table-cell>
          <table:table-cell office:value-type="float" office:value="98718" calcext:value-type="float">
            <text:p>98,718</text:p>
          </table:table-cell>
          <table:table-cell office:value-type="float" office:value="400000" calcext:value-type="float">
            <text:p>400,000</text:p>
          </table:table-cell>
          <table:table-cell office:value-type="float" office:value="378082" calcext:value-type="float">
            <text:p>378,082</text:p>
          </table:table-cell>
          <table:table-cell office:value-type="float" office:value="471" calcext:value-type="float">
            <text:p>471</text:p>
          </table:table-cell>
          <table:table-cell/>
          <table:table-cell office:value-type="float" office:value="1095040" calcext:value-type="float">
            <text:p>1,095,040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936" calcext:value-type="float">
            <text:p>1,936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-3367011" calcext:value-type="float">
            <text:p>-3,367,011</text:p>
          </table:table-cell>
          <table:table-cell office:value-type="float" office:value="175000" calcext:value-type="float">
            <text:p>175,000</text:p>
          </table:table-cell>
          <table:table-cell office:value-type="float" office:value="4" calcext:value-type="float">
            <text:p>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20636" calcext:value-type="float">
            <text:p>420,636</text:p>
          </table:table-cell>
          <table:table-cell office:value-type="float" office:value="1320" calcext:value-type="float">
            <text:p>1,320</text:p>
          </table:table-cell>
          <table:table-cell office:value-type="float" office:value="181993" calcext:value-type="float">
            <text:p>181,993</text:p>
          </table:table-cell>
          <table:table-cell table:formula="of:=IF(OR([.D29]&gt;[.D$3]; [.D29]&lt;[.D$4]);1;0)" office:value-type="float" office:value="0" calcext:value-type="float">
            <text:p>0</text:p>
          </table:table-cell>
          <table:table-cell office:value-type="float" office:value="3038702" calcext:value-type="float">
            <text:p>3,038,702</text:p>
          </table:table-cell>
          <table:table-cell office:value-type="float" office:value="601438" calcext:value-type="float">
            <text:p>601,438</text:p>
          </table:table-cell>
          <table:table-cell office:value-type="float" office:value="850000" calcext:value-type="float">
            <text:p>850,000</text:p>
          </table:table-cell>
          <table:table-cell office:value-type="float" office:value="283649" calcext:value-type="float">
            <text:p>283,649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float" office:value="-44093" calcext:value-type="float">
            <text:p>-44,093</text:p>
          </table:table-cell>
          <table:table-cell office:value-type="float" office:value="21530" calcext:value-type="float">
            <text:p>21,53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74839" calcext:value-type="float">
            <text:p>174,8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10800" calcext:value-type="float">
            <text:p>-10,800</text:p>
          </table:table-cell>
          <table:table-cell office:value-type="float" office:value="974293" calcext:value-type="float">
            <text:p>974,293</text:p>
          </table:table-cell>
          <table:table-cell office:value-type="float" office:value="40" calcext:value-type="float">
            <text:p>4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4305" calcext:value-type="float">
            <text:p>224,305</text:p>
          </table:table-cell>
          <table:table-cell office:value-type="float" office:value="952" calcext:value-type="float">
            <text:p>952</text:p>
          </table:table-cell>
          <table:table-cell office:value-type="float" office:value="93585" calcext:value-type="float">
            <text:p>93,585</text:p>
          </table:table-cell>
          <table:table-cell table:formula="of:=IF(OR([.D30]&gt;[.D$3]; [.D30]&lt;[.D$4]);1;0)" office:value-type="float" office:value="0" calcext:value-type="float">
            <text:p>0</text:p>
          </table:table-cell>
          <table:table-cell office:value-type="float" office:value="189583" calcext:value-type="float">
            <text:p>189,583</text:p>
          </table:table-cell>
          <table:table-cell office:value-type="float" office:value="850477" calcext:value-type="float">
            <text:p>850,477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26027" calcext:value-type="float">
            <text:p>126,027</text:p>
          </table:table-cell>
          <table:table-cell office:value-type="float" office:value="739" calcext:value-type="float">
            <text:p>739</text:p>
          </table:table-cell>
          <table:table-cell/>
          <table:table-cell office:value-type="float" office:value="2072035" calcext:value-type="float">
            <text:p>2,072,035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907502" calcext:value-type="float">
            <text:p>907,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000" calcext:value-type="float">
            <text:p>-25,000</text:p>
          </table:table-cell>
          <table:table-cell office:value-type="float" office:value="476451" calcext:value-type="float">
            <text:p>476,451</text:p>
          </table:table-cell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73746" calcext:value-type="float">
            <text:p>273,746</text:p>
          </table:table-cell>
          <table:table-cell office:value-type="float" office:value="504" calcext:value-type="float">
            <text:p>504</text:p>
          </table:table-cell>
          <table:table-cell office:value-type="float" office:value="214678" calcext:value-type="float">
            <text:p>214,678</text:p>
          </table:table-cell>
          <table:table-cell table:formula="of:=IF(OR([.D31]&gt;[.D$3]; [.D31]&lt;[.D$4]);1;0)" office:value-type="float" office:value="0" calcext:value-type="float">
            <text:p>0</text:p>
          </table:table-cell>
          <table:table-cell office:value-type="float" office:value="618850" calcext:value-type="float">
            <text:p>618,850</text:p>
          </table:table-cell>
          <table:table-cell office:value-type="float" office:value="4158995" calcext:value-type="float">
            <text:p>4,158,995</text:p>
          </table:table-cell>
          <table:table-cell office:value-type="float" office:value="850000" calcext:value-type="float">
            <text:p>850,000</text:p>
          </table:table-cell>
          <table:table-cell office:value-type="float" office:value="2217299" calcext:value-type="float">
            <text:p>2,217,29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59249" calcext:value-type="float">
            <text:p>659,249</text:p>
          </table:table-cell>
          <table:table-cell office:value-type="float" office:value="98849" calcext:value-type="float">
            <text:p>98,849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083" calcext:value-type="float">
            <text:p>3,08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01250" calcext:value-type="float">
            <text:p>-101,250</text:p>
          </table:table-cell>
          <table:table-cell office:value-type="float" office:value="461912" calcext:value-type="float">
            <text:p>461,912</text:p>
          </table:table-cell>
          <table:table-cell office:value-type="float" office:value="16" calcext:value-type="float">
            <text:p>1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39288" calcext:value-type="float">
            <text:p>339,288</text:p>
          </table:table-cell>
          <table:table-cell office:value-type="float" office:value="2822" calcext:value-type="float">
            <text:p>2,822</text:p>
          </table:table-cell>
          <table:table-cell office:value-type="float" office:value="774401" calcext:value-type="float">
            <text:p>774,401</text:p>
          </table:table-cell>
          <table:table-cell table:formula="of:=IF(OR([.D32]&gt;[.D$3]; [.D32]&lt;[.D$4]);1;0)" office:value-type="float" office:value="0" calcext:value-type="float">
            <text:p>0</text:p>
          </table:table-cell>
          <table:table-cell office:value-type="float" office:value="228656" calcext:value-type="float">
            <text:p>228,656</text:p>
          </table:table-cell>
          <table:table-cell office:value-type="float" office:value="431750" calcext:value-type="float">
            <text:p>431,750</text:p>
          </table:table-cell>
          <table:table-cell office:value-type="float" office:value="70000" calcext:value-type="float">
            <text:p>70,000</text:p>
          </table:table-cell>
          <table:table-cell office:value-type="float" office:value="407503" calcext:value-type="float">
            <text:p>407,503</text:p>
          </table:table-cell>
          <table:table-cell office:value-type="float" office:value="2672" calcext:value-type="float">
            <text:p>2,672</text:p>
          </table:table-cell>
          <table:table-cell/>
          <table:table-cell office:value-type="float" office:value="1843816" calcext:value-type="float">
            <text:p>1,843,816</text:p>
          </table:table-cell>
          <table:table-cell office:value-type="float" office:value="46950" calcext:value-type="float">
            <text:p>46,95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552" calcext:value-type="float">
            <text:p>1,552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575000" calcext:value-type="float">
            <text:p>-575,000</text:p>
          </table:table-cell>
          <table:table-cell office:value-type="float" office:value="554422" calcext:value-type="float">
            <text:p>554,422</text:p>
          </table:table-cell>
          <table:table-cell office:value-type="float" office:value="67" calcext:value-type="float">
            <text:p>6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6582" calcext:value-type="float">
            <text:p>216,582</text:p>
          </table:table-cell>
          <table:table-cell office:value-type="float" office:value="7259" calcext:value-type="float">
            <text:p>7,259</text:p>
          </table:table-cell>
          <table:table-cell office:value-type="float" office:value="204075" calcext:value-type="float">
            <text:p>204,075</text:p>
          </table:table-cell>
          <table:table-cell table:formula="of:=IF(OR([.D33]&gt;[.D$3]; [.D33]&lt;[.D$4]);1;0)" office:value-type="float" office:value="0" calcext:value-type="float">
            <text:p>0</text:p>
          </table:table-cell>
          <table:table-cell office:value-type="float" office:value="2047593" calcext:value-type="float">
            <text:p>2,047,593</text:p>
          </table:table-cell>
          <table:table-cell office:value-type="float" office:value="2027865" calcext:value-type="float">
            <text:p>2,027,865</text:p>
          </table:table-cell>
          <table:table-cell office:value-type="float" office:value="200000" calcext:value-type="float">
            <text:p>200,000</text:p>
          </table:table-cell>
          <table:table-cell office:value-type="float" office:value="441096" calcext:value-type="float">
            <text:p>441,096</text:p>
          </table:table-cell>
          <table:table-cell office:value-type="float" office:value="3962" calcext:value-type="float">
            <text:p>3,962</text:p>
          </table:table-cell>
          <table:table-cell/>
          <table:table-cell office:value-type="float" office:value="1918887" calcext:value-type="float">
            <text:p>1,918,887</text:p>
          </table:table-cell>
          <table:table-cell office:value-type="float" office:value="118134" calcext:value-type="float">
            <text:p>118,134</text:p>
          </table:table-cell>
          <table:table-cell/>
          <table:table-cell office:value-type="float" office:value="2585" calcext:value-type="float">
            <text:p>2,585</text:p>
          </table:table-cell>
          <table:table-cell office:value-type="float" office:value="1105" calcext:value-type="float">
            <text:p>1,105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-98784" calcext:value-type="float">
            <text:p>-98,784</text:p>
          </table:table-cell>
          <table:table-cell office:value-type="float" office:value="1725545" calcext:value-type="float">
            <text:p>1,725,545</text:p>
          </table:table-cell>
          <table:table-cell office:value-type="float" office:value="528" calcext:value-type="float">
            <text:p>52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0500" calcext:value-type="float">
            <text:p>210,500</text:p>
          </table:table-cell>
          <table:table-cell office:value-type="float" office:value="653" calcext:value-type="float">
            <text:p>653</text:p>
          </table:table-cell>
          <table:table-cell office:value-type="float" office:value="85430" calcext:value-type="float">
            <text:p>85,430</text:p>
          </table:table-cell>
          <table:table-cell table:formula="of:=IF(OR([.D34]&gt;[.D$3]; [.D34]&lt;[.D$4]);1;0)" office:value-type="float" office:value="0" calcext:value-type="float">
            <text:p>0</text:p>
          </table:table-cell>
          <table:table-cell office:value-type="float" office:value="1099100" calcext:value-type="float">
            <text:p>1,099,100</text:p>
          </table:table-cell>
          <table:table-cell office:value-type="float" office:value="436515" calcext:value-type="float">
            <text:p>436,515</text:p>
          </table:table-cell>
          <table:table-cell office:value-type="float" office:value="1350000" calcext:value-type="float">
            <text:p>1,350,000</text:p>
          </table:table-cell>
          <table:table-cell office:value-type="float" office:value="662086" calcext:value-type="float">
            <text:p>662,08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98718" calcext:value-type="float">
            <text:p>98,718</text:p>
          </table:table-cell>
          <table:table-cell office:value-type="float" office:value="49537" calcext:value-type="float">
            <text:p>49,537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819288" calcext:value-type="float">
            <text:p>819,28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41250" calcext:value-type="float">
            <text:p>-41,250</text:p>
          </table:table-cell>
          <table:table-cell office:value-type="float" office:value="556416" calcext:value-type="float">
            <text:p>556,416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72880" calcext:value-type="float">
            <text:p>272,880</text:p>
          </table:table-cell>
          <table:table-cell office:value-type="float" office:value="566" calcext:value-type="float">
            <text:p>566</text:p>
          </table:table-cell>
          <table:table-cell office:value-type="float" office:value="1295738" calcext:value-type="float">
            <text:p>1,295,738</text:p>
          </table:table-cell>
          <table:table-cell table:formula="of:=IF(OR([.D35]&gt;[.D$3]; [.D35]&lt;[.D$4]);1;0)" office:value-type="float" office:value="0" calcext:value-type="float">
            <text:p>0</text:p>
          </table:table-cell>
          <table:table-cell office:value-type="float" office:value="969068" calcext:value-type="float">
            <text:p>969,068</text:p>
          </table:table-cell>
          <table:table-cell office:value-type="float" office:value="4046157" calcext:value-type="float">
            <text:p>4,046,157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2748364" calcext:value-type="float">
            <text:p>2,748,364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126027" calcext:value-type="float">
            <text:p>126,027</text:p>
          </table:table-cell>
          <table:table-cell office:value-type="float" office:value="11892" calcext:value-type="float">
            <text:p>11,892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864523" calcext:value-type="float">
            <text:p>864,5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13784" calcext:value-type="float">
            <text:p>-113,784</text:p>
          </table:table-cell>
          <table:table-cell office:value-type="float" office:value="484000" calcext:value-type="float">
            <text:p>484,000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office:value-type="float" office:value="15149" calcext:value-type="float">
            <text:p>15,149</text:p>
          </table:table-cell>
          <table:table-cell office:value-type="float" office:value="202911" calcext:value-type="float">
            <text:p>202,911</text:p>
          </table:table-cell>
          <table:table-cell table:formula="of:=IF(OR([.D36]&gt;[.D$3]; [.D36]&lt;[.D$4]);1;0)" office:value-type="float" office:value="0" calcext:value-type="float">
            <text:p>0</text:p>
          </table:table-cell>
          <table:table-cell office:value-type="float" office:value="475" calcext:value-type="float">
            <text:p>475</text:p>
          </table:table-cell>
          <table:table-cell office:value-type="float" office:value="371750" calcext:value-type="float">
            <text:p>371,750</text:p>
          </table:table-cell>
          <table:table-cell office:value-type="float" office:value="700000" calcext:value-type="float">
            <text:p>700,000</text:p>
          </table:table-cell>
          <table:table-cell office:value-type="float" office:value="151418" calcext:value-type="float">
            <text:p>151,418</text:p>
          </table:table-cell>
          <table:table-cell office:value-type="float" office:value="4527" calcext:value-type="float">
            <text:p>4,527</text:p>
          </table:table-cell>
          <table:table-cell/>
          <table:table-cell office:value-type="float" office:value="2217299" calcext:value-type="float">
            <text:p>2,217,299</text:p>
          </table:table-cell>
          <table:table-cell office:value-type="float" office:value="52255" calcext:value-type="float">
            <text:p>52,255</text:p>
          </table:table-cell>
          <table:table-cell/>
          <table:table-cell office:value-type="float" office:value="1215" calcext:value-type="float">
            <text:p>1,215</text:p>
          </table:table-cell>
          <table:table-cell office:value-type="float" office:value="705" calcext:value-type="float">
            <text:p>705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-51042" calcext:value-type="float">
            <text:p>-51,042</text:p>
          </table:table-cell>
          <table:table-cell office:value-type="float" office:value="1617011" calcext:value-type="float">
            <text:p>1,617,011</text:p>
          </table:table-cell>
          <table:table-cell office:value-type="float" office:value="74" calcext:value-type="float">
            <text:p>7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69076" calcext:value-type="float">
            <text:p>269,076</text:p>
          </table:table-cell>
          <table:table-cell office:value-type="float" office:value="3187" calcext:value-type="float">
            <text:p>3,187</text:p>
          </table:table-cell>
          <table:table-cell office:value-type="float" office:value="831299" calcext:value-type="float">
            <text:p>831,299</text:p>
          </table:table-cell>
          <table:table-cell table:formula="of:=IF(OR([.D37]&gt;[.D$3]; [.D37]&lt;[.D$4]);1;0)" office:value-type="float" office:value="0" calcext:value-type="float">
            <text:p>0</text:p>
          </table:table-cell>
          <table:table-cell office:value-type="float" office:value="2692324" calcext:value-type="float">
            <text:p>2,692,324</text:p>
          </table:table-cell>
          <table:table-cell office:value-type="float" office:value="607837" calcext:value-type="float">
            <text:p>607,837</text:p>
          </table:table-cell>
          <table:table-cell office:value-type="float" office:value="650000" calcext:value-type="float">
            <text:p>650,000</text:p>
          </table:table-cell>
          <table:table-cell office:value-type="float" office:value="985032" calcext:value-type="float">
            <text:p>985,032</text:p>
          </table:table-cell>
          <table:table-cell office:value-type="float" office:value="2103" calcext:value-type="float">
            <text:p>2,103</text:p>
          </table:table-cell>
          <table:table-cell/>
          <table:table-cell office:value-type="float" office:value="1008941" calcext:value-type="float">
            <text:p>1,008,941</text:p>
          </table:table-cell>
          <table:table-cell office:value-type="float" office:value="103773" calcext:value-type="float">
            <text:p>103,773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852186" calcext:value-type="float">
            <text:p>1,852,186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-201641" calcext:value-type="float">
            <text:p>-201,641</text:p>
          </table:table-cell>
          <table:table-cell office:value-type="float" office:value="256191" calcext:value-type="float">
            <text:p>256,191</text:p>
          </table:table-cell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28780" calcext:value-type="float">
            <text:p>428,780</text:p>
          </table:table-cell>
          <table:table-cell office:value-type="float" office:value="225" calcext:value-type="float">
            <text:p>225</text:p>
          </table:table-cell>
          <table:table-cell office:value-type="float" office:value="77716" calcext:value-type="float">
            <text:p>77,716</text:p>
          </table:table-cell>
          <table:table-cell table:formula="of:=IF(OR([.D38]&gt;[.D$3]; [.D38]&lt;[.D$4]);1;0)"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835558" calcext:value-type="float">
            <text:p>1,835,558</text:p>
          </table:table-cell>
          <table:table-cell office:value-type="float" office:value="1200000" calcext:value-type="float">
            <text:p>1,200,000</text:p>
          </table:table-cell>
          <table:table-cell office:value-type="float" office:value="360528" calcext:value-type="float">
            <text:p>360,528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441096" calcext:value-type="float">
            <text:p>441,096</text:p>
          </table:table-cell>
          <table:table-cell office:value-type="float" office:value="56301" calcext:value-type="float">
            <text:p>56,301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573324" calcext:value-type="float">
            <text:p>1,573,32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-485813" calcext:value-type="float">
            <text:p>-485,813</text:p>
          </table:table-cell>
          <table:table-cell office:value-type="float" office:value="275000" calcext:value-type="float">
            <text:p>275,000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1844" calcext:value-type="float">
            <text:p>211,844</text:p>
          </table:table-cell>
          <table:table-cell office:value-type="float" office:value="714" calcext:value-type="float">
            <text:p>714</text:p>
          </table:table-cell>
          <table:table-cell office:value-type="float" office:value="2869717" calcext:value-type="float">
            <text:p>2,869,717</text:p>
          </table:table-cell>
          <table:table-cell table:formula="of:=IF(OR([.D39]&gt;[.D$3]; [.D39]&lt;[.D$4]);1;0)" office:value-type="float" office:value="0" calcext:value-type="float">
            <text:p>0</text:p>
          </table:table-cell>
          <table:table-cell office:value-type="float" office:value="2081796" calcext:value-type="float">
            <text:p>2,081,796</text:p>
          </table:table-cell>
          <table:table-cell office:value-type="float" office:value="1624396" calcext:value-type="float">
            <text:p>1,624,396</text:p>
          </table:table-cell>
          <table:table-cell office:value-type="float" office:value="1100000" calcext:value-type="float">
            <text:p>1,100,000</text:p>
          </table:table-cell>
          <table:table-cell office:value-type="float" office:value="1008149" calcext:value-type="float">
            <text:p>1,008,149</text:p>
          </table:table-cell>
          <table:table-cell office:value-type="float" office:value="552" calcext:value-type="float">
            <text:p>552</text:p>
          </table:table-cell>
          <table:table-cell/>
          <table:table-cell office:value-type="float" office:value="189518" calcext:value-type="float">
            <text:p>189,518</text:p>
          </table:table-cell>
          <table:table-cell office:value-type="float" office:value="137767" calcext:value-type="float">
            <text:p>137,767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5553" calcext:value-type="float">
            <text:p>25,55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-100000" calcext:value-type="float">
            <text:p>-100,000</text:p>
          </table:table-cell>
          <table:table-cell office:value-type="float" office:value="335349" calcext:value-type="float">
            <text:p>335,349</text:p>
          </table:table-cell>
          <table:table-cell office:value-type="float" office:value="115" calcext:value-type="float">
            <text:p>11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06121" calcext:value-type="float">
            <text:p>206,121</text:p>
          </table:table-cell>
          <table:table-cell office:value-type="float" office:value="6019" calcext:value-type="float">
            <text:p>6,019</text:p>
          </table:table-cell>
          <table:table-cell office:value-type="float" office:value="187469" calcext:value-type="float">
            <text:p>187,469</text:p>
          </table:table-cell>
          <table:table-cell table:formula="of:=IF(OR([.D40]&gt;[.D$3]; [.D40]&lt;[.D$4]);1;0)" office:value-type="float" office:value="0" calcext:value-type="float">
            <text:p>0</text:p>
          </table:table-cell>
          <table:table-cell office:value-type="float" office:value="505050" calcext:value-type="float">
            <text:p>505,050</text:p>
          </table:table-cell>
          <table:table-cell office:value-type="float" office:value="412878" calcext:value-type="float">
            <text:p>412,878</text:p>
          </table:table-cell>
          <table:table-cell office:value-type="float" office:value="200000" calcext:value-type="float">
            <text:p>200,000</text:p>
          </table:table-cell>
          <table:table-cell office:value-type="float" office:value="44093" calcext:value-type="float">
            <text:p>44,093</text:p>
          </table:table-cell>
          <table:table-cell office:value-type="float" office:value="3920" calcext:value-type="float">
            <text:p>3,920</text:p>
          </table:table-cell>
          <table:table-cell/>
          <table:table-cell office:value-type="float" office:value="850477" calcext:value-type="float">
            <text:p>850,477</text:p>
          </table:table-cell>
          <table:table-cell office:value-type="float" office:value="22884" calcext:value-type="float">
            <text:p>22,884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465357" calcext:value-type="float">
            <text:p>465,35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-38346" calcext:value-type="float">
            <text:p>-38,346</text:p>
          </table:table-cell>
          <table:table-cell office:value-type="float" office:value="323466" calcext:value-type="float">
            <text:p>323,466</text:p>
          </table:table-cell>
          <table:table-cell office:value-type="float" office:value="186" calcext:value-type="float">
            <text:p>18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74246" calcext:value-type="float">
            <text:p>174,246</text:p>
          </table:table-cell>
          <table:table-cell office:value-type="float" office:value="1433" calcext:value-type="float">
            <text:p>1,433</text:p>
          </table:table-cell>
          <table:table-cell office:value-type="float" office:value="73122" calcext:value-type="float">
            <text:p>73,122</text:p>
          </table:table-cell>
          <table:table-cell table:formula="of:=IF(OR([.D41]&gt;[.D$3]; [.D41]&lt;[.D$4]);1;0)" office:value-type="float" office:value="0" calcext:value-type="float">
            <text:p>0</text:p>
          </table:table-cell>
          <table:table-cell office:value-type="float" office:value="7961" calcext:value-type="float">
            <text:p>7,961</text:p>
          </table:table-cell>
          <table:table-cell office:value-type="float" office:value="17378" calcext:value-type="float">
            <text:p>17,378</text:p>
          </table:table-cell>
          <table:table-cell office:value-type="float" office:value="250000" calcext:value-type="float">
            <text:p>250,000</text:p>
          </table:table-cell>
          <table:table-cell office:value-type="float" office:value="315068" calcext:value-type="float">
            <text:p>315,068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51418" calcext:value-type="float">
            <text:p>151,418</text:p>
          </table:table-cell>
          <table:table-cell office:value-type="float" office:value="41626" calcext:value-type="float">
            <text:p>41,626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301026" calcext:value-type="float">
            <text:p>301,02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300000" calcext:value-type="float">
            <text:p>-300,000</text:p>
          </table:table-cell>
          <table:table-cell office:value-type="float" office:value="540751" calcext:value-type="float">
            <text:p>540,751</text:p>
          </table:table-cell>
          <table:table-cell office:value-type="float" office:value="25" calcext:value-type="float">
            <text:p>2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510364" calcext:value-type="float">
            <text:p>510,364</text:p>
          </table:table-cell>
          <table:table-cell office:value-type="float" office:value="3329" calcext:value-type="float">
            <text:p>3,329</text:p>
          </table:table-cell>
          <table:table-cell office:value-type="float" office:value="227449" calcext:value-type="float">
            <text:p>227,449</text:p>
          </table:table-cell>
          <table:table-cell table:formula="of:=IF(OR([.D42]&gt;[.D$3]; [.D42]&lt;[.D$4]);1;0)" office:value-type="float" office:value="0" calcext:value-type="float">
            <text:p>0</text:p>
          </table:table-cell>
          <table:table-cell office:value-type="float" office:value="2652612" calcext:value-type="float">
            <text:p>2,652,612</text:p>
          </table:table-cell>
          <table:table-cell office:value-type="float" office:value="3282960" calcext:value-type="float">
            <text:p>3,282,960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441096" calcext:value-type="float">
            <text:p>441,096</text:p>
          </table:table-cell>
          <table:table-cell office:value-type="float" office:value="2189" calcext:value-type="float">
            <text:p>2,189</text:p>
          </table:table-cell>
          <table:table-cell/>
          <table:table-cell office:value-type="float" office:value="985032" calcext:value-type="float">
            <text:p>985,032</text:p>
          </table:table-cell>
          <table:table-cell office:value-type="float" office:value="116335" calcext:value-type="float">
            <text:p>116,335</text:p>
          </table:table-cell>
          <table:table-cell/>
          <table:table-cell office:value-type="float" office:value="2742" calcext:value-type="float">
            <text:p>2,742</text:p>
          </table:table-cell>
          <table:table-cell office:value-type="float" office:value="540" calcext:value-type="float">
            <text:p>540</text:p>
          </table:table-cell>
          <table:table-cell office:value-type="float" office:value="194" calcext:value-type="float">
            <text:p>194</text:p>
          </table:table-cell>
          <table:table-cell/>
          <table:table-cell office:value-type="float" office:value="-75000" calcext:value-type="float">
            <text:p>-75,000</text:p>
          </table:table-cell>
          <table:table-cell office:value-type="float" office:value="375304" calcext:value-type="float">
            <text:p>375,304</text:p>
          </table:table-cell>
          <table:table-cell office:value-type="float" office:value="92" calcext:value-type="float">
            <text:p>9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65038" calcext:value-type="float">
            <text:p>365,038</text:p>
          </table:table-cell>
          <table:table-cell office:value-type="float" office:value="3093" calcext:value-type="float">
            <text:p>3,093</text:p>
          </table:table-cell>
          <table:table-cell office:value-type="float" office:value="178980" calcext:value-type="float">
            <text:p>178,980</text:p>
          </table:table-cell>
          <table:table-cell table:formula="of:=IF(OR([.D43]&gt;[.D$3]; [.D43]&lt;[.D$4]);1;0)" office:value-type="float" office:value="0" calcext:value-type="float">
            <text:p>0</text:p>
          </table:table-cell>
          <table:table-cell office:value-type="float" office:value="2664228" calcext:value-type="float">
            <text:p>2,664,228</text:p>
          </table:table-cell>
          <table:table-cell office:value-type="float" office:value="1623010" calcext:value-type="float">
            <text:p>1,623,010</text:p>
          </table:table-cell>
          <table:table-cell office:value-type="float" office:value="325000" calcext:value-type="float">
            <text:p>325,000</text:p>
          </table:table-cell>
          <table:table-cell office:value-type="float" office:value="1757552" calcext:value-type="float">
            <text:p>1,757,552</text:p>
          </table:table-cell>
          <table:table-cell office:value-type="float" office:value="2097" calcext:value-type="float">
            <text:p>2,097</text:p>
          </table:table-cell>
          <table:table-cell/>
          <table:table-cell office:value-type="float" office:value="360528" calcext:value-type="float">
            <text:p>360,528</text:p>
          </table:table-cell>
          <table:table-cell office:value-type="float" office:value="57838" calcext:value-type="float">
            <text:p>57,838</text:p>
          </table:table-cell>
          <table:table-cell/>
          <table:table-cell office:value-type="float" office:value="3069" calcext:value-type="float">
            <text:p>3,069</text:p>
          </table:table-cell>
          <table:table-cell office:value-type="float" office:value="1661" calcext:value-type="float">
            <text:p>1,661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-694862" calcext:value-type="float">
            <text:p>-694,862</text:p>
          </table:table-cell>
          <table:table-cell office:value-type="float" office:value="554422" calcext:value-type="float">
            <text:p>554,422</text:p>
          </table:table-cell>
          <table:table-cell office:value-type="float" office:value="66" calcext:value-type="float">
            <text:p>6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65163" calcext:value-type="float">
            <text:p>365,163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10425757" calcext:value-type="float">
            <text:p>10,425,757</text:p>
          </table:table-cell>
          <table:table-cell office:value-type="float" office:value="2291113" calcext:value-type="float">
            <text:p>2,291,113</text:p>
          </table:table-cell>
          <table:table-cell office:value-type="float" office:value="600000" calcext:value-type="float">
            <text:p>600,000</text:p>
          </table:table-cell>
          <table:table-cell office:value-type="float" office:value="379164" calcext:value-type="float">
            <text:p>379,16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167144" calcext:value-type="float">
            <text:p>5,167,144</text:p>
          </table:table-cell>
          <table:table-cell office:value-type="float" office:value="81364" calcext:value-type="float">
            <text:p>81,3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583325" calcext:value-type="float">
            <text:p>-583,325</text:p>
          </table:table-cell>
          <table:table-cell office:value-type="float" office:value="135836" calcext:value-type="float">
            <text:p>135,836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62779" calcext:value-type="float">
            <text:p>162,779</text:p>
          </table:table-cell>
          <table:table-cell office:value-type="float" office:value="4273" calcext:value-type="float">
            <text:p>4,273</text:p>
          </table:table-cell>
          <table:table-cell table:number-columns-repeated="2"/>
          <table:table-cell office:value-type="float" office:value="228474" calcext:value-type="float">
            <text:p>228,474</text:p>
          </table:table-cell>
          <table:table-cell office:value-type="float" office:value="1362375" calcext:value-type="float">
            <text:p>1,362,375</text:p>
          </table:table-cell>
          <table:table-cell office:value-type="float" office:value="1500000" calcext:value-type="float">
            <text:p>1,500,000</text:p>
          </table:table-cell>
          <table:table-cell office:value-type="float" office:value="1293424" calcext:value-type="float">
            <text:p>1,293,424</text:p>
          </table:table-cell>
          <table:table-cell office:value-type="float" office:value="2411" calcext:value-type="float">
            <text:p>2,411</text:p>
          </table:table-cell>
          <table:table-cell/>
          <table:table-cell office:value-type="float" office:value="2493616" calcext:value-type="float">
            <text:p>2,493,616</text:p>
          </table:table-cell>
          <table:table-cell office:value-type="float" office:value="86174" calcext:value-type="float">
            <text:p>86,174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630" calcext:value-type="float">
            <text:p>2,630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-103750" calcext:value-type="float">
            <text:p>-103,750</text:p>
          </table:table-cell>
          <table:table-cell office:value-type="float" office:value="808346" calcext:value-type="float">
            <text:p>808,346</text:p>
          </table:table-cell>
          <table:table-cell office:value-type="float" office:value="123" calcext:value-type="float">
            <text:p>12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6457" calcext:value-type="float">
            <text:p>236,457</text:p>
          </table:table-cell>
          <table:table-cell office:value-type="float" office:value="1184" calcext:value-type="float">
            <text:p>1,184</text:p>
          </table:table-cell>
          <table:table-cell table:number-columns-repeated="2"/>
          <table:table-cell office:value-type="float" office:value="1204583" calcext:value-type="float">
            <text:p>1,204,583</text:p>
          </table:table-cell>
          <table:table-cell office:value-type="float" office:value="139130" calcext:value-type="float">
            <text:p>139,130</text:p>
          </table:table-cell>
          <table:table-cell office:value-type="float" office:value="850000" calcext:value-type="float">
            <text:p>850,000</text:p>
          </table:table-cell>
          <table:table-cell office:value-type="float" office:value="869220" calcext:value-type="float">
            <text:p>869,220</text:p>
          </table:table-cell>
          <table:table-cell office:value-type="float" office:value="856" calcext:value-type="float">
            <text:p>856</text:p>
          </table:table-cell>
          <table:table-cell/>
          <table:table-cell office:value-type="float" office:value="2027865" calcext:value-type="float">
            <text:p>2,027,865</text:p>
          </table:table-cell>
          <table:table-cell office:value-type="float" office:value="57727" calcext:value-type="float">
            <text:p>57,72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359729" calcext:value-type="float">
            <text:p>10,359,729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3081055" calcext:value-type="float">
            <text:p>-3,081,055</text:p>
          </table:table-cell>
          <table:table-cell office:value-type="float" office:value="1920000" calcext:value-type="float">
            <text:p>1,920,000</text:p>
          </table:table-cell>
          <table:table-cell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72321" calcext:value-type="float">
            <text:p>1,072,321</text:p>
          </table:table-cell>
          <table:table-cell office:value-type="float" office:value="898" calcext:value-type="float">
            <text:p>898</text:p>
          </table:table-cell>
          <table:table-cell table:number-columns-repeated="2"/>
          <table:table-cell office:value-type="float" office:value="213071" calcext:value-type="float">
            <text:p>213,071</text:p>
          </table:table-cell>
          <table:table-cell office:value-type="float" office:value="343434" calcext:value-type="float">
            <text:p>343,434</text:p>
          </table:table-cell>
          <table:table-cell office:value-type="float" office:value="3100000" calcext:value-type="float">
            <text:p>3,100,000</text:p>
          </table:table-cell>
          <table:table-cell office:value-type="float" office:value="141833" calcext:value-type="float">
            <text:p>141,833</text:p>
          </table:table-cell>
          <table:table-cell office:value-type="float" office:value="728" calcext:value-type="float">
            <text:p>728</text:p>
          </table:table-cell>
          <table:table-cell/>
          <table:table-cell office:value-type="float" office:value="877611" calcext:value-type="float">
            <text:p>877,611</text:p>
          </table:table-cell>
          <table:table-cell office:value-type="float" office:value="2151" calcext:value-type="float">
            <text:p>2,151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50656" calcext:value-type="float">
            <text:p>150,65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25000" calcext:value-type="float">
            <text:p>-25,000</text:p>
          </table:table-cell>
          <table:table-cell office:value-type="float" office:value="180250" calcext:value-type="float">
            <text:p>180,250</text:p>
          </table:table-cell>
          <table:table-cell office:value-type="float" office:value="7" calcext:value-type="float">
            <text:p>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61516" calcext:value-type="float">
            <text:p>261,516</text:p>
          </table:table-cell>
          <table:table-cell office:value-type="float" office:value="719" calcext:value-type="float">
            <text:p>719</text:p>
          </table:table-cell>
          <table:table-cell table:number-columns-repeated="2"/>
          <table:table-cell office:value-type="float" office:value="2146973" calcext:value-type="float">
            <text:p>2,146,973</text:p>
          </table:table-cell>
          <table:table-cell office:value-type="float" office:value="34348384" calcext:value-type="float">
            <text:p>34,348,384</text:p>
          </table:table-cell>
          <table:table-cell office:value-type="float" office:value="1250000" calcext:value-type="float">
            <text:p>1,250,000</text:p>
          </table:table-cell>
          <table:table-cell office:value-type="float" office:value="1034346" calcext:value-type="float">
            <text:p>1,034,346</text:p>
          </table:table-cell>
          <table:table-cell office:value-type="float" office:value="589" calcext:value-type="float">
            <text:p>589</text:p>
          </table:table-cell>
          <table:table-cell/>
          <table:table-cell office:value-type="float" office:value="5243487" calcext:value-type="float">
            <text:p>5,243,487</text:p>
          </table:table-cell>
          <table:table-cell office:value-type="float" office:value="99832" calcext:value-type="float">
            <text:p>99,832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972" calcext:value-type="float">
            <text:p>972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-1042" calcext:value-type="float">
            <text:p>-1,042</text:p>
          </table:table-cell>
          <table:table-cell office:value-type="float" office:value="554422" calcext:value-type="float">
            <text:p>554,422</text:p>
          </table:table-cell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29078" calcext:value-type="float">
            <text:p>329,078</text:p>
          </table:table-cell>
          <table:table-cell office:value-type="float" office:value="2350" calcext:value-type="float">
            <text:p>2,350</text:p>
          </table:table-cell>
          <table:table-cell table:number-columns-repeated="2"/>
          <table:table-cell office:value-type="float" office:value="916197" calcext:value-type="float">
            <text:p>916,197</text:p>
          </table:table-cell>
          <table:table-cell office:value-type="float" office:value="1637034" calcext:value-type="float">
            <text:p>1,637,034</text:p>
          </table:table-cell>
          <table:table-cell office:value-type="float" office:value="800000" calcext:value-type="float">
            <text:p>800,000</text:p>
          </table:table-cell>
          <table:table-cell office:value-type="float" office:value="2796177" calcext:value-type="float">
            <text:p>2,796,177</text:p>
          </table:table-cell>
          <table:table-cell office:value-type="float" office:value="1074" calcext:value-type="float">
            <text:p>1,074</text:p>
          </table:table-cell>
          <table:table-cell/>
          <table:table-cell office:value-type="float" office:value="371750" calcext:value-type="float">
            <text:p>371,750</text:p>
          </table:table-cell>
          <table:table-cell office:value-type="float" office:value="9410" calcext:value-type="float">
            <text:p>9,410</text:p>
          </table:table-cell>
          <table:table-cell/>
          <table:table-cell office:value-type="float" office:value="1073" calcext:value-type="float">
            <text:p>1,073</text:p>
          </table:table-cell>
          <table:table-cell office:value-type="float" office:value="713" calcext:value-type="float">
            <text:p>71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25000" calcext:value-type="float">
            <text:p>-25,000</text:p>
          </table:table-cell>
          <table:table-cell office:value-type="float" office:value="1294981" calcext:value-type="float">
            <text:p>1,294,981</text:p>
          </table:table-cell>
          <table:table-cell office:value-type="float" office:value="44" calcext:value-type="float">
            <text:p>4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55037" calcext:value-type="float">
            <text:p>655,037</text:p>
          </table:table-cell>
          <table:table-cell office:value-type="float" office:value="1858" calcext:value-type="float">
            <text:p>1,858</text:p>
          </table:table-cell>
          <table:table-cell table:number-columns-repeated="2"/>
          <table:table-cell office:value-type="float" office:value="77492" calcext:value-type="float">
            <text:p>77,492</text:p>
          </table:table-cell>
          <table:table-cell office:value-type="float" office:value="28798" calcext:value-type="float">
            <text:p>28,798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47304" calcext:value-type="float">
            <text:p>47,304</text:p>
          </table:table-cell>
          <table:table-cell office:value-type="float" office:value="1593" calcext:value-type="float">
            <text:p>1,593</text:p>
          </table:table-cell>
          <table:table-cell/>
          <table:table-cell office:value-type="float" office:value="987001" calcext:value-type="float">
            <text:p>987,001</text:p>
          </table:table-cell>
          <table:table-cell office:value-type="float" office:value="63791" calcext:value-type="float">
            <text:p>63,791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76547" calcext:value-type="float">
            <text:p>76,547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-280000" calcext:value-type="float">
            <text:p>-280,000</text:p>
          </table:table-cell>
          <table:table-cell office:value-type="float" office:value="369721" calcext:value-type="float">
            <text:p>369,721</text:p>
          </table:table-cell>
          <table:table-cell office:value-type="float" office:value="140" calcext:value-type="float">
            <text:p>14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84899" calcext:value-type="float">
            <text:p>184,899</text:p>
          </table:table-cell>
          <table:table-cell office:value-type="float" office:value="936" calcext:value-type="float">
            <text:p>936</text:p>
          </table:table-cell>
          <table:table-cell table:number-columns-repeated="2"/>
          <table:table-cell office:value-type="float" office:value="1057548" calcext:value-type="float">
            <text:p>1,057,548</text:p>
          </table:table-cell>
          <table:table-cell office:value-type="float" office:value="83237" calcext:value-type="float">
            <text:p>83,237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478269" calcext:value-type="float">
            <text:p>1,478,269</text:p>
          </table:table-cell>
          <table:table-cell office:value-type="float" office:value="723" calcext:value-type="float">
            <text:p>723</text:p>
          </table:table-cell>
          <table:table-cell/>
          <table:table-cell office:value-type="float" office:value="3128982" calcext:value-type="float">
            <text:p>3,128,982</text:p>
          </table:table-cell>
          <table:table-cell office:value-type="float" office:value="31653" calcext:value-type="float">
            <text:p>31,65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16441" calcext:value-type="float">
            <text:p>416,44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-300000" calcext:value-type="float">
            <text:p>-300,000</text:p>
          </table:table-cell>
          <table:table-cell office:value-type="float" office:value="374347" calcext:value-type="float">
            <text:p>374,347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2008" calcext:value-type="float">
            <text:p>192,008</text:p>
          </table:table-cell>
          <table:table-cell office:value-type="float" office:value="672" calcext:value-type="float">
            <text:p>672</text:p>
          </table:table-cell>
          <table:table-cell table:number-columns-repeated="2"/>
          <table:table-cell office:value-type="float" office:value="4335388" calcext:value-type="float">
            <text:p>4,335,388</text:p>
          </table:table-cell>
          <table:table-cell office:value-type="float" office:value="506765" calcext:value-type="float">
            <text:p>506,765</text:p>
          </table:table-cell>
          <table:table-cell office:value-type="float" office:value="400000" calcext:value-type="float">
            <text:p>400,000</text:p>
          </table:table-cell>
          <table:table-cell office:value-type="float" office:value="1323148" calcext:value-type="float">
            <text:p>1,323,14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493616" calcext:value-type="float">
            <text:p>2,493,616</text:p>
          </table:table-cell>
          <table:table-cell office:value-type="float" office:value="22344" calcext:value-type="float">
            <text:p>22,34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2382" calcext:value-type="float">
            <text:p>52,38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-125000" calcext:value-type="float">
            <text:p>-125,000</text:p>
          </table:table-cell>
          <table:table-cell office:value-type="float" office:value="365625" calcext:value-type="float">
            <text:p>365,625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62663" calcext:value-type="float">
            <text:p>262,663</text:p>
          </table:table-cell>
          <table:table-cell office:value-type="float" office:value="1671" calcext:value-type="float">
            <text:p>1,671</text:p>
          </table:table-cell>
          <table:table-cell table:number-columns-repeated="2"/>
          <table:table-cell office:value-type="float" office:value="2003885" calcext:value-type="float">
            <text:p>2,003,885</text:p>
          </table:table-cell>
          <table:table-cell office:value-type="float" office:value="187500" calcext:value-type="float">
            <text:p>187,500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514847" calcext:value-type="float">
            <text:p>514,847</text:p>
          </table:table-cell>
          <table:table-cell office:value-type="float" office:value="1063" calcext:value-type="float">
            <text:p>1,063</text:p>
          </table:table-cell>
          <table:table-cell/>
          <table:table-cell office:value-type="float" office:value="412878" calcext:value-type="float">
            <text:p>412,878</text:p>
          </table:table-cell>
          <table:table-cell office:value-type="float" office:value="50080" calcext:value-type="float">
            <text:p>50,080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1621" calcext:value-type="float">
            <text:p>1,621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-159792" calcext:value-type="float">
            <text:p>-159,792</text:p>
          </table:table-cell>
          <table:table-cell office:value-type="float" office:value="300000" calcext:value-type="float">
            <text:p>300,000</text:p>
          </table:table-cell>
          <table:table-cell office:value-type="float" office:value="204" calcext:value-type="float">
            <text:p>20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74125" calcext:value-type="float">
            <text:p>374,125</text:p>
          </table:table-cell>
          <table:table-cell office:value-type="float" office:value="7991" calcext:value-type="float">
            <text:p>7,991</text:p>
          </table:table-cell>
          <table:table-cell table:number-columns-repeated="2"/>
          <table:table-cell office:value-type="float" office:value="87492" calcext:value-type="float">
            <text:p>87,492</text:p>
          </table:table-cell>
          <table:table-cell office:value-type="float" office:value="940257" calcext:value-type="float">
            <text:p>940,257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4761694" calcext:value-type="float">
            <text:p>14,761,694</text:p>
          </table:table-cell>
          <table:table-cell office:value-type="float" office:value="5521" calcext:value-type="float">
            <text:p>5,521</text:p>
          </table:table-cell>
          <table:table-cell/>
          <table:table-cell office:value-type="float" office:value="159211" calcext:value-type="float">
            <text:p>159,211</text:p>
          </table:table-cell>
          <table:table-cell office:value-type="float" office:value="228763" calcext:value-type="float">
            <text:p>228,763</text:p>
          </table:table-cell>
          <table:table-cell/>
          <table:table-cell office:value-type="float" office:value="484" calcext:value-type="float">
            <text:p>484</text:p>
          </table:table-cell>
          <table:table-cell office:value-type="float" office:value="285414" calcext:value-type="float">
            <text:p>285,414</text:p>
          </table:table-cell>
          <table:table-cell office:value-type="float" office:value="108" calcext:value-type="float">
            <text:p>108</text:p>
          </table:table-cell>
          <table:table-cell table:number-columns-repeated="2"/>
          <table:table-cell office:value-type="float" office:value="312500" calcext:value-type="float">
            <text:p>312,500</text:p>
          </table:table-cell>
          <table:table-cell office:value-type="float" office:value="228" calcext:value-type="float">
            <text:p>22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78601" calcext:value-type="float">
            <text:p>278,601</text:p>
          </table:table-cell>
          <table:table-cell office:value-type="float" office:value="904" calcext:value-type="float">
            <text:p>904</text:p>
          </table:table-cell>
          <table:table-cell table:number-columns-repeated="2"/>
          <table:table-cell office:value-type="float" office:value="27942" calcext:value-type="float">
            <text:p>27,942</text:p>
          </table:table-cell>
          <table:table-cell office:value-type="float" office:value="1753766" calcext:value-type="float">
            <text:p>1,753,766</text:p>
          </table:table-cell>
          <table:table-cell office:value-type="float" office:value="5600000" calcext:value-type="float">
            <text:p>5,600,000</text:p>
          </table:table-cell>
          <table:table-cell office:value-type="float" office:value="417619" calcext:value-type="float">
            <text:p>417,619</text:p>
          </table:table-cell>
          <table:table-cell office:value-type="float" office:value="599" calcext:value-type="float">
            <text:p>599</text:p>
          </table:table-cell>
          <table:table-cell/>
          <table:table-cell office:value-type="float" office:value="1034346" calcext:value-type="float">
            <text:p>1,034,346</text:p>
          </table:table-cell>
          <table:table-cell office:value-type="float" office:value="48357" calcext:value-type="float">
            <text:p>48,35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74" calcext:value-type="float">
            <text:p>874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387399" calcext:value-type="float">
            <text:p>1,387,399</text:p>
          </table:table-cell>
          <table:table-cell office:value-type="float" office:value="106" calcext:value-type="float">
            <text:p>10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99157" calcext:value-type="float">
            <text:p>199,157</text:p>
          </table:table-cell>
          <table:table-cell office:value-type="float" office:value="266" calcext:value-type="float">
            <text:p>266</text:p>
          </table:table-cell>
          <table:table-cell table:number-columns-repeated="2"/>
          <table:table-cell office:value-type="float" office:value="704896" calcext:value-type="float">
            <text:p>704,896</text:p>
          </table:table-cell>
          <table:table-cell office:value-type="float" office:value="5210569" calcext:value-type="float">
            <text:p>5,210,569</text:p>
          </table:table-cell>
          <table:table-cell office:value-type="float" office:value="250000" calcext:value-type="float">
            <text:p>250,000</text:p>
          </table:table-cell>
          <table:table-cell office:value-type="float" office:value="969729" calcext:value-type="float">
            <text:p>969,729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6079137" calcext:value-type="float">
            <text:p>6,079,137</text:p>
          </table:table-cell>
          <table:table-cell office:value-type="float" office:value="76169" calcext:value-type="float">
            <text:p>76,16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10698" calcext:value-type="float">
            <text:p>210,6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75000" calcext:value-type="float">
            <text:p>275,000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96840" calcext:value-type="float">
            <text:p>96,840</text:p>
          </table:table-cell>
          <table:table-cell office:value-type="float" office:value="2598" calcext:value-type="float">
            <text:p>2,598</text:p>
          </table:table-cell>
          <table:table-cell table:number-columns-repeated="2"/>
          <table:table-cell office:value-type="float" office:value="4677574" calcext:value-type="float">
            <text:p>4,677,574</text:p>
          </table:table-cell>
          <table:table-cell office:value-type="float" office:value="9803" calcext:value-type="float">
            <text:p>9,803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934065" calcext:value-type="float">
            <text:p>934,065</text:p>
          </table:table-cell>
          <table:table-cell office:value-type="float" office:value="2188" calcext:value-type="float">
            <text:p>2,188</text:p>
          </table:table-cell>
          <table:table-cell/>
          <table:table-cell office:value-type="float" office:value="47304" calcext:value-type="float">
            <text:p>47,304</text:p>
          </table:table-cell>
          <table:table-cell office:value-type="float" office:value="65907" calcext:value-type="float">
            <text:p>65,907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1568" calcext:value-type="float">
            <text:p>1,56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145434" calcext:value-type="float">
            <text:p>5,145,434</text:p>
          </table:table-cell>
          <table:table-cell office:value-type="float" office:value="199" calcext:value-type="float">
            <text:p>19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0818" calcext:value-type="float">
            <text:p>80,818</text:p>
          </table:table-cell>
          <table:table-cell office:value-type="float" office:value="905" calcext:value-type="float">
            <text:p>905</text:p>
          </table:table-cell>
          <table:table-cell table:number-columns-repeated="2"/>
          <table:table-cell office:value-type="float" office:value="2101364" calcext:value-type="float">
            <text:p>2,101,364</text:p>
          </table:table-cell>
          <table:table-cell office:value-type="float" office:value="664461" calcext:value-type="float">
            <text:p>664,461</text:p>
          </table:table-cell>
          <table:table-cell office:value-type="float" office:value="1100000" calcext:value-type="float">
            <text:p>1,100,000</text:p>
          </table:table-cell>
          <table:table-cell office:value-type="float" office:value="207940" calcext:value-type="float">
            <text:p>207,940</text:p>
          </table:table-cell>
          <table:table-cell office:value-type="float" office:value="864" calcext:value-type="float">
            <text:p>864</text:p>
          </table:table-cell>
          <table:table-cell/>
          <table:table-cell office:value-type="float" office:value="3101279" calcext:value-type="float">
            <text:p>3,101,279</text:p>
          </table:table-cell>
          <table:table-cell office:value-type="float" office:value="23870" calcext:value-type="float">
            <text:p>23,87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26629" calcext:value-type="float">
            <text:p>426,62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00000" calcext:value-type="float">
            <text:p>300,000</text:p>
          </table:table-cell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3999" calcext:value-type="float">
            <text:p>213,999</text:p>
          </table:table-cell>
          <table:table-cell office:value-type="float" office:value="4607" calcext:value-type="float">
            <text:p>4,607</text:p>
          </table:table-cell>
          <table:table-cell table:number-columns-repeated="2"/>
          <table:table-cell office:value-type="float" office:value="4747979" calcext:value-type="float">
            <text:p>4,747,979</text:p>
          </table:table-cell>
          <table:table-cell office:value-type="float" office:value="59539" calcext:value-type="float">
            <text:p>59,539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235370" calcext:value-type="float">
            <text:p>235,370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3614261" calcext:value-type="float">
            <text:p>3,614,261</text:p>
          </table:table-cell>
          <table:table-cell office:value-type="float" office:value="14689" calcext:value-type="float">
            <text:p>14,689</text:p>
          </table:table-cell>
          <table:table-cell/>
          <table:table-cell office:value-type="float" office:value="14368" calcext:value-type="float">
            <text:p>14,368</text:p>
          </table:table-cell>
          <table:table-cell office:value-type="float" office:value="277464" calcext:value-type="float">
            <text:p>277,464</text:p>
          </table:table-cell>
          <table:table-cell office:value-type="float" office:value="171" calcext:value-type="float">
            <text:p>171</text:p>
          </table:table-cell>
          <table:table-cell table:number-columns-repeated="2"/>
          <table:table-cell office:value-type="float" office:value="3600000" calcext:value-type="float">
            <text:p>3,600,000</text:p>
          </table:table-cell>
          <table:table-cell office:value-type="float" office:value="41" calcext:value-type="float">
            <text:p>4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10692" calcext:value-type="float">
            <text:p>210,692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999356" calcext:value-type="float">
            <text:p>999,356</text:p>
          </table:table-cell>
          <table:table-cell office:value-type="float" office:value="7509039" calcext:value-type="float">
            <text:p>7,509,039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80632" calcext:value-type="float">
            <text:p>480,632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1362375" calcext:value-type="float">
            <text:p>1,362,375</text:p>
          </table:table-cell>
          <table:table-cell office:value-type="float" office:value="17355" calcext:value-type="float">
            <text:p>17,355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486" calcext:value-type="float">
            <text:p>486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75000" calcext:value-type="float">
            <text:p>175,000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2093" calcext:value-type="float">
            <text:p>222,093</text:p>
          </table:table-cell>
          <table:table-cell office:value-type="float" office:value="3627" calcext:value-type="float">
            <text:p>3,627</text:p>
          </table:table-cell>
          <table:table-cell table:number-columns-repeated="2"/>
          <table:table-cell office:value-type="float" office:value="875889" calcext:value-type="float">
            <text:p>875,889</text:p>
          </table:table-cell>
          <table:table-cell office:value-type="float" office:value="1599641" calcext:value-type="float">
            <text:p>1,599,641</text:p>
          </table:table-cell>
          <table:table-cell office:value-type="float" office:value="2500000" calcext:value-type="float">
            <text:p>2,500,000</text:p>
          </table:table-cell>
          <table:table-cell office:value-type="float" office:value="264013" calcext:value-type="float">
            <text:p>264,013</text:p>
          </table:table-cell>
          <table:table-cell office:value-type="float" office:value="2042" calcext:value-type="float">
            <text:p>2,042</text:p>
          </table:table-cell>
          <table:table-cell/>
          <table:table-cell office:value-type="float" office:value="139130" calcext:value-type="float">
            <text:p>139,130</text:p>
          </table:table-cell>
          <table:table-cell office:value-type="float" office:value="25785" calcext:value-type="float">
            <text:p>25,785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4669" calcext:value-type="float">
            <text:p>4,66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00000" calcext:value-type="float">
            <text:p>200,000</text:p>
          </table:table-cell>
          <table:table-cell office:value-type="float" office:value="88" calcext:value-type="float">
            <text:p>8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40698" calcext:value-type="float">
            <text:p>440,698</text:p>
          </table:table-cell>
          <table:table-cell office:value-type="float" office:value="613" calcext:value-type="float">
            <text:p>613</text:p>
          </table:table-cell>
          <table:table-cell table:number-columns-repeated="2"/>
          <table:table-cell office:value-type="float" office:value="2151" calcext:value-type="float">
            <text:p>2,151</text:p>
          </table:table-cell>
          <table:table-cell office:value-type="float" office:value="953136" calcext:value-type="float">
            <text:p>953,136</text:p>
          </table:table-cell>
          <table:table-cell office:value-type="float" office:value="450000" calcext:value-type="float">
            <text:p>450,000</text:p>
          </table:table-cell>
          <table:table-cell office:value-type="float" office:value="2046079" calcext:value-type="float">
            <text:p>2,046,079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3064208" calcext:value-type="float">
            <text:p>3,064,208</text:p>
          </table:table-cell>
          <table:table-cell office:value-type="float" office:value="46145" calcext:value-type="float">
            <text:p>46,14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94" calcext:value-type="float">
            <text:p>49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00000" calcext:value-type="float">
            <text:p>100,000</text:p>
          </table:table-cell>
          <table:table-cell office:value-type="float" office:value="39" calcext:value-type="float">
            <text:p>3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0189" calcext:value-type="float">
            <text:p>240,189</text:p>
          </table:table-cell>
          <table:table-cell office:value-type="float" office:value="111" calcext:value-type="float">
            <text:p>111</text:p>
          </table:table-cell>
          <table:table-cell table:number-columns-repeated="2"/>
          <table:table-cell office:value-type="float" office:value="103559793" calcext:value-type="float">
            <text:p>103,559,793</text:p>
          </table:table-cell>
          <table:table-cell office:value-type="float" office:value="8191755" calcext:value-type="float">
            <text:p>8,191,755</text:p>
          </table:table-cell>
          <table:table-cell office:value-type="float" office:value="700000" calcext:value-type="float">
            <text:p>700,000</text:p>
          </table:table-cell>
          <table:table-cell office:value-type="float" office:value="252055" calcext:value-type="float">
            <text:p>252,055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9110078" calcext:value-type="float">
            <text:p>49,110,078</text:p>
          </table:table-cell>
          <table:table-cell office:value-type="float" office:value="55921" calcext:value-type="float">
            <text:p>55,92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2234774" calcext:value-type="float">
            <text:p>2,234,774</text:p>
          </table:table-cell>
          <table:table-cell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75101" calcext:value-type="float">
            <text:p>275,101</text:p>
          </table:table-cell>
          <table:table-cell office:value-type="float" office:value="12754" calcext:value-type="float">
            <text:p>12,754</text:p>
          </table:table-cell>
          <table:table-cell table:number-columns-repeated="2"/>
          <table:table-cell office:value-type="float" office:value="1271582" calcext:value-type="float">
            <text:p>1,271,582</text:p>
          </table:table-cell>
          <table:table-cell office:value-type="float" office:value="1451869" calcext:value-type="float">
            <text:p>1,451,869</text:p>
          </table:table-cell>
          <table:table-cell office:value-type="float" office:value="788750" calcext:value-type="float">
            <text:p>788,750</text:p>
          </table:table-cell>
          <table:table-cell office:value-type="float" office:value="75838" calcext:value-type="float">
            <text:p>75,838</text:p>
          </table:table-cell>
          <table:table-cell office:value-type="float" office:value="3639" calcext:value-type="float">
            <text:p>3,639</text:p>
          </table:table-cell>
          <table:table-cell/>
          <table:table-cell office:value-type="float" office:value="417619" calcext:value-type="float">
            <text:p>417,619</text:p>
          </table:table-cell>
          <table:table-cell office:value-type="float" office:value="35818" calcext:value-type="float">
            <text:p>35,818</text:p>
          </table:table-cell>
          <table:table-cell/>
          <table:table-cell office:value-type="float" office:value="6759" calcext:value-type="float">
            <text:p>6,759</text:p>
          </table:table-cell>
          <table:table-cell office:value-type="float" office:value="356071" calcext:value-type="float">
            <text:p>356,071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office:value-type="float" office:value="304805" calcext:value-type="float">
            <text:p>304,805</text:p>
          </table:table-cell>
          <table:table-cell office:value-type="float" office:value="140" calcext:value-type="float">
            <text:p>14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14288" calcext:value-type="float">
            <text:p>314,288</text:p>
          </table:table-cell>
          <table:table-cell office:value-type="float" office:value="517" calcext:value-type="float">
            <text:p>517</text:p>
          </table:table-cell>
          <table:table-cell table:number-columns-repeated="2"/>
          <table:table-cell office:value-type="float" office:value="1321557" calcext:value-type="float">
            <text:p>1,321,557</text:p>
          </table:table-cell>
          <table:table-cell office:value-type="float" office:value="4452476" calcext:value-type="float">
            <text:p>4,452,476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956775" calcext:value-type="float">
            <text:p>956,77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06763" calcext:value-type="float">
            <text:p>2,606,763</text:p>
          </table:table-cell>
          <table:table-cell office:value-type="float" office:value="83585" calcext:value-type="float">
            <text:p>83,58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2122" calcext:value-type="float">
            <text:p>22,1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22158" calcext:value-type="float">
            <text:p>422,158</text:p>
          </table:table-cell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94941" calcext:value-type="float">
            <text:p>94,941</text:p>
          </table:table-cell>
          <table:table-cell office:value-type="float" office:value="400" calcext:value-type="float">
            <text:p>400</text:p>
          </table:table-cell>
          <table:table-cell table:number-columns-repeated="2"/>
          <table:table-cell office:value-type="float" office:value="1386690" calcext:value-type="float">
            <text:p>1,386,690</text:p>
          </table:table-cell>
          <table:table-cell office:value-type="float" office:value="2549361" calcext:value-type="float">
            <text:p>2,549,361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61602" calcext:value-type="float">
            <text:p>161,602</text:p>
          </table:table-cell>
          <table:table-cell office:value-type="float" office:value="337" calcext:value-type="float">
            <text:p>337</text:p>
          </table:table-cell>
          <table:table-cell/>
          <table:table-cell office:value-type="float" office:value="1691366" calcext:value-type="float">
            <text:p>1,691,366</text:p>
          </table:table-cell>
          <table:table-cell office:value-type="float" office:value="27861" calcext:value-type="float">
            <text:p>27,86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80833" calcext:value-type="float">
            <text:p>680,8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9223" calcext:value-type="float">
            <text:p>69,223</text:p>
          </table:table-cell>
          <table:table-cell office:value-type="float" office:value="22" calcext:value-type="float">
            <text:p>2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9502" calcext:value-type="float">
            <text:p>239,502</text:p>
          </table:table-cell>
          <table:table-cell office:value-type="float" office:value="2902" calcext:value-type="float">
            <text:p>2,902</text:p>
          </table:table-cell>
          <table:table-cell table:number-columns-repeated="2"/>
          <table:table-cell office:value-type="float" office:value="807956" calcext:value-type="float">
            <text:p>807,956</text:p>
          </table:table-cell>
          <table:table-cell office:value-type="float" office:value="19794175" calcext:value-type="float">
            <text:p>19,794,175</text:p>
          </table:table-cell>
          <table:table-cell office:value-type="float" office:value="900000" calcext:value-type="float">
            <text:p>900,000</text:p>
          </table:table-cell>
          <table:table-cell office:value-type="float" office:value="381285" calcext:value-type="float">
            <text:p>381,285</text:p>
          </table:table-cell>
          <table:table-cell office:value-type="float" office:value="1407" calcext:value-type="float">
            <text:p>1,407</text:p>
          </table:table-cell>
          <table:table-cell/>
          <table:table-cell office:value-type="float" office:value="207940" calcext:value-type="float">
            <text:p>207,940</text:p>
          </table:table-cell>
          <table:table-cell office:value-type="float" office:value="18834" calcext:value-type="float">
            <text:p>18,834</text:p>
          </table:table-cell>
          <table:table-cell/>
          <table:table-cell office:value-type="float" office:value="2195" calcext:value-type="float">
            <text:p>2,195</text:p>
          </table:table-cell>
          <table:table-cell office:value-type="float" office:value="362096" calcext:value-type="float">
            <text:p>362,096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200000" calcext:value-type="float">
            <text:p>200,000</text:p>
          </table:table-cell>
          <table:table-cell office:value-type="float" office:value="47" calcext:value-type="float">
            <text:p>47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111258" calcext:value-type="float">
            <text:p>1,111,258</text:p>
          </table:table-cell>
          <table:table-cell office:value-type="float" office:value="3136" calcext:value-type="float">
            <text:p>3,136</text:p>
          </table:table-cell>
          <table:table-cell table:number-columns-repeated="2"/>
          <table:table-cell office:value-type="float" office:value="900585" calcext:value-type="float">
            <text:p>900,585</text:p>
          </table:table-cell>
          <table:table-cell office:value-type="float" office:value="850010" calcext:value-type="float">
            <text:p>850,010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157569" calcext:value-type="float">
            <text:p>157,569</text:p>
          </table:table-cell>
          <table:table-cell office:value-type="float" office:value="2477" calcext:value-type="float">
            <text:p>2,477</text:p>
          </table:table-cell>
          <table:table-cell/>
          <table:table-cell office:value-type="float" office:value="318607" calcext:value-type="float">
            <text:p>318,607</text:p>
          </table:table-cell>
          <table:table-cell office:value-type="float" office:value="16514" calcext:value-type="float">
            <text:p>16,514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1231" calcext:value-type="float">
            <text:p>1,23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0000" calcext:value-type="float">
            <text:p>150,000</text:p>
          </table:table-cell>
          <table:table-cell office:value-type="float" office:value="24" calcext:value-type="float">
            <text:p>2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6615" calcext:value-type="float">
            <text:p>6,615</text:p>
          </table:table-cell>
          <table:table-cell office:value-type="float" office:value="1486" calcext:value-type="float">
            <text:p>1,486</text:p>
          </table:table-cell>
          <table:table-cell table:number-columns-repeated="2"/>
          <table:table-cell office:value-type="float" office:value="182466" calcext:value-type="float">
            <text:p>182,466</text:p>
          </table:table-cell>
          <table:table-cell office:value-type="float" office:value="117551" calcext:value-type="float">
            <text:p>117,551</text:p>
          </table:table-cell>
          <table:table-cell office:value-type="float" office:value="7000000" calcext:value-type="float">
            <text:p>7,000,000</text:p>
          </table:table-cell>
          <table:table-cell office:value-type="float" office:value="189041" calcext:value-type="float">
            <text:p>189,041</text:p>
          </table:table-cell>
          <table:table-cell office:value-type="float" office:value="761" calcext:value-type="float">
            <text:p>761</text:p>
          </table:table-cell>
          <table:table-cell/>
          <table:table-cell office:value-type="float" office:value="257817" calcext:value-type="float">
            <text:p>257,817</text:p>
          </table:table-cell>
          <table:table-cell office:value-type="float" office:value="29336" calcext:value-type="float">
            <text:p>29,33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425" calcext:value-type="float">
            <text:p>1,4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71023" calcext:value-type="float">
            <text:p>71,023</text:p>
          </table:table-cell>
          <table:table-cell office:value-type="float" office:value="13" calcext:value-type="float">
            <text:p>1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88589" calcext:value-type="float">
            <text:p>288,589</text:p>
          </table:table-cell>
          <table:table-cell office:value-type="float" office:value="1744" calcext:value-type="float">
            <text:p>1,744</text:p>
          </table:table-cell>
          <table:table-cell table:number-columns-repeated="2"/>
          <table:table-cell office:value-type="float" office:value="1297461" calcext:value-type="float">
            <text:p>1,297,461</text:p>
          </table:table-cell>
          <table:table-cell office:value-type="float" office:value="5266578" calcext:value-type="float">
            <text:p>5,266,578</text:p>
          </table:table-cell>
          <table:table-cell office:value-type="float" office:value="700000" calcext:value-type="float">
            <text:p>700,000</text:p>
          </table:table-cell>
          <table:table-cell office:value-type="float" office:value="365320" calcext:value-type="float">
            <text:p>365,320</text:p>
          </table:table-cell>
          <table:table-cell office:value-type="float" office:value="1469" calcext:value-type="float">
            <text:p>1,469</text:p>
          </table:table-cell>
          <table:table-cell/>
          <table:table-cell office:value-type="float" office:value="668132" calcext:value-type="float">
            <text:p>668,132</text:p>
          </table:table-cell>
          <table:table-cell office:value-type="float" office:value="1279" calcext:value-type="float">
            <text:p>1,2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85463" calcext:value-type="float">
            <text:p>1,085,4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5000" calcext:value-type="float">
            <text:p>75,000</text:p>
          </table:table-cell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04338" calcext:value-type="float">
            <text:p>404,338</text:p>
          </table:table-cell>
          <table:table-cell office:value-type="float" office:value="312" calcext:value-type="float">
            <text:p>312</text:p>
          </table:table-cell>
          <table:table-cell table:number-columns-repeated="2"/>
          <table:table-cell office:value-type="float" office:value="3131860" calcext:value-type="float">
            <text:p>3,131,860</text:p>
          </table:table-cell>
          <table:table-cell office:value-type="float" office:value="19250000" calcext:value-type="float">
            <text:p>19,250,000</text:p>
          </table:table-cell>
          <table:table-cell office:value-type="float" office:value="750000" calcext:value-type="float">
            <text:p>750,000</text:p>
          </table:table-cell>
          <table:table-cell office:value-type="float" office:value="1794412" calcext:value-type="float">
            <text:p>1,794,412</text:p>
          </table:table-cell>
          <table:table-cell office:value-type="float" office:value="196" calcext:value-type="float">
            <text:p>196</text:p>
          </table:table-cell>
          <table:table-cell/>
          <table:table-cell office:value-type="float" office:value="2332399" calcext:value-type="float">
            <text:p>2,332,399</text:p>
          </table:table-cell>
          <table:table-cell office:value-type="float" office:value="53122" calcext:value-type="float">
            <text:p>53,12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59996" calcext:value-type="float">
            <text:p>259,996</text:p>
          </table:table-cell>
          <table:table-cell office:value-type="float" office:value="894" calcext:value-type="float">
            <text:p>894</text:p>
          </table:table-cell>
          <table:table-cell table:number-columns-repeated="2"/>
          <table:table-cell office:value-type="float" office:value="2669589" calcext:value-type="float">
            <text:p>2,669,589</text:p>
          </table:table-cell>
          <table:table-cell office:value-type="float" office:value="1426469" calcext:value-type="float">
            <text:p>1,426,469</text:p>
          </table:table-cell>
          <table:table-cell office:value-type="float" office:value="325000" calcext:value-type="float">
            <text:p>325,000</text:p>
          </table:table-cell>
          <table:table-cell office:value-type="float" office:value="126027" calcext:value-type="float">
            <text:p>126,027</text:p>
          </table:table-cell>
          <table:table-cell office:value-type="float" office:value="720" calcext:value-type="float">
            <text:p>720</text:p>
          </table:table-cell>
          <table:table-cell/>
          <table:table-cell office:value-type="float" office:value="1945360" calcext:value-type="float">
            <text:p>1,945,360</text:p>
          </table:table-cell>
          <table:table-cell office:value-type="float" office:value="41953" calcext:value-type="float">
            <text:p>41,953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401" calcext:value-type="float">
            <text:p>2,40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17543" calcext:value-type="float">
            <text:p>317,543</text:p>
          </table:table-cell>
          <table:table-cell office:value-type="float" office:value="523" calcext:value-type="float">
            <text:p>523</text:p>
          </table:table-cell>
          <table:table-cell table:number-columns-repeated="2"/>
          <table:table-cell office:value-type="float" office:value="2424083" calcext:value-type="float">
            <text:p>2,424,083</text:p>
          </table:table-cell>
          <table:table-cell office:value-type="float" office:value="2022048" calcext:value-type="float">
            <text:p>2,022,048</text:p>
          </table:table-cell>
          <table:table-cell office:value-type="float" office:value="750000" calcext:value-type="float">
            <text:p>750,000</text:p>
          </table:table-cell>
          <table:table-cell office:value-type="float" office:value="126027" calcext:value-type="float">
            <text:p>126,027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7256648" calcext:value-type="float">
            <text:p>7,256,648</text:p>
          </table:table-cell>
          <table:table-cell office:value-type="float" office:value="81353" calcext:value-type="float">
            <text:p>81,35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51587" calcext:value-type="float">
            <text:p>51,58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01955" calcext:value-type="float">
            <text:p>201,955</text:p>
          </table:table-cell>
          <table:table-cell office:value-type="float" office:value="1088" calcext:value-type="float">
            <text:p>1,088</text:p>
          </table:table-cell>
          <table:table-cell table:number-columns-repeated="2"/>
          <table:table-cell office:value-type="float" office:value="1414857" calcext:value-type="float">
            <text:p>1,414,857</text:p>
          </table:table-cell>
          <table:table-cell office:value-type="float" office:value="1324578" calcext:value-type="float">
            <text:p>1,324,578</text:p>
          </table:table-cell>
          <table:table-cell office:value-type="float" office:value="300000" calcext:value-type="float">
            <text:p>300,000</text:p>
          </table:table-cell>
          <table:table-cell office:value-type="float" office:value="378082" calcext:value-type="float">
            <text:p>378,08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252055" calcext:value-type="float">
            <text:p>252,055</text:p>
          </table:table-cell>
          <table:table-cell office:value-type="float" office:value="13868" calcext:value-type="float">
            <text:p>13,868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8146" calcext:value-type="float">
            <text:p>248,146</text:p>
          </table:table-cell>
          <table:table-cell office:value-type="float" office:value="2192" calcext:value-type="float">
            <text:p>2,192</text:p>
          </table:table-cell>
          <table:table-cell table:number-columns-repeated="2"/>
          <table:table-cell office:value-type="float" office:value="111529" calcext:value-type="float">
            <text:p>111,529</text:p>
          </table:table-cell>
          <table:table-cell office:value-type="float" office:value="1668260" calcext:value-type="float">
            <text:p>1,668,260</text:p>
          </table:table-cell>
          <table:table-cell office:value-type="float" office:value="200000" calcext:value-type="float">
            <text:p>200,000</text:p>
          </table:table-cell>
          <table:table-cell office:value-type="float" office:value="2041016" calcext:value-type="float">
            <text:p>2,041,016</text:p>
          </table:table-cell>
          <table:table-cell office:value-type="float" office:value="395" calcext:value-type="float">
            <text:p>395</text:p>
          </table:table-cell>
          <table:table-cell/>
          <table:table-cell office:value-type="float" office:value="85641" calcext:value-type="float">
            <text:p>85,641</text:p>
          </table:table-cell>
          <table:table-cell office:value-type="float" office:value="116337" calcext:value-type="float">
            <text:p>116,33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02052" calcext:value-type="float">
            <text:p>202,052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63413" calcext:value-type="float">
            <text:p>263,413</text:p>
          </table:table-cell>
          <table:table-cell office:value-type="float" office:value="209" calcext:value-type="float">
            <text:p>209</text:p>
          </table:table-cell>
          <table:table-cell table:number-columns-repeated="2"/>
          <table:table-cell office:value-type="float" office:value="860136" calcext:value-type="float">
            <text:p>860,136</text:p>
          </table:table-cell>
          <table:table-cell office:value-type="float" office:value="1297049" calcext:value-type="float">
            <text:p>1,297,049</text:p>
          </table:table-cell>
          <table:table-cell office:value-type="float" office:value="5249999" calcext:value-type="float">
            <text:p>5,249,999</text:p>
          </table:table-cell>
          <table:table-cell office:value-type="float" office:value="511734" calcext:value-type="float">
            <text:p>511,73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1794412" calcext:value-type="float">
            <text:p>1,794,412</text:p>
          </table:table-cell>
          <table:table-cell office:value-type="float" office:value="1413" calcext:value-type="float">
            <text:p>1,413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74689" calcext:value-type="float">
            <text:p>374,689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61809" calcext:value-type="float">
            <text:p>261,809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float" office:value="5501630" calcext:value-type="float">
            <text:p>5,501,630</text:p>
          </table:table-cell>
          <table:table-cell office:value-type="float" office:value="5127155" calcext:value-type="float">
            <text:p>5,127,155</text:p>
          </table:table-cell>
          <table:table-cell office:value-type="float" office:value="4175000" calcext:value-type="float">
            <text:p>4,175,000</text:p>
          </table:table-cell>
          <table:table-cell office:value-type="float" office:value="6843672" calcext:value-type="float">
            <text:p>6,843,672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621236" calcext:value-type="float">
            <text:p>1,621,236</text:p>
          </table:table-cell>
          <table:table-cell office:value-type="float" office:value="49288" calcext:value-type="float">
            <text:p>49,28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7864" calcext:value-type="float">
            <text:p>137,86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76399" calcext:value-type="float">
            <text:p>76,399</text:p>
          </table:table-cell>
          <table:table-cell office:value-type="float" office:value="2572" calcext:value-type="float">
            <text:p>2,572</text:p>
          </table:table-cell>
          <table:table-cell table:number-columns-repeated="2"/>
          <table:table-cell office:value-type="float" office:value="2093263" calcext:value-type="float">
            <text:p>2,093,263</text:p>
          </table:table-cell>
          <table:table-cell office:value-type="float" office:value="1729541" calcext:value-type="float">
            <text:p>1,729,541</text:p>
          </table:table-cell>
          <table:table-cell office:value-type="float" office:value="600000" calcext:value-type="float">
            <text:p>600,000</text:p>
          </table:table-cell>
          <table:table-cell office:value-type="float" office:value="405999" calcext:value-type="float">
            <text:p>405,999</text:p>
          </table:table-cell>
          <table:table-cell office:value-type="float" office:value="1902" calcext:value-type="float">
            <text:p>1,902</text:p>
          </table:table-cell>
          <table:table-cell/>
          <table:table-cell office:value-type="float" office:value="221141" calcext:value-type="float">
            <text:p>221,141</text:p>
          </table:table-cell>
          <table:table-cell office:value-type="float" office:value="3486" calcext:value-type="float">
            <text:p>3,486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15" calcext:value-type="float">
            <text:p>1,215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305" calcext:value-type="float">
            <text:p>30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62788" calcext:value-type="float">
            <text:p>262,788</text:p>
          </table:table-cell>
          <table:table-cell office:value-type="float" office:value="2181" calcext:value-type="float">
            <text:p>2,181</text:p>
          </table:table-cell>
          <table:table-cell table:number-columns-repeated="2"/>
          <table:table-cell office:value-type="float" office:value="911453" calcext:value-type="float">
            <text:p>911,453</text:p>
          </table:table-cell>
          <table:table-cell office:value-type="float" office:value="281073" calcext:value-type="float">
            <text:p>281,073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208809" calcext:value-type="float">
            <text:p>208,809</text:p>
          </table:table-cell>
          <table:table-cell office:value-type="float" office:value="1401" calcext:value-type="float">
            <text:p>1,401</text:p>
          </table:table-cell>
          <table:table-cell/>
          <table:table-cell office:value-type="float" office:value="7890324" calcext:value-type="float">
            <text:p>7,890,324</text:p>
          </table:table-cell>
          <table:table-cell office:value-type="float" office:value="8409" calcext:value-type="float">
            <text:p>8,409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330" calcext:value-type="float">
            <text:p>33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48017" calcext:value-type="float">
            <text:p>248,017</text:p>
          </table:table-cell>
          <table:table-cell office:value-type="float" office:value="3275" calcext:value-type="float">
            <text:p>3,275</text:p>
          </table:table-cell>
          <table:table-cell table:number-columns-repeated="2"/>
          <table:table-cell office:value-type="float" office:value="181755" calcext:value-type="float">
            <text:p>181,755</text:p>
          </table:table-cell>
          <table:table-cell office:value-type="float" office:value="1624396" calcext:value-type="float">
            <text:p>1,624,396</text:p>
          </table:table-cell>
          <table:table-cell office:value-type="float" office:value="509870" calcext:value-type="float">
            <text:p>509,870</text:p>
          </table:table-cell>
          <table:table-cell office:value-type="float" office:value="463261" calcext:value-type="float">
            <text:p>463,261</text:p>
          </table:table-cell>
          <table:table-cell office:value-type="float" office:value="2979" calcext:value-type="float">
            <text:p>2,979</text:p>
          </table:table-cell>
          <table:table-cell/>
          <table:table-cell office:value-type="float" office:value="1599641" calcext:value-type="float">
            <text:p>1,599,641</text:p>
          </table:table-cell>
          <table:table-cell office:value-type="float" office:value="35812" calcext:value-type="float">
            <text:p>35,81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0814" calcext:value-type="float">
            <text:p>60,81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242" calcext:value-type="float">
            <text:p>24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9284" calcext:value-type="float">
            <text:p>229,284</text:p>
          </table:table-cell>
          <table:table-cell office:value-type="float" office:value="2649" calcext:value-type="float">
            <text:p>2,649</text:p>
          </table:table-cell>
          <table:table-cell table:number-columns-repeated="2"/>
          <table:table-cell office:value-type="float" office:value="1639297" calcext:value-type="float">
            <text:p>1,639,297</text:p>
          </table:table-cell>
          <table:table-cell office:value-type="float" office:value="257817" calcext:value-type="float">
            <text:p>257,817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4131594" calcext:value-type="float">
            <text:p>4,131,594</text:p>
          </table:table-cell>
          <table:table-cell office:value-type="float" office:value="571" calcext:value-type="float">
            <text:p>571</text:p>
          </table:table-cell>
          <table:table-cell/>
          <table:table-cell office:value-type="float" office:value="1110705" calcext:value-type="float">
            <text:p>1,110,705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float" office:value="1061" calcext:value-type="float">
            <text:p>1,061</text:p>
          </table:table-cell>
          <table:table-cell office:value-type="float" office:value="774" calcext:value-type="float">
            <text:p>774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1946" calcext:value-type="float">
            <text:p>231,946</text:p>
          </table:table-cell>
          <table:table-cell office:value-type="float" office:value="1755" calcext:value-type="float">
            <text:p>1,755</text:p>
          </table:table-cell>
          <table:table-cell table:number-columns-repeated="2"/>
          <table:table-cell office:value-type="float" office:value="1086821" calcext:value-type="float">
            <text:p>1,086,821</text:p>
          </table:table-cell>
          <table:table-cell office:value-type="float" office:value="754966" calcext:value-type="float">
            <text:p>754,966</text:p>
          </table:table-cell>
          <table:table-cell office:value-type="float" office:value="700000" calcext:value-type="float">
            <text:p>700,000</text:p>
          </table:table-cell>
          <table:table-cell office:value-type="float" office:value="560170" calcext:value-type="float">
            <text:p>560,170</text:p>
          </table:table-cell>
          <table:table-cell office:value-type="float" office:value="1604" calcext:value-type="float">
            <text:p>1,604</text:p>
          </table:table-cell>
          <table:table-cell/>
          <table:table-cell office:value-type="float" office:value="8317782" calcext:value-type="float">
            <text:p>8,317,782</text:p>
          </table:table-cell>
          <table:table-cell office:value-type="float" office:value="55097" calcext:value-type="float">
            <text:p>55,097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7950" calcext:value-type="float">
            <text:p>147,9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21003" calcext:value-type="float">
            <text:p>221,003</text:p>
          </table:table-cell>
          <table:table-cell office:value-type="float" office:value="2374" calcext:value-type="float">
            <text:p>2,374</text:p>
          </table:table-cell>
          <table:table-cell table:number-columns-repeated="2"/>
          <table:table-cell office:value-type="float" office:value="1101393" calcext:value-type="float">
            <text:p>1,101,393</text:p>
          </table:table-cell>
          <table:table-cell office:value-type="float" office:value="4160672" calcext:value-type="float">
            <text:p>4,160,672</text:p>
          </table:table-cell>
          <table:table-cell office:value-type="float" office:value="600000" calcext:value-type="float">
            <text:p>600,000</text:p>
          </table:table-cell>
          <table:table-cell office:value-type="float" office:value="388167" calcext:value-type="float">
            <text:p>388,167</text:p>
          </table:table-cell>
          <table:table-cell office:value-type="float" office:value="2271" calcext:value-type="float">
            <text:p>2,271</text:p>
          </table:table-cell>
          <table:table-cell/>
          <table:table-cell office:value-type="float" office:value="1640910" calcext:value-type="float">
            <text:p>1,640,910</text:p>
          </table:table-cell>
          <table:table-cell office:value-type="float" office:value="57580" calcext:value-type="float">
            <text:p>57,580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856" calcext:value-type="float">
            <text:p>2,856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58403" calcext:value-type="float">
            <text:p>158,403</text:p>
          </table:table-cell>
          <table:table-cell office:value-type="float" office:value="496" calcext:value-type="float">
            <text:p>496</text:p>
          </table:table-cell>
          <table:table-cell table:number-columns-repeated="2"/>
          <table:table-cell office:value-type="float" office:value="249787" calcext:value-type="float">
            <text:p>249,787</text:p>
          </table:table-cell>
          <table:table-cell office:value-type="float" office:value="757301" calcext:value-type="float">
            <text:p>757,301</text:p>
          </table:table-cell>
          <table:table-cell office:value-type="float" office:value="800000" calcext:value-type="float">
            <text:p>800,000</text:p>
          </table:table-cell>
          <table:table-cell office:value-type="float" office:value="13847074" calcext:value-type="float">
            <text:p>13,847,074</text:p>
          </table:table-cell>
          <table:table-cell office:value-type="float" office:value="437" calcext:value-type="float">
            <text:p>437</text:p>
          </table:table-cell>
          <table:table-cell/>
          <table:table-cell office:value-type="float" office:value="4817796" calcext:value-type="float">
            <text:p>4,817,796</text:p>
          </table:table-cell>
          <table:table-cell office:value-type="float" office:value="48405" calcext:value-type="float">
            <text:p>48,40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73" calcext:value-type="float">
            <text:p>47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50100" calcext:value-type="float">
            <text:p>250,100</text:p>
          </table:table-cell>
          <table:table-cell office:value-type="float" office:value="460" calcext:value-type="float">
            <text:p>460</text:p>
          </table:table-cell>
          <table:table-cell table:number-columns-repeated="2"/>
          <table:table-cell office:value-type="float" office:value="1112087" calcext:value-type="float">
            <text:p>1,112,087</text:p>
          </table:table-cell>
          <table:table-cell office:value-type="float" office:value="2604490" calcext:value-type="float">
            <text:p>2,604,490</text:p>
          </table:table-cell>
          <table:table-cell office:value-type="float" office:value="900000" calcext:value-type="float">
            <text:p>900,000</text:p>
          </table:table-cell>
          <table:table-cell office:value-type="float" office:value="950730" calcext:value-type="float">
            <text:p>950,730</text:p>
          </table:table-cell>
          <table:table-cell office:value-type="float" office:value="379" calcext:value-type="float">
            <text:p>379</text:p>
          </table:table-cell>
          <table:table-cell/>
          <table:table-cell office:value-type="float" office:value="343434" calcext:value-type="float">
            <text:p>343,434</text:p>
          </table:table-cell>
          <table:table-cell office:value-type="float" office:value="28164" calcext:value-type="float">
            <text:p>28,164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482" calcext:value-type="float">
            <text:p>7,482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492375" calcext:value-type="float">
            <text:p>492,375</text:p>
          </table:table-cell>
          <table:table-cell office:value-type="float" office:value="1522" calcext:value-type="float">
            <text:p>1,522</text:p>
          </table:table-cell>
          <table:table-cell table:number-columns-repeated="2"/>
          <table:table-cell office:value-type="float" office:value="8682716" calcext:value-type="float">
            <text:p>8,682,716</text:p>
          </table:table-cell>
          <table:table-cell office:value-type="float" office:value="825464" calcext:value-type="float">
            <text:p>825,464</text:p>
          </table:table-cell>
          <table:table-cell office:value-type="float" office:value="300000" calcext:value-type="float">
            <text:p>300,000</text:p>
          </table:table-cell>
          <table:table-cell office:value-type="float" office:value="126027" calcext:value-type="float">
            <text:p>126,027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26027" calcext:value-type="float">
            <text:p>126,027</text:p>
          </table:table-cell>
          <table:table-cell office:value-type="float" office:value="53947" calcext:value-type="float">
            <text:p>53,947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7427621" calcext:value-type="float">
            <text:p>7,427,62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1060932" calcext:value-type="float">
            <text:p>1,060,932</text:p>
          </table:table-cell>
          <table:table-cell office:value-type="float" office:value="3523" calcext:value-type="float">
            <text:p>3,523</text:p>
          </table:table-cell>
          <table:table-cell table:number-columns-repeated="2"/>
          <table:table-cell office:value-type="float" office:value="1279" calcext:value-type="float">
            <text:p>1,279</text:p>
          </table:table-cell>
          <table:table-cell office:value-type="float" office:value="192758" calcext:value-type="float">
            <text:p>192,758</text:p>
          </table:table-cell>
          <table:table-cell/>
          <table:table-cell office:value-type="float" office:value="213063" calcext:value-type="float">
            <text:p>213,063</text:p>
          </table:table-cell>
          <table:table-cell office:value-type="float" office:value="2333" calcext:value-type="float">
            <text:p>2,333</text:p>
          </table:table-cell>
          <table:table-cell/>
          <table:table-cell office:value-type="float" office:value="22542539" calcext:value-type="float">
            <text:p>22,542,539</text:p>
          </table:table-cell>
          <table:table-cell office:value-type="float" office:value="77978" calcext:value-type="float">
            <text:p>77,978</text:p>
          </table:table-cell>
          <table:table-cell/>
          <table:table-cell office:value-type="float" office:value="1053" calcext:value-type="float">
            <text:p>1,053</text:p>
          </table:table-cell>
          <table:table-cell office:value-type="float" office:value="1829457" calcext:value-type="float">
            <text:p>1,829,457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56" calcext:value-type="float">
            <text:p>156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61879" calcext:value-type="float">
            <text:p>261,879</text:p>
          </table:table-cell>
          <table:table-cell office:value-type="float" office:value="1892" calcext:value-type="float">
            <text:p>1,892</text:p>
          </table:table-cell>
          <table:table-cell table:number-columns-repeated="2"/>
          <table:table-cell office:value-type="float" office:value="1146658" calcext:value-type="float">
            <text:p>1,146,658</text:p>
          </table:table-cell>
          <table:table-cell office:value-type="float" office:value="400478" calcext:value-type="float">
            <text:p>400,478</text:p>
          </table:table-cell>
          <table:table-cell/>
          <table:table-cell office:value-type="float" office:value="869220" calcext:value-type="float">
            <text:p>869,220</text:p>
          </table:table-cell>
          <table:table-cell office:value-type="float" office:value="1585" calcext:value-type="float">
            <text:p>1,585</text:p>
          </table:table-cell>
          <table:table-cell/>
          <table:table-cell office:value-type="float" office:value="976037" calcext:value-type="float">
            <text:p>976,037</text:p>
          </table:table-cell>
          <table:table-cell office:value-type="float" office:value="3475" calcext:value-type="float">
            <text:p>3,47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239671" calcext:value-type="float">
            <text:p>239,671</text:p>
          </table:table-cell>
          <table:table-cell office:value-type="float" office:value="533" calcext:value-type="float">
            <text:p>533</text:p>
          </table:table-cell>
          <table:table-cell table:number-columns-repeated="2"/>
          <table:table-cell office:value-type="float" office:value="362096" calcext:value-type="float">
            <text:p>362,096</text:p>
          </table:table-cell>
          <table:table-cell office:value-type="float" office:value="636246" calcext:value-type="float">
            <text:p>636,246</text:p>
          </table:table-cell>
          <table:table-cell/>
          <table:table-cell office:value-type="float" office:value="441096" calcext:value-type="float">
            <text:p>441,096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495633" calcext:value-type="float">
            <text:p>495,633</text:p>
          </table:table-cell>
          <table:table-cell office:value-type="float" office:value="51124" calcext:value-type="float">
            <text:p>51,124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401481" calcext:value-type="float">
            <text:p>401,48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04588" calcext:value-type="float">
            <text:p>304,588</text:p>
          </table:table-cell>
          <table:table-cell office:value-type="float" office:value="865" calcext:value-type="float">
            <text:p>865</text:p>
          </table:table-cell>
          <table:table-cell table:number-columns-repeated="2"/>
          <table:table-cell office:value-type="float" office:value="774401" calcext:value-type="float">
            <text:p>774,401</text:p>
          </table:table-cell>
          <table:table-cell office:value-type="float" office:value="8308552" calcext:value-type="float">
            <text:p>8,308,552</text:p>
          </table:table-cell>
          <table:table-cell/>
          <table:table-cell office:value-type="float" office:value="363428" calcext:value-type="float">
            <text:p>363,428</text:p>
          </table:table-cell>
          <table:table-cell office:value-type="float" office:value="772" calcext:value-type="float">
            <text:p>772</text:p>
          </table:table-cell>
          <table:table-cell/>
          <table:table-cell office:value-type="float" office:value="7307594" calcext:value-type="float">
            <text:p>7,307,594</text:p>
          </table:table-cell>
          <table:table-cell office:value-type="float" office:value="86987" calcext:value-type="float">
            <text:p>86,987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0458" calcext:value-type="float">
            <text:p>150,458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88" calcext:value-type="float">
            <text:p>188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309946" calcext:value-type="float">
            <text:p>309,946</text:p>
          </table:table-cell>
          <table:table-cell office:value-type="float" office:value="873" calcext:value-type="float">
            <text:p>873</text:p>
          </table:table-cell>
          <table:table-cell table:number-columns-repeated="2"/>
          <table:table-cell office:value-type="float" office:value="1747522" calcext:value-type="float">
            <text:p>1,747,522</text:p>
          </table:table-cell>
          <table:table-cell office:value-type="float" office:value="30766064" calcext:value-type="float">
            <text:p>30,766,064</text:p>
          </table:table-cell>
          <table:table-cell/>
          <table:table-cell office:value-type="float" office:value="201483" calcext:value-type="float">
            <text:p>201,483</text:p>
          </table:table-cell>
          <table:table-cell office:value-type="float" office:value="874" calcext:value-type="float">
            <text:p>874</text:p>
          </table:table-cell>
          <table:table-cell/>
          <table:table-cell office:value-type="float" office:value="511734" calcext:value-type="float">
            <text:p>511,734</text:p>
          </table:table-cell>
          <table:table-cell office:value-type="float" office:value="32047" calcext:value-type="float">
            <text:p>32,047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53729" calcext:value-type="float">
            <text:p>1,553,72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table:number-columns-repeated="1003"/>
        </table:table-row>
        <table:table-row table:style-name="ro1">
          <table:table-cell/>
          <table:table-cell office:value-type="float" office:value="85274" calcext:value-type="float">
            <text:p>85,274</text:p>
          </table:table-cell>
          <table:table-cell table:number-columns-repeated="3"/>
          <table:table-cell office:value-type="float" office:value="1034395" calcext:value-type="float">
            <text:p>1,034,395</text:p>
          </table:table-cell>
          <table:table-cell office:value-type="float" office:value="1550019" calcext:value-type="float">
            <text:p>1,550,019</text:p>
          </table:table-cell>
          <table:table-cell/>
          <table:table-cell office:value-type="float" office:value="126027" calcext:value-type="float">
            <text:p>126,027</text:p>
          </table:table-cell>
          <table:table-cell table:number-columns-repeated="2"/>
          <table:table-cell office:value-type="float" office:value="26093672" calcext:value-type="float">
            <text:p>26,093,672</text:p>
          </table:table-cell>
          <table:table-cell office:value-type="float" office:value="129142" calcext:value-type="float">
            <text:p>129,142</text:p>
          </table:table-cell>
          <table:table-cell table:number-columns-repeated="2"/>
          <table:table-cell office:value-type="float" office:value="152055" calcext:value-type="float">
            <text:p>152,05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47338" calcext:value-type="float">
            <text:p>247,338</text:p>
          </table:table-cell>
          <table:table-cell table:number-columns-repeated="3"/>
          <table:table-cell office:value-type="float" office:value="1934359" calcext:value-type="float">
            <text:p>1,934,359</text:p>
          </table:table-cell>
          <table:table-cell office:value-type="float" office:value="8831913" calcext:value-type="float">
            <text:p>8,831,913</text:p>
          </table:table-cell>
          <table:table-cell/>
          <table:table-cell office:value-type="float" office:value="-2604490" calcext:value-type="float">
            <text:p>-2,604,490</text:p>
          </table:table-cell>
          <table:table-cell table:number-columns-repeated="2"/>
          <table:table-cell office:value-type="float" office:value="1832468" calcext:value-type="float">
            <text:p>1,832,468</text:p>
          </table:table-cell>
          <table:table-cell office:value-type="float" office:value="95924" calcext:value-type="float">
            <text:p>95,924</text:p>
          </table:table-cell>
          <table:table-cell table:number-columns-repeated="2"/>
          <table:table-cell office:value-type="float" office:value="2818454" calcext:value-type="float">
            <text:p>2,818,454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49487" calcext:value-type="float">
            <text:p>349,487</text:p>
          </table:table-cell>
          <table:table-cell table:number-columns-repeated="3"/>
          <table:table-cell office:value-type="float" office:value="4484442" calcext:value-type="float">
            <text:p>4,484,442</text:p>
          </table:table-cell>
          <table:table-cell office:value-type="float" office:value="10433518" calcext:value-type="float">
            <text:p>10,433,518</text:p>
          </table:table-cell>
          <table:table-cell/>
          <table:table-cell office:value-type="float" office:value="307301" calcext:value-type="float">
            <text:p>307,301</text:p>
          </table:table-cell>
          <table:table-cell table:number-columns-repeated="2"/>
          <table:table-cell office:value-type="float" office:value="368705" calcext:value-type="float">
            <text:p>368,705</text:p>
          </table:table-cell>
          <table:table-cell office:value-type="float" office:value="127017" calcext:value-type="float">
            <text:p>127,017</text:p>
          </table:table-cell>
          <table:table-cell table:number-columns-repeated="2"/>
          <table:table-cell office:value-type="float" office:value="400572" calcext:value-type="float">
            <text:p>400,572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30546" calcext:value-type="float">
            <text:p>330,546</text:p>
          </table:table-cell>
          <table:table-cell table:number-columns-repeated="3"/>
          <table:table-cell office:value-type="float" office:value="1576511" calcext:value-type="float">
            <text:p>1,576,511</text:p>
          </table:table-cell>
          <table:table-cell office:value-type="float" office:value="15364167" calcext:value-type="float">
            <text:p>15,364,167</text:p>
          </table:table-cell>
          <table:table-cell/>
          <table:table-cell office:value-type="float" office:value="189041" calcext:value-type="float">
            <text:p>189,041</text:p>
          </table:table-cell>
          <table:table-cell table:number-columns-repeated="2"/>
          <table:table-cell office:value-type="float" office:value="6153642" calcext:value-type="float">
            <text:p>6,153,642</text:p>
          </table:table-cell>
          <table:table-cell office:value-type="float" office:value="28093" calcext:value-type="float">
            <text:p>28,093</text:p>
          </table:table-cell>
          <table:table-cell table:number-columns-repeated="2"/>
          <table:table-cell office:value-type="float" office:value="307895" calcext:value-type="float">
            <text:p>307,895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15189" calcext:value-type="float">
            <text:p>415,189</text:p>
          </table:table-cell>
          <table:table-cell table:number-columns-repeated="3"/>
          <table:table-cell office:value-type="float" office:value="83750" calcext:value-type="float">
            <text:p>83,750</text:p>
          </table:table-cell>
          <table:table-cell office:value-type="float" office:value="664375" calcext:value-type="float">
            <text:p>664,375</text:p>
          </table:table-cell>
          <table:table-cell/>
          <table:table-cell office:value-type="float" office:value="196983" calcext:value-type="float">
            <text:p>196,983</text:p>
          </table:table-cell>
          <table:table-cell table:number-columns-repeated="2"/>
          <table:table-cell office:value-type="float" office:value="1884748" calcext:value-type="float">
            <text:p>1,884,748</text:p>
          </table:table-cell>
          <table:table-cell office:value-type="float" office:value="8211" calcext:value-type="float">
            <text:p>8,211</text:p>
          </table:table-cell>
          <table:table-cell table:number-columns-repeated="2"/>
          <table:table-cell office:value-type="float" office:value="891" calcext:value-type="float">
            <text:p>89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65214" calcext:value-type="float">
            <text:p>265,214</text:p>
          </table:table-cell>
          <table:table-cell table:number-columns-repeated="3"/>
          <table:table-cell office:value-type="float" office:value="84992" calcext:value-type="float">
            <text:p>84,992</text:p>
          </table:table-cell>
          <table:table-cell office:value-type="float" office:value="176378" calcext:value-type="float">
            <text:p>176,378</text:p>
          </table:table-cell>
          <table:table-cell/>
          <table:table-cell office:value-type="float" office:value="259907" calcext:value-type="float">
            <text:p>259,907</text:p>
          </table:table-cell>
          <table:table-cell table:number-columns-repeated="2"/>
          <table:table-cell office:value-type="float" office:value="2056427" calcext:value-type="float">
            <text:p>2,056,427</text:p>
          </table:table-cell>
          <table:table-cell office:value-type="float" office:value="30674" calcext:value-type="float">
            <text:p>30,674</text:p>
          </table:table-cell>
          <table:table-cell table:number-columns-repeated="2"/>
          <table:table-cell office:value-type="float" office:value="200308" calcext:value-type="float">
            <text:p>200,308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78601" calcext:value-type="float">
            <text:p>278,601</text:p>
          </table:table-cell>
          <table:table-cell table:number-columns-repeated="3"/>
          <table:table-cell office:value-type="float" office:value="49288" calcext:value-type="float">
            <text:p>49,288</text:p>
          </table:table-cell>
          <table:table-cell office:value-type="float" office:value="759557" calcext:value-type="float">
            <text:p>759,557</text:p>
          </table:table-cell>
          <table:table-cell/>
          <table:table-cell office:value-type="float" office:value="3576206" calcext:value-type="float">
            <text:p>3,576,206</text:p>
          </table:table-cell>
          <table:table-cell table:number-columns-repeated="2"/>
          <table:table-cell office:value-type="float" office:value="15144123" calcext:value-type="float">
            <text:p>15,144,123</text:p>
          </table:table-cell>
          <table:table-cell office:value-type="float" office:value="96268" calcext:value-type="float">
            <text:p>96,268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74975" calcext:value-type="float">
            <text:p>274,975</text:p>
          </table:table-cell>
          <table:table-cell table:number-columns-repeated="3"/>
          <table:table-cell office:value-type="float" office:value="1318763" calcext:value-type="float">
            <text:p>1,318,763</text:p>
          </table:table-cell>
          <table:table-cell office:value-type="float" office:value="671737" calcext:value-type="float">
            <text:p>671,737</text:p>
          </table:table-cell>
          <table:table-cell/>
          <table:table-cell office:value-type="float" office:value="315068" calcext:value-type="float">
            <text:p>315,068</text:p>
          </table:table-cell>
          <table:table-cell table:number-columns-repeated="2"/>
          <table:table-cell office:value-type="float" office:value="6077885" calcext:value-type="float">
            <text:p>6,077,885</text:p>
          </table:table-cell>
          <table:table-cell office:value-type="float" office:value="125978" calcext:value-type="float">
            <text:p>125,978</text:p>
          </table:table-cell>
          <table:table-cell table:number-columns-repeated="1011"/>
        </table:table-row>
        <table:table-row table:style-name="ro1">
          <table:table-cell table:number-columns-repeated="5"/>
          <table:table-cell office:value-type="float" office:value="477557" calcext:value-type="float">
            <text:p>477,557</text:p>
          </table:table-cell>
          <table:table-cell office:value-type="float" office:value="2165172" calcext:value-type="float">
            <text:p>2,165,172</text:p>
          </table:table-cell>
          <table:table-cell/>
          <table:table-cell office:value-type="float" office:value="1787380" calcext:value-type="float">
            <text:p>1,787,380</text:p>
          </table:table-cell>
          <table:table-cell table:number-columns-repeated="2"/>
          <table:table-cell office:value-type="float" office:value="1729541" calcext:value-type="float">
            <text:p>1,729,54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394475" calcext:value-type="float">
            <text:p>394,475</text:p>
          </table:table-cell>
          <table:table-cell office:value-type="float" office:value="591250" calcext:value-type="float">
            <text:p>591,250</text:p>
          </table:table-cell>
          <table:table-cell/>
          <table:table-cell office:value-type="float" office:value="4188667" calcext:value-type="float">
            <text:p>4,188,667</text:p>
          </table:table-cell>
          <table:table-cell table:number-columns-repeated="2"/>
          <table:table-cell office:value-type="float" office:value="494136" calcext:value-type="float">
            <text:p>494,13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368151" calcext:value-type="float">
            <text:p>2,368,151</text:p>
          </table:table-cell>
          <table:table-cell office:value-type="float" office:value="2070306" calcext:value-type="float">
            <text:p>2,070,306</text:p>
          </table:table-cell>
          <table:table-cell/>
          <table:table-cell office:value-type="float" office:value="8453763" calcext:value-type="float">
            <text:p>8,453,763</text:p>
          </table:table-cell>
          <table:table-cell table:number-columns-repeated="2"/>
          <table:table-cell office:value-type="float" office:value="431750" calcext:value-type="float">
            <text:p>431,75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5456290" calcext:value-type="float">
            <text:p>15,456,290</text:p>
          </table:table-cell>
          <table:table-cell office:value-type="float" office:value="2542813" calcext:value-type="float">
            <text:p>2,542,813</text:p>
          </table:table-cell>
          <table:table-cell/>
          <table:table-cell office:value-type="float" office:value="346663" calcext:value-type="float">
            <text:p>346,663</text:p>
          </table:table-cell>
          <table:table-cell table:number-columns-repeated="2"/>
          <table:table-cell office:value-type="float" office:value="947861" calcext:value-type="float">
            <text:p>947,86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054637" calcext:value-type="float">
            <text:p>1,054,637</text:p>
          </table:table-cell>
          <table:table-cell office:value-type="float" office:value="3181250" calcext:value-type="float">
            <text:p>3,181,250</text:p>
          </table:table-cell>
          <table:table-cell/>
          <table:table-cell office:value-type="float" office:value="145796" calcext:value-type="float">
            <text:p>145,796</text:p>
          </table:table-cell>
          <table:table-cell table:number-columns-repeated="2"/>
          <table:table-cell office:value-type="float" office:value="1118394" calcext:value-type="float">
            <text:p>1,118,39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5097" calcext:value-type="float">
            <text:p>55,097</text:p>
          </table:table-cell>
          <table:table-cell office:value-type="float" office:value="765920" calcext:value-type="float">
            <text:p>765,920</text:p>
          </table:table-cell>
          <table:table-cell/>
          <table:table-cell office:value-type="float" office:value="94556" calcext:value-type="float">
            <text:p>94,556</text:p>
          </table:table-cell>
          <table:table-cell table:number-columns-repeated="2"/>
          <table:table-cell office:value-type="float" office:value="4221891" calcext:value-type="float">
            <text:p>4,221,89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12194" calcext:value-type="float">
            <text:p>812,194</text:p>
          </table:table-cell>
          <table:table-cell office:value-type="float" office:value="384728" calcext:value-type="float">
            <text:p>384,728</text:p>
          </table:table-cell>
          <table:table-cell/>
          <table:table-cell office:value-type="float" office:value="1392142" calcext:value-type="float">
            <text:p>1,392,142</text:p>
          </table:table-cell>
          <table:table-cell table:number-columns-repeated="2"/>
          <table:table-cell office:value-type="float" office:value="28798" calcext:value-type="float">
            <text:p>28,79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566469" calcext:value-type="float">
            <text:p>1,566,469</text:p>
          </table:table-cell>
          <table:table-cell table:number-columns-repeated="2"/>
          <table:table-cell office:value-type="float" office:value="1248318" calcext:value-type="float">
            <text:p>1,248,318</text:p>
          </table:table-cell>
          <table:table-cell table:number-columns-repeated="2"/>
          <table:table-cell office:value-type="float" office:value="1014505" calcext:value-type="float">
            <text:p>1,014,50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319941" calcext:value-type="float">
            <text:p>319,941</text:p>
          </table:table-cell>
          <table:table-cell table:number-columns-repeated="2"/>
          <table:table-cell office:value-type="float" office:value="3654808" calcext:value-type="float">
            <text:p>3,654,808</text:p>
          </table:table-cell>
          <table:table-cell table:number-columns-repeated="2"/>
          <table:table-cell office:value-type="float" office:value="192758" calcext:value-type="float">
            <text:p>192,75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360300" calcext:value-type="float">
            <text:p>360,300</text:p>
          </table:table-cell>
          <table:table-cell table:number-columns-repeated="2"/>
          <table:table-cell office:value-type="float" office:value="576792" calcext:value-type="float">
            <text:p>576,792</text:p>
          </table:table-cell>
          <table:table-cell table:number-columns-repeated="2"/>
          <table:table-cell office:value-type="float" office:value="597461" calcext:value-type="float">
            <text:p>597,46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91093" calcext:value-type="float">
            <text:p>91,093</text:p>
          </table:table-cell>
          <table:table-cell table:number-columns-repeated="2"/>
          <table:table-cell office:value-type="float" office:value="901657" calcext:value-type="float">
            <text:p>901,657</text:p>
          </table:table-cell>
          <table:table-cell table:number-columns-repeated="2"/>
          <table:table-cell office:value-type="float" office:value="896153" calcext:value-type="float">
            <text:p>896,15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410464" calcext:value-type="float">
            <text:p>1,410,464</text:p>
          </table:table-cell>
          <table:table-cell table:number-columns-repeated="2"/>
          <table:table-cell office:value-type="float" office:value="2502063" calcext:value-type="float">
            <text:p>2,502,063</text:p>
          </table:table-cell>
          <table:table-cell table:number-columns-repeated="2"/>
          <table:table-cell office:value-type="float" office:value="11884758" calcext:value-type="float">
            <text:p>11,884,75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50981" calcext:value-type="float">
            <text:p>550,981</text:p>
          </table:table-cell>
          <table:table-cell table:number-columns-repeated="2"/>
          <table:table-cell office:value-type="float" office:value="563798" calcext:value-type="float">
            <text:p>563,798</text:p>
          </table:table-cell>
          <table:table-cell table:number-columns-repeated="2"/>
          <table:table-cell office:value-type="float" office:value="30766064" calcext:value-type="float">
            <text:p>30,766,06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7252530" calcext:value-type="float">
            <text:p>17,252,530</text:p>
          </table:table-cell>
          <table:table-cell table:number-columns-repeated="2"/>
          <table:table-cell office:value-type="float" office:value="315068" calcext:value-type="float">
            <text:p>315,068</text:p>
          </table:table-cell>
          <table:table-cell table:number-columns-repeated="2"/>
          <table:table-cell office:value-type="float" office:value="1865087" calcext:value-type="float">
            <text:p>1,865,08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3123383" calcext:value-type="float">
            <text:p>3,123,383</text:p>
          </table:table-cell>
          <table:table-cell table:number-columns-repeated="2"/>
          <table:table-cell office:value-type="float" office:value="393818" calcext:value-type="float">
            <text:p>393,818</text:p>
          </table:table-cell>
          <table:table-cell table:number-columns-repeated="2"/>
          <table:table-cell office:value-type="float" office:value="8831913" calcext:value-type="float">
            <text:p>8,831,91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27696" calcext:value-type="float">
            <text:p>827,696</text:p>
          </table:table-cell>
          <table:table-cell table:number-columns-repeated="5"/>
          <table:table-cell office:value-type="float" office:value="14622185" calcext:value-type="float">
            <text:p>14,622,18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50591" calcext:value-type="float">
            <text:p>50,591</text:p>
          </table:table-cell>
          <table:table-cell table:number-columns-repeated="5"/>
          <table:table-cell office:value-type="float" office:value="23817930" calcext:value-type="float">
            <text:p>23,817,93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208649" calcext:value-type="float">
            <text:p>1,208,649</text:p>
          </table:table-cell>
          <table:table-cell table:number-columns-repeated="5"/>
          <table:table-cell office:value-type="float" office:value="346663" calcext:value-type="float">
            <text:p>346,66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3676340" calcext:value-type="float">
            <text:p>3,676,340</text:p>
          </table:table-cell>
          <table:table-cell table:number-columns-repeated="5"/>
          <table:table-cell office:value-type="float" office:value="63014" calcext:value-type="float">
            <text:p>63,0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587421" calcext:value-type="float">
            <text:p>1,587,421</text:p>
          </table:table-cell>
          <table:table-cell table:number-columns-repeated="5"/>
          <table:table-cell office:value-type="float" office:value="758931" calcext:value-type="float">
            <text:p>758,931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3750" calcext:value-type="float">
            <text:p>3,750</text:p>
          </table:table-cell>
          <table:table-cell table:number-columns-repeated="5"/>
          <table:table-cell office:value-type="float" office:value="176378" calcext:value-type="float">
            <text:p>176,37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979596" calcext:value-type="float">
            <text:p>1,979,596</text:p>
          </table:table-cell>
          <table:table-cell table:number-columns-repeated="5"/>
          <table:table-cell office:value-type="float" office:value="759557" calcext:value-type="float">
            <text:p>759,55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399393" calcext:value-type="float">
            <text:p>399,393</text:p>
          </table:table-cell>
          <table:table-cell table:number-columns-repeated="5"/>
          <table:table-cell office:value-type="float" office:value="1920055" calcext:value-type="float">
            <text:p>1,920,055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407016" calcext:value-type="float">
            <text:p>8,407,016</text:p>
          </table:table-cell>
          <table:table-cell table:number-columns-repeated="5"/>
          <table:table-cell office:value-type="float" office:value="5819980" calcext:value-type="float">
            <text:p>5,819,98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2355702" calcext:value-type="float">
            <text:p>2,355,702</text:p>
          </table:table-cell>
          <table:table-cell table:number-columns-repeated="5"/>
          <table:table-cell office:value-type="float" office:value="1168042" calcext:value-type="float">
            <text:p>1,168,042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19292" calcext:value-type="float">
            <text:p>119,292</text:p>
          </table:table-cell>
          <table:table-cell table:number-columns-repeated="5"/>
          <table:table-cell office:value-type="float" office:value="2070306" calcext:value-type="float">
            <text:p>2,070,306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868758" calcext:value-type="float">
            <text:p>1,868,758</text:p>
          </table:table-cell>
          <table:table-cell table:number-columns-repeated="5"/>
          <table:table-cell office:value-type="float" office:value="3444470" calcext:value-type="float">
            <text:p>3,444,470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092663" calcext:value-type="float">
            <text:p>1,092,663</text:p>
          </table:table-cell>
          <table:table-cell table:number-columns-repeated="5"/>
          <table:table-cell office:value-type="float" office:value="2502063" calcext:value-type="float">
            <text:p>2,502,063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875760" calcext:value-type="float">
            <text:p>875,760</text:p>
          </table:table-cell>
          <table:table-cell table:number-columns-repeated="5"/>
          <table:table-cell office:value-type="float" office:value="3745048" calcext:value-type="float">
            <text:p>3,745,048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float" office:value="1272284" calcext:value-type="float">
            <text:p>1,272,284</text:p>
          </table:table-cell>
          <table:table-cell table:number-columns-repeated="5"/>
          <table:table-cell office:value-type="float" office:value="1080988" calcext:value-type="float">
            <text:p>1,080,988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float" office:value="778546" calcext:value-type="float">
            <text:p>778,546</text:p>
          </table:table-cell>
          <table:table-cell table:number-columns-repeated="1012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13:50:01.889175986</meta:creation-date>
    <dc:date>2016-08-04T15:04:28.453490713</dc:date>
    <meta:editing-duration>PT43S</meta:editing-duration>
    <meta:editing-cycles>1</meta:editing-cycles>
    <meta:document-statistic meta:table-count="3" meta:cell-count="2450" meta:object-count="0"/>
    <meta:generator>LibreOffice/5.1.4.2$Linux_X86_64 LibreOffice_project/10m0$Build-2</meta:generator>
  </office:meta>
</office:document-meta>
</file>